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736666666666667" calcext:value-type="float">
            <text:p>0.736666666666667</text:p>
          </table:table-cell>
          <table:table-cell office:value-type="float" office:value="0.0183333333333333" calcext:value-type="float">
            <text:p>0.018333333333333</text:p>
          </table:table-cell>
        </table:table-row>
        <table:table-row table:style-name="ro1">
          <table:table-cell office:value-type="float" office:value="0.781666666666667" calcext:value-type="float">
            <text:p>0.7816666666666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8175" calcext:value-type="float">
            <text:p>0.8175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2.49666666666667" calcext:value-type="float">
            <text:p>2.49666666666667</text:p>
          </table:table-cell>
        </table:table-row>
        <table:table-row table:style-name="ro1">
          <table:table-cell office:value-type="float" office:value="0.914166666666667" calcext:value-type="float">
            <text:p>0.914166666666667</text:p>
          </table:table-cell>
          <table:table-cell office:value-type="float" office:value="5.26333333333333" calcext:value-type="float">
            <text:p>5.26333333333333</text:p>
          </table:table-cell>
        </table:table-row>
        <table:table-row table:style-name="ro1">
          <table:table-cell office:value-type="float" office:value="0.970833333333333" calcext:value-type="float">
            <text:p>0.970833333333333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1.02583333333333" calcext:value-type="float">
            <text:p>1.02583333333333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1.08083333333333" calcext:value-type="float">
            <text:p>1.08083333333333</text:p>
          </table:table-cell>
          <table:table-cell office:value-type="float" office:value="18.4233333333333" calcext:value-type="float">
            <text:p>18.4233333333333</text:p>
          </table:table-cell>
        </table:table-row>
        <table:table-row table:style-name="ro1">
          <table:table-cell office:value-type="float" office:value="1.13583333333333" calcext:value-type="float">
            <text:p>1.13583333333333</text:p>
          </table:table-cell>
          <table:table-cell office:value-type="float" office:value="23.1066666666667" calcext:value-type="float">
            <text:p>23.1066666666667</text:p>
          </table:table-cell>
        </table:table-row>
        <table:table-row table:style-name="ro1">
          <table:table-cell office:value-type="float" office:value="1.19083333333333" calcext:value-type="float">
            <text:p>1.19083333333333</text:p>
          </table:table-cell>
          <table:table-cell office:value-type="float" office:value="27.3216666666667" calcext:value-type="float">
            <text:p>27.3216666666667</text:p>
          </table:table-cell>
        </table:table-row>
        <table:table-row table:style-name="ro1">
          <table:table-cell office:value-type="float" office:value="1.24583333333333" calcext:value-type="float">
            <text:p>1.24583333333333</text:p>
          </table:table-cell>
          <table:table-cell office:value-type="float" office:value="30.8741666666667" calcext:value-type="float">
            <text:p>30.8741666666667</text:p>
          </table:table-cell>
        </table:table-row>
        <table:table-row table:style-name="ro1">
          <table:table-cell office:value-type="float" office:value="1.30083333333333" calcext:value-type="float">
            <text:p>1.30083333333333</text:p>
          </table:table-cell>
          <table:table-cell office:value-type="float" office:value="33.7716666666667" calcext:value-type="float">
            <text:p>33.7716666666667</text:p>
          </table:table-cell>
        </table:table-row>
        <table:table-row table:style-name="ro1">
          <table:table-cell office:value-type="float" office:value="1.35583333333333" calcext:value-type="float">
            <text:p>1.35583333333333</text:p>
          </table:table-cell>
          <table:table-cell office:value-type="float" office:value="35.9641666666667" calcext:value-type="float">
            <text:p>35.9641666666667</text:p>
          </table:table-cell>
        </table:table-row>
        <table:table-row table:style-name="ro1">
          <table:table-cell office:value-type="float" office:value="1.41083333333333" calcext:value-type="float">
            <text:p>1.41083333333333</text:p>
          </table:table-cell>
          <table:table-cell office:value-type="float" office:value="37.7816666666667" calcext:value-type="float">
            <text:p>37.7816666666667</text:p>
          </table:table-cell>
        </table:table-row>
        <table:table-row table:style-name="ro1">
          <table:table-cell office:value-type="float" office:value="1.46583333333333" calcext:value-type="float">
            <text:p>1.46583333333333</text:p>
          </table:table-cell>
          <table:table-cell office:value-type="float" office:value="39.1116666666667" calcext:value-type="float">
            <text:p>39.1116666666667</text:p>
          </table:table-cell>
        </table:table-row>
        <table:table-row table:style-name="ro1">
          <table:table-cell office:value-type="float" office:value="1.52083333333333" calcext:value-type="float">
            <text:p>1.52083333333333</text:p>
          </table:table-cell>
          <table:table-cell office:value-type="float" office:value="40.175" calcext:value-type="float">
            <text:p>40.175</text:p>
          </table:table-cell>
        </table:table-row>
        <table:table-row table:style-name="ro1">
          <table:table-cell office:value-type="float" office:value="1.57583333333333" calcext:value-type="float">
            <text:p>1.57583333333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.63083333333333" calcext:value-type="float">
            <text:p>1.63083333333333</text:p>
          </table:table-cell>
          <table:table-cell office:value-type="float" office:value="41.6533333333333" calcext:value-type="float">
            <text:p>41.6533333333333</text:p>
          </table:table-cell>
        </table:table-row>
        <table:table-row table:style-name="ro1">
          <table:table-cell office:value-type="float" office:value="1.68583333333333" calcext:value-type="float">
            <text:p>1.68583333333333</text:p>
          </table:table-cell>
          <table:table-cell office:value-type="float" office:value="42.2275" calcext:value-type="float">
            <text:p>42.2275</text:p>
          </table:table-cell>
        </table:table-row>
        <table:table-row table:style-name="ro1">
          <table:table-cell office:value-type="float" office:value="1.74083333333333" calcext:value-type="float">
            <text:p>1.74083333333333</text:p>
          </table:table-cell>
          <table:table-cell office:value-type="float" office:value="42.6758333333333" calcext:value-type="float">
            <text:p>42.6758333333333</text:p>
          </table:table-cell>
        </table:table-row>
        <table:table-row table:style-name="ro1">
          <table:table-cell office:value-type="float" office:value="1.79583333333333" calcext:value-type="float">
            <text:p>1.79583333333333</text:p>
          </table:table-cell>
          <table:table-cell office:value-type="float" office:value="43.0858333333333" calcext:value-type="float">
            <text:p>43.0858333333333</text:p>
          </table:table-cell>
        </table:table-row>
        <table:table-row table:style-name="ro1">
          <table:table-cell office:value-type="float" office:value="1.85083333333333" calcext:value-type="float">
            <text:p>1.85083333333333</text:p>
          </table:table-cell>
          <table:table-cell office:value-type="float" office:value="43.4166666666667" calcext:value-type="float">
            <text:p>43.4166666666667</text:p>
          </table:table-cell>
        </table:table-row>
        <table:table-row table:style-name="ro1">
          <table:table-cell office:value-type="float" office:value="1.90583333333333" calcext:value-type="float">
            <text:p>1.90583333333333</text:p>
          </table:table-cell>
          <table:table-cell office:value-type="float" office:value="43.7291666666667" calcext:value-type="float">
            <text:p>43.7291666666667</text:p>
          </table:table-cell>
        </table:table-row>
        <table:table-row table:style-name="ro1">
          <table:table-cell office:value-type="float" office:value="1.96083333333333" calcext:value-type="float">
            <text:p>1.96083333333333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1">
          <table:table-cell office:value-type="float" office:value="2.01583333333333" calcext:value-type="float">
            <text:p>2.01583333333333</text:p>
          </table:table-cell>
          <table:table-cell office:value-type="float" office:value="44.305" calcext:value-type="float">
            <text:p>44.305</text:p>
          </table:table-cell>
        </table:table-row>
        <table:table-row table:style-name="ro1">
          <table:table-cell office:value-type="float" office:value="2.07083333333333" calcext:value-type="float">
            <text:p>2.07083333333333</text:p>
          </table:table-cell>
          <table:table-cell office:value-type="float" office:value="44.575" calcext:value-type="float">
            <text:p>44.575</text:p>
          </table:table-cell>
        </table:table-row>
        <table:table-row table:style-name="ro1">
          <table:table-cell office:value-type="float" office:value="2.12583333333333" calcext:value-type="float">
            <text:p>2.12583333333333</text:p>
          </table:table-cell>
          <table:table-cell office:value-type="float" office:value="44.8191666666667" calcext:value-type="float">
            <text:p>44.8191666666667</text:p>
          </table:table-cell>
        </table:table-row>
        <table:table-row table:style-name="ro1">
          <table:table-cell office:value-type="float" office:value="2.18083333333333" calcext:value-type="float">
            <text:p>2.18083333333333</text:p>
          </table:table-cell>
          <table:table-cell office:value-type="float" office:value="45.0733333333333" calcext:value-type="float">
            <text:p>45.0733333333333</text:p>
          </table:table-cell>
        </table:table-row>
        <table:table-row table:style-name="ro1">
          <table:table-cell office:value-type="float" office:value="2.23583333333333" calcext:value-type="float">
            <text:p>2.23583333333333</text:p>
          </table:table-cell>
          <table:table-cell office:value-type="float" office:value="45.3566666666667" calcext:value-type="float">
            <text:p>45.3566666666667</text:p>
          </table:table-cell>
        </table:table-row>
        <table:table-row table:style-name="ro1">
          <table:table-cell office:value-type="float" office:value="2.29083333333333" calcext:value-type="float">
            <text:p>2.29083333333333</text:p>
          </table:table-cell>
          <table:table-cell office:value-type="float" office:value="45.6541666666667" calcext:value-type="float">
            <text:p>45.6541666666667</text:p>
          </table:table-cell>
        </table:table-row>
        <table:table-row table:style-name="ro1">
          <table:table-cell office:value-type="float" office:value="2.34583333333333" calcext:value-type="float">
            <text:p>2.34583333333333</text:p>
          </table:table-cell>
          <table:table-cell office:value-type="float" office:value="45.9783333333333" calcext:value-type="float">
            <text:p>45.9783333333333</text:p>
          </table:table-cell>
        </table:table-row>
        <table:table-row table:style-name="ro1">
          <table:table-cell office:value-type="float" office:value="2.40083333333333" calcext:value-type="float">
            <text:p>2.40083333333333</text:p>
          </table:table-cell>
          <table:table-cell office:value-type="float" office:value="46.3358333333333" calcext:value-type="float">
            <text:p>46.3358333333333</text:p>
          </table:table-cell>
        </table:table-row>
        <table:table-row table:style-name="ro1">
          <table:table-cell office:value-type="float" office:value="2.45583333333333" calcext:value-type="float">
            <text:p>2.45583333333333</text:p>
          </table:table-cell>
          <table:table-cell office:value-type="float" office:value="46.7266666666667" calcext:value-type="float">
            <text:p>46.7266666666667</text:p>
          </table:table-cell>
        </table:table-row>
        <table:table-row table:style-name="ro1">
          <table:table-cell office:value-type="float" office:value="2.51083333333333" calcext:value-type="float">
            <text:p>2.51083333333333</text:p>
          </table:table-cell>
          <table:table-cell office:value-type="float" office:value="47.1225" calcext:value-type="float">
            <text:p>47.1225</text:p>
          </table:table-cell>
        </table:table-row>
        <table:table-row table:style-name="ro1">
          <table:table-cell office:value-type="float" office:value="2.56583333333333" calcext:value-type="float">
            <text:p>2.56583333333333</text:p>
          </table:table-cell>
          <table:table-cell office:value-type="float" office:value="47.5766666666667" calcext:value-type="float">
            <text:p>47.5766666666667</text:p>
          </table:table-cell>
        </table:table-row>
        <table:table-row table:style-name="ro1">
          <table:table-cell office:value-type="float" office:value="2.62083333333333" calcext:value-type="float">
            <text:p>2.62083333333333</text:p>
          </table:table-cell>
          <table:table-cell office:value-type="float" office:value="48.0316666666667" calcext:value-type="float">
            <text:p>48.0316666666667</text:p>
          </table:table-cell>
        </table:table-row>
        <table:table-row table:style-name="ro1">
          <table:table-cell office:value-type="float" office:value="2.67583333333333" calcext:value-type="float">
            <text:p>2.67583333333333</text:p>
          </table:table-cell>
          <table:table-cell office:value-type="float" office:value="48.5225" calcext:value-type="float">
            <text:p>48.5225</text:p>
          </table:table-cell>
        </table:table-row>
        <table:table-row table:style-name="ro1">
          <table:table-cell office:value-type="float" office:value="2.73083333333333" calcext:value-type="float">
            <text:p>2.73083333333333</text:p>
          </table:table-cell>
          <table:table-cell office:value-type="float" office:value="49.0091666666667" calcext:value-type="float">
            <text:p>49.0091666666667</text:p>
          </table:table-cell>
        </table:table-row>
        <table:table-row table:style-name="ro1">
          <table:table-cell office:value-type="float" office:value="2.78583333333333" calcext:value-type="float">
            <text:p>2.78583333333333</text:p>
          </table:table-cell>
          <table:table-cell office:value-type="float" office:value="49.5066666666667" calcext:value-type="float">
            <text:p>49.5066666666667</text:p>
          </table:table-cell>
        </table:table-row>
        <table:table-row table:style-name="ro1">
          <table:table-cell office:value-type="float" office:value="2.84083333333333" calcext:value-type="float">
            <text:p>2.84083333333333</text:p>
          </table:table-cell>
          <table:table-cell office:value-type="float" office:value="50.0391666666667" calcext:value-type="float">
            <text:p>50.0391666666667</text:p>
          </table:table-cell>
        </table:table-row>
        <table:table-row table:style-name="ro1">
          <table:table-cell office:value-type="float" office:value="2.89583333333333" calcext:value-type="float">
            <text:p>2.89583333333333</text:p>
          </table:table-cell>
          <table:table-cell office:value-type="float" office:value="50.5308333333333" calcext:value-type="float">
            <text:p>50.5308333333333</text:p>
          </table:table-cell>
        </table:table-row>
        <table:table-row table:style-name="ro1">
          <table:table-cell office:value-type="float" office:value="2.95083333333333" calcext:value-type="float">
            <text:p>2.95083333333333</text:p>
          </table:table-cell>
          <table:table-cell office:value-type="float" office:value="51.0433333333333" calcext:value-type="float">
            <text:p>51.0433333333333</text:p>
          </table:table-cell>
        </table:table-row>
        <table:table-row table:style-name="ro1">
          <table:table-cell office:value-type="float" office:value="3.00583333333333" calcext:value-type="float">
            <text:p>3.00583333333333</text:p>
          </table:table-cell>
          <table:table-cell office:value-type="float" office:value="51.5641666666667" calcext:value-type="float">
            <text:p>51.5641666666667</text:p>
          </table:table-cell>
        </table:table-row>
        <table:table-row table:style-name="ro1">
          <table:table-cell office:value-type="float" office:value="3.06083333333333" calcext:value-type="float">
            <text:p>3.06083333333333</text:p>
          </table:table-cell>
          <table:table-cell office:value-type="float" office:value="52.005" calcext:value-type="float">
            <text:p>52.005</text:p>
          </table:table-cell>
        </table:table-row>
        <table:table-row table:style-name="ro1">
          <table:table-cell office:value-type="float" office:value="3.11583333333333" calcext:value-type="float">
            <text:p>3.11583333333333</text:p>
          </table:table-cell>
          <table:table-cell office:value-type="float" office:value="52.4733333333333" calcext:value-type="float">
            <text:p>52.4733333333333</text:p>
          </table:table-cell>
        </table:table-row>
        <table:table-row table:style-name="ro1">
          <table:table-cell office:value-type="float" office:value="3.17083333333333" calcext:value-type="float">
            <text:p>3.17083333333333</text:p>
          </table:table-cell>
          <table:table-cell office:value-type="float" office:value="52.9316666666667" calcext:value-type="float">
            <text:p>52.9316666666667</text:p>
          </table:table-cell>
        </table:table-row>
        <table:table-row table:style-name="ro1">
          <table:table-cell office:value-type="float" office:value="3.22583333333333" calcext:value-type="float">
            <text:p>3.22583333333333</text:p>
          </table:table-cell>
          <table:table-cell office:value-type="float" office:value="53.6633333333333" calcext:value-type="float">
            <text:p>53.6633333333333</text:p>
          </table:table-cell>
        </table:table-row>
        <table:table-row table:style-name="ro1">
          <table:table-cell office:value-type="float" office:value="3.28833333333333" calcext:value-type="float">
            <text:p>3.28833333333333</text:p>
          </table:table-cell>
          <table:table-cell office:value-type="float" office:value="55.1866666666667" calcext:value-type="float">
            <text:p>55.1866666666667</text:p>
          </table:table-cell>
        </table:table-row>
        <table:table-row table:style-name="ro1">
          <table:table-cell office:value-type="float" office:value="3.36583333333333" calcext:value-type="float">
            <text:p>3.36583333333333</text:p>
          </table:table-cell>
          <table:table-cell office:value-type="float" office:value="58.1258333333333" calcext:value-type="float">
            <text:p>58.1258333333333</text:p>
          </table:table-cell>
        </table:table-row>
        <table:table-row table:style-name="ro1">
          <table:table-cell office:value-type="float" office:value="3.45833333333333" calcext:value-type="float">
            <text:p>3.45833333333333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3.55833333333333" calcext:value-type="float">
            <text:p>3.55833333333333</text:p>
          </table:table-cell>
          <table:table-cell office:value-type="float" office:value="66.3308333333333" calcext:value-type="float">
            <text:p>66.3308333333333</text:p>
          </table:table-cell>
        </table:table-row>
        <table:table-row table:style-name="ro1">
          <table:table-cell office:value-type="float" office:value="3.65833333333333" calcext:value-type="float">
            <text:p>3.65833333333333</text:p>
          </table:table-cell>
          <table:table-cell office:value-type="float" office:value="70.2583333333333" calcext:value-type="float">
            <text:p>70.2583333333333</text:p>
          </table:table-cell>
        </table:table-row>
        <table:table-row table:style-name="ro1">
          <table:table-cell office:value-type="float" office:value="3.75833333333333" calcext:value-type="float">
            <text:p>3.75833333333333</text:p>
          </table:table-cell>
          <table:table-cell office:value-type="float" office:value="73.5966666666667" calcext:value-type="float">
            <text:p>73.5966666666667</text:p>
          </table:table-cell>
        </table:table-row>
        <table:table-row table:style-name="ro1">
          <table:table-cell office:value-type="float" office:value="3.85833333333333" calcext:value-type="float">
            <text:p>3.85833333333333</text:p>
          </table:table-cell>
          <table:table-cell office:value-type="float" office:value="76.3383333333333" calcext:value-type="float">
            <text:p>76.3383333333333</text:p>
          </table:table-cell>
        </table:table-row>
        <table:table-row table:style-name="ro1">
          <table:table-cell office:value-type="float" office:value="3.95833333333333" calcext:value-type="float">
            <text:p>3.95833333333333</text:p>
          </table:table-cell>
          <table:table-cell office:value-type="float" office:value="78.5825" calcext:value-type="float">
            <text:p>78.5825</text:p>
          </table:table-cell>
        </table:table-row>
        <table:table-row table:style-name="ro1">
          <table:table-cell office:value-type="float" office:value="4.05833333333333" calcext:value-type="float">
            <text:p>4.05833333333333</text:p>
          </table:table-cell>
          <table:table-cell office:value-type="float" office:value="80.4083333333333" calcext:value-type="float">
            <text:p>80.4083333333333</text:p>
          </table:table-cell>
        </table:table-row>
        <table:table-row table:style-name="ro1">
          <table:table-cell office:value-type="float" office:value="4.15833333333333" calcext:value-type="float">
            <text:p>4.15833333333333</text:p>
          </table:table-cell>
          <table:table-cell office:value-type="float" office:value="81.835" calcext:value-type="float">
            <text:p>81.835</text:p>
          </table:table-cell>
        </table:table-row>
        <table:table-row table:style-name="ro1">
          <table:table-cell office:value-type="float" office:value="4.25833333333333" calcext:value-type="float">
            <text:p>4.25833333333333</text:p>
          </table:table-cell>
          <table:table-cell office:value-type="float" office:value="83.0391666666667" calcext:value-type="float">
            <text:p>83.0391666666667</text:p>
          </table:table-cell>
        </table:table-row>
        <table:table-row table:style-name="ro1">
          <table:table-cell office:value-type="float" office:value="4.35833333333333" calcext:value-type="float">
            <text:p>4.35833333333333</text:p>
          </table:table-cell>
          <table:table-cell office:value-type="float" office:value="84.005" calcext:value-type="float">
            <text:p>84.005</text:p>
          </table:table-cell>
        </table:table-row>
        <table:table-row table:style-name="ro1">
          <table:table-cell office:value-type="float" office:value="4.45833333333333" calcext:value-type="float">
            <text:p>4.45833333333333</text:p>
          </table:table-cell>
          <table:table-cell office:value-type="float" office:value="84.8008333333334" calcext:value-type="float">
            <text:p>84.8008333333334</text:p>
          </table:table-cell>
        </table:table-row>
        <table:table-row table:style-name="ro1">
          <table:table-cell office:value-type="float" office:value="4.55833333333333" calcext:value-type="float">
            <text:p>4.55833333333333</text:p>
          </table:table-cell>
          <table:table-cell office:value-type="float" office:value="85.4791666666667" calcext:value-type="float">
            <text:p>85.4791666666667</text:p>
          </table:table-cell>
        </table:table-row>
        <table:table-row table:style-name="ro1">
          <table:table-cell office:value-type="float" office:value="4.65833333333333" calcext:value-type="float">
            <text:p>4.65833333333333</text:p>
          </table:table-cell>
          <table:table-cell office:value-type="float" office:value="86.0175" calcext:value-type="float">
            <text:p>86.0175</text:p>
          </table:table-cell>
        </table:table-row>
        <table:table-row table:style-name="ro1">
          <table:table-cell office:value-type="float" office:value="4.75833333333333" calcext:value-type="float">
            <text:p>4.75833333333333</text:p>
          </table:table-cell>
          <table:table-cell office:value-type="float" office:value="86.5191666666667" calcext:value-type="float">
            <text:p>86.5191666666667</text:p>
          </table:table-cell>
        </table:table-row>
        <table:table-row table:style-name="ro1">
          <table:table-cell office:value-type="float" office:value="4.85833333333333" calcext:value-type="float">
            <text:p>4.85833333333333</text:p>
          </table:table-cell>
          <table:table-cell office:value-type="float" office:value="86.9708333333333" calcext:value-type="float">
            <text:p>86.9708333333333</text:p>
          </table:table-cell>
        </table:table-row>
        <table:table-row table:style-name="ro1">
          <table:table-cell office:value-type="float" office:value="4.95833333333333" calcext:value-type="float">
            <text:p>4.95833333333333</text:p>
          </table:table-cell>
          <table:table-cell office:value-type="float" office:value="87.3441666666667" calcext:value-type="float">
            <text:p>87.3441666666667</text:p>
          </table:table-cell>
        </table:table-row>
        <table:table-row table:style-name="ro1">
          <table:table-cell office:value-type="float" office:value="5.05833333333333" calcext:value-type="float">
            <text:p>5.05833333333333</text:p>
          </table:table-cell>
          <table:table-cell office:value-type="float" office:value="87.6833333333333" calcext:value-type="float">
            <text:p>87.6833333333333</text:p>
          </table:table-cell>
        </table:table-row>
        <table:table-row table:style-name="ro1">
          <table:table-cell office:value-type="float" office:value="5.15833333333333" calcext:value-type="float">
            <text:p>5.15833333333333</text:p>
          </table:table-cell>
          <table:table-cell office:value-type="float" office:value="88.005" calcext:value-type="float">
            <text:p>88.005</text:p>
          </table:table-cell>
        </table:table-row>
        <table:table-row table:style-name="ro1">
          <table:table-cell office:value-type="float" office:value="5.25833333333333" calcext:value-type="float">
            <text:p>5.25833333333333</text:p>
          </table:table-cell>
          <table:table-cell office:value-type="float" office:value="88.3208333333333" calcext:value-type="float">
            <text:p>88.3208333333333</text:p>
          </table:table-cell>
        </table:table-row>
        <table:table-row table:style-name="ro1">
          <table:table-cell office:value-type="float" office:value="5.35833333333333" calcext:value-type="float">
            <text:p>5.35833333333333</text:p>
          </table:table-cell>
          <table:table-cell office:value-type="float" office:value="88.6241666666667" calcext:value-type="float">
            <text:p>88.6241666666667</text:p>
          </table:table-cell>
        </table:table-row>
        <table:table-row table:style-name="ro1">
          <table:table-cell office:value-type="float" office:value="5.45833333333333" calcext:value-type="float">
            <text:p>5.45833333333333</text:p>
          </table:table-cell>
          <table:table-cell office:value-type="float" office:value="88.8883333333333" calcext:value-type="float">
            <text:p>88.8883333333333</text:p>
          </table:table-cell>
        </table:table-row>
        <table:table-row table:style-name="ro1">
          <table:table-cell office:value-type="float" office:value="5.55833333333333" calcext:value-type="float">
            <text:p>5.55833333333333</text:p>
          </table:table-cell>
          <table:table-cell office:value-type="float" office:value="89.1541666666667" calcext:value-type="float">
            <text:p>89.1541666666667</text:p>
          </table:table-cell>
        </table:table-row>
        <table:table-row table:style-name="ro1">
          <table:table-cell office:value-type="float" office:value="5.65833333333333" calcext:value-type="float">
            <text:p>5.65833333333333</text:p>
          </table:table-cell>
          <table:table-cell office:value-type="float" office:value="89.4108333333333" calcext:value-type="float">
            <text:p>89.4108333333333</text:p>
          </table:table-cell>
        </table:table-row>
        <table:table-row table:style-name="ro1">
          <table:table-cell office:value-type="float" office:value="5.75833333333333" calcext:value-type="float">
            <text:p>5.75833333333333</text:p>
          </table:table-cell>
          <table:table-cell office:value-type="float" office:value="89.6583333333333" calcext:value-type="float">
            <text:p>89.6583333333333</text:p>
          </table:table-cell>
        </table:table-row>
        <table:table-row table:style-name="ro1">
          <table:table-cell office:value-type="float" office:value="5.85833333333333" calcext:value-type="float">
            <text:p>5.85833333333333</text:p>
          </table:table-cell>
          <table:table-cell office:value-type="float" office:value="89.915" calcext:value-type="float">
            <text:p>89.915</text:p>
          </table:table-cell>
        </table:table-row>
        <table:table-row table:style-name="ro1">
          <table:table-cell office:value-type="float" office:value="5.95833333333333" calcext:value-type="float">
            <text:p>5.95833333333333</text:p>
          </table:table-cell>
          <table:table-cell office:value-type="float" office:value="90.1516666666667" calcext:value-type="float">
            <text:p>90.1516666666667</text:p>
          </table:table-cell>
        </table:table-row>
        <table:table-row table:style-name="ro1">
          <table:table-cell office:value-type="float" office:value="6.05833333333333" calcext:value-type="float">
            <text:p>6.05833333333333</text:p>
          </table:table-cell>
          <table:table-cell office:value-type="float" office:value="90.4058333333333" calcext:value-type="float">
            <text:p>90.4058333333333</text:p>
          </table:table-cell>
        </table:table-row>
        <table:table-row table:style-name="ro1">
          <table:table-cell office:value-type="float" office:value="6.15833333333333" calcext:value-type="float">
            <text:p>6.15833333333333</text:p>
          </table:table-cell>
          <table:table-cell office:value-type="float" office:value="90.6591666666667" calcext:value-type="float">
            <text:p>90.6591666666667</text:p>
          </table:table-cell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90.9241666666667" calcext:value-type="float">
            <text:p>90.9241666666667</text:p>
          </table:table-cell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91.2008333333333" calcext:value-type="float">
            <text:p>91.2008333333333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91.4816666666667" calcext:value-type="float">
            <text:p>91.4816666666667</text:p>
          </table:table-cell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91.7475" calcext:value-type="float">
            <text:p>91.7475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92.0483333333333" calcext:value-type="float">
            <text:p>92.0483333333333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92.3375" calcext:value-type="float">
            <text:p>92.3375</text:p>
          </table:table-cell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92.6333333333333" calcext:value-type="float">
            <text:p>92.6333333333333</text:p>
          </table:table-cell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92.9383333333333" calcext:value-type="float">
            <text:p>92.9383333333333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93.5591666666667" calcext:value-type="float">
            <text:p>93.5591666666667</text:p>
          </table:table-cell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93.8541666666667" calcext:value-type="float">
            <text:p>93.8541666666667</text:p>
          </table:table-cell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94.1491666666667" calcext:value-type="float">
            <text:p>94.1491666666667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94.4941666666667" calcext:value-type="float">
            <text:p>94.4941666666667</text:p>
          </table:table-cell>
        </table:table-row>
        <table:table-row table:style-name="ro1">
          <table:table-cell office:value-type="float" office:value="7.65833333333333" calcext:value-type="float">
            <text:p>7.65833333333333</text:p>
          </table:table-cell>
          <table:table-cell office:value-type="float" office:value="94.8183333333333" calcext:value-type="float">
            <text:p>94.8183333333333</text:p>
          </table:table-cell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95.1183333333333" calcext:value-type="float">
            <text:p>95.1183333333333</text:p>
          </table:table-cell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95.46" calcext:value-type="float">
            <text:p>95.46</text:p>
          </table:table-cell>
        </table:table-row>
        <table:table-row table:style-name="ro1">
          <table:table-cell office:value-type="float" office:value="8.85833333333333" calcext:value-type="float">
            <text:p>8.85833333333333</text:p>
          </table:table-cell>
          <table:table-cell office:value-type="float" office:value="95.7766666666667" calcext:value-type="float">
            <text:p>95.7766666666667</text:p>
          </table:table-cell>
        </table:table-row>
        <table:table-row table:style-name="ro1">
          <table:table-cell office:value-type="float" office:value="9.40833333333333" calcext:value-type="float">
            <text:p>9.40833333333333</text:p>
          </table:table-cell>
          <table:table-cell office:value-type="float" office:value="96.0733333333333" calcext:value-type="float">
            <text:p>96.0733333333333</text:p>
          </table:table-cell>
        </table:table-row>
        <table:table-row table:style-name="ro1">
          <table:table-cell office:value-type="float" office:value="9.95833333333333" calcext:value-type="float">
            <text:p>9.95833333333333</text:p>
          </table:table-cell>
          <table:table-cell office:value-type="float" office:value="96.3683333333333" calcext:value-type="float">
            <text:p>96.3683333333333</text:p>
          </table:table-cell>
        </table:table-row>
        <table:table-row table:style-name="ro1">
          <table:table-cell office:value-type="float" office:value="10.5083333333333" calcext:value-type="float">
            <text:p>10.5083333333333</text:p>
          </table:table-cell>
          <table:table-cell office:value-type="float" office:value="96.6191666666667" calcext:value-type="float">
            <text:p>96.6191666666667</text:p>
          </table:table-cell>
        </table:table-row>
        <table:table-row table:style-name="ro1">
          <table:table-cell office:value-type="float" office:value="11.1416666666667" calcext:value-type="float">
            <text:p>11.1416666666667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office:value-type="float" office:value="11.6916666666667" calcext:value-type="float">
            <text:p>11.6916666666667</text:p>
          </table:table-cell>
          <table:table-cell office:value-type="float" office:value="97.1333333333333" calcext:value-type="float">
            <text:p>97.1333333333333</text:p>
          </table:table-cell>
        </table:table-row>
        <table:table-row table:style-name="ro1">
          <table:table-cell office:value-type="float" office:value="12.4916666666667" calcext:value-type="float">
            <text:p>12.4916666666667</text:p>
          </table:table-cell>
          <table:table-cell office:value-type="float" office:value="97.3541666666667" calcext:value-type="float">
            <text:p>97.3541666666667</text:p>
          </table:table-cell>
        </table:table-row>
        <table:table-row table:style-name="ro1">
          <table:table-cell office:value-type="float" office:value="13.2916666666667" calcext:value-type="float">
            <text:p>13.2916666666667</text:p>
          </table:table-cell>
          <table:table-cell office:value-type="float" office:value="97.5591666666667" calcext:value-type="float">
            <text:p>97.5591666666667</text:p>
          </table:table-cell>
        </table:table-row>
        <table:table-row table:style-name="ro1">
          <table:table-cell office:value-type="float" office:value="14.8416666666667" calcext:value-type="float">
            <text:p>14.8416666666667</text:p>
          </table:table-cell>
          <table:table-cell office:value-type="float" office:value="97.7308333333333" calcext:value-type="float">
            <text:p>97.7308333333333</text:p>
          </table:table-cell>
        </table:table-row>
        <table:table-row table:style-name="ro1">
          <table:table-cell office:value-type="float" office:value="15.975" calcext:value-type="float">
            <text:p>15.975</text:p>
          </table:table-cell>
          <table:table-cell office:value-type="float" office:value="97.8958333333333" calcext:value-type="float">
            <text:p>97.8958333333333</text:p>
          </table:table-cell>
        </table:table-row>
        <table:table-row table:style-name="ro1">
          <table:table-cell office:value-type="float" office:value="18.6916666666667" calcext:value-type="float">
            <text:p>18.6916666666667</text:p>
          </table:table-cell>
          <table:table-cell office:value-type="float" office:value="98.0525" calcext:value-type="float">
            <text:p>98.0525</text:p>
          </table:table-cell>
        </table:table-row>
        <table:table-row table:style-name="ro1">
          <table:table-cell office:value-type="float" office:value="27.9916666666667" calcext:value-type="float">
            <text:p>27.9916666666667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float" office:value="31.0416666666667" calcext:value-type="float">
            <text:p>31.0416666666667</text:p>
          </table:table-cell>
          <table:table-cell office:value-type="float" office:value="98.3191666666667" calcext:value-type="float">
            <text:p>98.3191666666667</text:p>
          </table:table-cell>
        </table:table-row>
        <table:table-row table:style-name="ro1">
          <table:table-cell office:value-type="float" office:value="32.8416666666667" calcext:value-type="float">
            <text:p>32.8416666666667</text:p>
          </table:table-cell>
          <table:table-cell office:value-type="float" office:value="98.4358333333333" calcext:value-type="float">
            <text:p>98.4358333333333</text:p>
          </table:table-cell>
        </table:table-row>
        <table:table-row table:style-name="ro1">
          <table:table-cell office:value-type="float" office:value="40.5583333333333" calcext:value-type="float">
            <text:p>40.5583333333333</text:p>
          </table:table-cell>
          <table:table-cell office:value-type="float" office:value="98.5475" calcext:value-type="float">
            <text:p>98.5475</text:p>
          </table:table-cell>
        </table:table-row>
        <table:table-row table:style-name="ro1">
          <table:table-cell office:value-type="float" office:value="42.1916666666667" calcext:value-type="float">
            <text:p>42.1916666666667</text:p>
          </table:table-cell>
          <table:table-cell office:value-type="float" office:value="98.6525" calcext:value-type="float">
            <text:p>98.6525</text:p>
          </table:table-cell>
        </table:table-row>
        <table:table-row table:style-name="ro1">
          <table:table-cell office:value-type="float" office:value="42.575" calcext:value-type="float">
            <text:p>42.575</text:p>
          </table:table-cell>
          <table:table-cell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46.7583333333333" calcext:value-type="float">
            <text:p>46.7583333333333</text:p>
          </table:table-cell>
          <table:table-cell office:value-type="float" office:value="98.8933333333334" calcext:value-type="float">
            <text:p>98.8933333333334</text:p>
          </table:table-cell>
        </table:table-row>
        <table:table-row table:style-name="ro1">
          <table:table-cell office:value-type="float" office:value="55.725" calcext:value-type="float">
            <text:p>55.725</text:p>
          </table:table-cell>
          <table:table-cell office:value-type="float" office:value="98.9583333333333" calcext:value-type="float">
            <text:p>98.9583333333333</text:p>
          </table:table-cell>
        </table:table-row>
        <table:table-row table:style-name="ro1">
          <table:table-cell office:value-type="float" office:value="55.775" calcext:value-type="float">
            <text:p>55.775</text:p>
          </table:table-cell>
          <table:table-cell office:value-type="float" office:value="99.0191666666667" calcext:value-type="float">
            <text:p>99.0191666666667</text:p>
          </table:table-cell>
        </table:table-row>
        <table:table-row table:style-name="ro1">
          <table:table-cell office:value-type="float" office:value="55.825" calcext:value-type="float">
            <text:p>55.825</text:p>
          </table:table-cell>
          <table:table-cell office:value-type="float" office:value="99.0816666666667" calcext:value-type="float">
            <text:p>99.0816666666667</text:p>
          </table:table-cell>
        </table:table-row>
        <table:table-row table:style-name="ro1">
          <table:table-cell office:value-type="float" office:value="55.875" calcext:value-type="float">
            <text:p>55.875</text:p>
          </table:table-cell>
          <table:table-cell office:value-type="float" office:value="99.1391666666667" calcext:value-type="float">
            <text:p>99.1391666666667</text:p>
          </table:table-cell>
        </table:table-row>
        <table:table-row table:style-name="ro1">
          <table:table-cell office:value-type="float" office:value="55.925" calcext:value-type="float">
            <text:p>55.925</text:p>
          </table:table-cell>
          <table:table-cell office:value-type="float" office:value="99.1883333333333" calcext:value-type="float">
            <text:p>99.1883333333333</text:p>
          </table:table-cell>
        </table:table-row>
        <table:table-row table:style-name="ro1">
          <table:table-cell office:value-type="float" office:value="55.975" calcext:value-type="float">
            <text:p>55.975</text:p>
          </table:table-cell>
          <table:table-cell office:value-type="float" office:value="99.2383333333333" calcext:value-type="float">
            <text:p>99.2383333333333</text:p>
          </table:table-cell>
        </table:table-row>
        <table:table-row table:style-name="ro1">
          <table:table-cell office:value-type="float" office:value="56.025" calcext:value-type="float">
            <text:p>56.025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56.075" calcext:value-type="float">
            <text:p>56.075</text:p>
          </table:table-cell>
          <table:table-cell office:value-type="float" office:value="99.3133333333333" calcext:value-type="float">
            <text:p>99.3133333333333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99.3575" calcext:value-type="float">
            <text:p>99.3575</text:p>
          </table:table-cell>
        </table:table-row>
        <table:table-row table:style-name="ro1">
          <table:table-cell office:value-type="float" office:value="56.175" calcext:value-type="float">
            <text:p>56.175</text:p>
          </table:table-cell>
          <table:table-cell office:value-type="float" office:value="99.3933333333333" calcext:value-type="float">
            <text:p>99.3933333333333</text:p>
          </table:table-cell>
        </table:table-row>
        <table:table-row table:style-name="ro1">
          <table:table-cell office:value-type="float" office:value="56.225" calcext:value-type="float">
            <text:p>56.225</text:p>
          </table:table-cell>
          <table:table-cell office:value-type="float" office:value="99.4266666666667" calcext:value-type="float">
            <text:p>99.4266666666667</text:p>
          </table:table-cell>
        </table:table-row>
        <table:table-row table:style-name="ro1">
          <table:table-cell office:value-type="float" office:value="56.275" calcext:value-type="float">
            <text:p>56.275</text:p>
          </table:table-cell>
          <table:table-cell office:value-type="float" office:value="99.4541666666667" calcext:value-type="float">
            <text:p>99.4541666666667</text:p>
          </table:table-cell>
        </table:table-row>
        <table:table-row table:style-name="ro1">
          <table:table-cell office:value-type="float" office:value="56.325" calcext:value-type="float">
            <text:p>56.325</text:p>
          </table:table-cell>
          <table:table-cell office:value-type="float" office:value="99.475" calcext:value-type="float">
            <text:p>99.475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99.4991666666667" calcext:value-type="float">
            <text:p>99.4991666666667</text:p>
          </table:table-cell>
        </table:table-row>
        <table:table-row table:style-name="ro1">
          <table:table-cell office:value-type="float" office:value="56.425" calcext:value-type="float">
            <text:p>56.425</text:p>
          </table:table-cell>
          <table:table-cell office:value-type="float" office:value="99.5175" calcext:value-type="float">
            <text:p>99.5175</text:p>
          </table:table-cell>
        </table:table-row>
        <table:table-row table:style-name="ro1">
          <table:table-cell office:value-type="float" office:value="56.475" calcext:value-type="float">
            <text:p>56.475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56.525" calcext:value-type="float">
            <text:p>56.525</text:p>
          </table:table-cell>
          <table:table-cell office:value-type="float" office:value="99.5583333333333" calcext:value-type="float">
            <text:p>99.5583333333333</text:p>
          </table:table-cell>
        </table:table-row>
        <table:table-row table:style-name="ro1">
          <table:table-cell office:value-type="float" office:value="56.575" calcext:value-type="float">
            <text:p>56.575</text:p>
          </table:table-cell>
          <table:table-cell office:value-type="float" office:value="99.5708333333333" calcext:value-type="float">
            <text:p>99.5708333333333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99.5841666666667" calcext:value-type="float">
            <text:p>99.5841666666667</text:p>
          </table:table-cell>
        </table:table-row>
        <table:table-row table:style-name="ro1">
          <table:table-cell office:value-type="float" office:value="56.675" calcext:value-type="float">
            <text:p>56.675</text:p>
          </table:table-cell>
          <table:table-cell office:value-type="float" office:value="99.6025" calcext:value-type="float">
            <text:p>99.6025</text:p>
          </table:table-cell>
        </table:table-row>
        <table:table-row table:style-name="ro1">
          <table:table-cell office:value-type="float" office:value="56.725" calcext:value-type="float">
            <text:p>56.725</text:p>
          </table:table-cell>
          <table:table-cell office:value-type="float" office:value="99.6141666666667" calcext:value-type="float">
            <text:p>99.6141666666667</text:p>
          </table:table-cell>
        </table:table-row>
        <table:table-row table:style-name="ro1">
          <table:table-cell office:value-type="float" office:value="56.7833333333333" calcext:value-type="float">
            <text:p>56.7833333333333</text:p>
          </table:table-cell>
          <table:table-cell office:value-type="float" office:value="99.6225" calcext:value-type="float">
            <text:p>99.6225</text:p>
          </table:table-cell>
        </table:table-row>
        <table:table-row table:style-name="ro1">
          <table:table-cell office:value-type="float" office:value="56.8416666666667" calcext:value-type="float">
            <text:p>56.8416666666667</text:p>
          </table:table-cell>
          <table:table-cell office:value-type="float" office:value="99.6316666666667" calcext:value-type="float">
            <text:p>99.6316666666667</text:p>
          </table:table-cell>
        </table:table-row>
        <table:table-row table:style-name="ro1">
          <table:table-cell office:value-type="float" office:value="56.8916666666667" calcext:value-type="float">
            <text:p>56.8916666666667</text:p>
          </table:table-cell>
          <table:table-cell office:value-type="float" office:value="99.6375" calcext:value-type="float">
            <text:p>99.6375</text:p>
          </table:table-cell>
        </table:table-row>
        <table:table-row table:style-name="ro1">
          <table:table-cell office:value-type="float" office:value="56.9416666666667" calcext:value-type="float">
            <text:p>56.9416666666667</text:p>
          </table:table-cell>
          <table:table-cell office:value-type="float" office:value="99.6566666666667" calcext:value-type="float">
            <text:p>99.6566666666667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99.6991666666667" calcext:value-type="float">
            <text:p>99.6991666666667</text:p>
          </table:table-cell>
        </table:table-row>
        <table:table-row table:style-name="ro1">
          <table:table-cell office:value-type="float" office:value="57.575" calcext:value-type="float">
            <text:p>57.575</text:p>
          </table:table-cell>
          <table:table-cell office:value-type="float" office:value="99.7308333333333" calcext:value-type="float">
            <text:p>99.7308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7583333333333" calcext:value-type="float">
            <text:p>99.7583333333333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99.7791666666667" calcext:value-type="float">
            <text:p>99.7791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008333333334" calcext:value-type="float">
            <text:p>99.800833333333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358333333333" calcext:value-type="float">
            <text:p>99.8358333333333</text:p>
          </table:table-cell>
        </table:table-row>
        <table:table-row table:style-name="ro1">
          <table:table-cell office:value-type="float" office:value="60.5833333333333" calcext:value-type="float">
            <text:p>60.5833333333333</text:p>
          </table:table-cell>
          <table:table-cell office:value-type="float" office:value="99.8441666666667" calcext:value-type="float">
            <text:p>99.8441666666667</text:p>
          </table:table-cell>
        </table:table-row>
        <table:table-row table:style-name="ro1">
          <table:table-cell office:value-type="float" office:value="61.0833333333333" calcext:value-type="float">
            <text:p>61.0833333333333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61.6666666666667" calcext:value-type="float">
            <text:p>61.6666666666667</text:p>
          </table:table-cell>
          <table:table-cell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62.1666666666667" calcext:value-type="float">
            <text:p>62.1666666666667</text:p>
          </table:table-cell>
          <table:table-cell office:value-type="float" office:value="99.8708333333333" calcext:value-type="float">
            <text:p>99.8708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63.9166666666667" calcext:value-type="float">
            <text:p>63.9166666666667</text:p>
          </table:table-cell>
          <table:table-cell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64.5833333333333" calcext:value-type="float">
            <text:p>64.5833333333333</text:p>
          </table:table-cell>
          <table:table-cell office:value-type="float" office:value="99.8883333333334" calcext:value-type="float">
            <text:p>99.8883333333334</text:p>
          </table:table-cell>
        </table:table-row>
        <table:table-row table:style-name="ro1">
          <table:table-cell office:value-type="float" office:value="65.0833333333333" calcext:value-type="float">
            <text:p>65.0833333333333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991666666667" calcext:value-type="float">
            <text:p>99.8991666666667</text:p>
          </table:table-cell>
        </table:table-row>
        <table:table-row table:style-name="ro1">
          <table:table-cell office:value-type="float" office:value="66.6666666666667" calcext:value-type="float">
            <text:p>66.6666666666667</text:p>
          </table:table-cell>
          <table:table-cell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68.1666666666667" calcext:value-type="float">
            <text:p>68.1666666666667</text:p>
          </table:table-cell>
          <table:table-cell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69.1666666666667" calcext:value-type="float">
            <text:p>69.1666666666667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69.9166666666667" calcext:value-type="float">
            <text:p>69.9166666666667</text:p>
          </table:table-cell>
          <table:table-cell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71.75" calcext:value-type="float">
            <text:p>71.75</text:p>
          </table:table-cell>
          <table:table-cell office:value-type="float" office:value="99.9208333333334" calcext:value-type="float">
            <text:p>99.9208333333334</text:p>
          </table:table-cell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73.5833333333333" calcext:value-type="float">
            <text:p>73.5833333333333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99.9341666666667" calcext:value-type="float">
            <text:p>99.9341666666667</text:p>
          </table:table-cell>
        </table:table-row>
        <table:table-row table:style-name="ro1">
          <table:table-cell office:value-type="float" office:value="75.25" calcext:value-type="float">
            <text:p>75.25</text:p>
          </table:table-cell>
          <table:table-cell office:value-type="float" office:value="99.9391666666667" calcext:value-type="float">
            <text:p>99.9391666666667</text:p>
          </table:table-cell>
        </table:table-row>
        <table:table-row table:style-name="ro1">
          <table:table-cell office:value-type="float" office:value="76.6666666666667" calcext:value-type="float">
            <text:p>76.6666666666667</text:p>
          </table:table-cell>
          <table:table-cell office:value-type="float" office:value="99.9425" calcext:value-type="float">
            <text:p>99.9425</text:p>
          </table:table-cell>
        </table:table-row>
        <table:table-row table:style-name="ro1">
          <table:table-cell office:value-type="float" office:value="78.4166666666667" calcext:value-type="float">
            <text:p>78.4166666666667</text:p>
          </table:table-cell>
          <table:table-cell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81.0833333333333" calcext:value-type="float">
            <text:p>81.0833333333333</text:p>
          </table:table-cell>
          <table:table-cell office:value-type="float" office:value="99.9541666666667" calcext:value-type="float">
            <text:p>99.9541666666667</text:p>
          </table:table-cell>
        </table:table-row>
        <table:table-row table:style-name="ro1">
          <table:table-cell office:value-type="float" office:value="82.1666666666667" calcext:value-type="float">
            <text:p>82.1666666666667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83.5833333333333" calcext:value-type="float">
            <text:p>83.5833333333333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99.9658333333333" calcext:value-type="float">
            <text:p>99.9658333333333</text:p>
          </table:table-cell>
        </table:table-row>
        <table:table-row table:style-name="ro1">
          <table:table-cell office:value-type="float" office:value="91.4166666666667" calcext:value-type="float">
            <text:p>91.4166666666667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00.833333333333" calcext:value-type="float">
            <text:p>100.833333333333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99.9775" calcext:value-type="float">
            <text:p>99.9775</text:p>
          </table:table-cell>
        </table:table-row>
        <table:table-row table:style-name="ro1">
          <table:table-cell office:value-type="float" office:value="118.666666666667" calcext:value-type="float">
            <text:p>118.666666666667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21.75" calcext:value-type="float">
            <text:p>121.75</text:p>
          </table:table-cell>
          <table:table-cell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26.333333333333" calcext:value-type="float">
            <text:p>126.333333333333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99.9891666666667" calcext:value-type="float">
            <text:p>99.9891666666667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60.333333333333" calcext:value-type="float">
            <text:p>160.33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75.333333333333" calcext:value-type="float">
            <text:p>175.3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3.666666666667" calcext:value-type="float">
            <text:p>193.6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03.666666666667" calcext:value-type="float">
            <text:p>203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0.9275" calcext:value-type="float">
            <text:p>0.927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985833333333333" calcext:value-type="float">
            <text:p>0.985833333333333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1.04416666666667" calcext:value-type="float">
            <text:p>1.04416666666667</text:p>
          </table:table-cell>
          <table:table-cell office:value-type="float" office:value="0.906666666666667" calcext:value-type="float">
            <text:p>0.9066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94666666666667" calcext:value-type="float">
            <text:p>2.94666666666667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6.53583333333333" calcext:value-type="float">
            <text:p>6.53583333333333</text:p>
          </table:table-cell>
        </table:table-row>
        <table:table-row table:style-name="ro1">
          <table:table-cell office:value-type="float" office:value="1.21083333333333" calcext:value-type="float">
            <text:p>1.21083333333333</text:p>
          </table:table-cell>
          <table:table-cell office:value-type="float" office:value="11.2333333333333" calcext:value-type="float">
            <text:p>11.2333333333333</text:p>
          </table:table-cell>
        </table:table-row>
        <table:table-row table:style-name="ro1">
          <table:table-cell office:value-type="float" office:value="1.26583333333333" calcext:value-type="float">
            <text:p>1.26583333333333</text:p>
          </table:table-cell>
          <table:table-cell office:value-type="float" office:value="16.2891666666667" calcext:value-type="float">
            <text:p>16.2891666666667</text:p>
          </table:table-cell>
        </table:table-row>
        <table:table-row table:style-name="ro1">
          <table:table-cell office:value-type="float" office:value="1.32083333333333" calcext:value-type="float">
            <text:p>1.32083333333333</text:p>
          </table:table-cell>
          <table:table-cell office:value-type="float" office:value="21.2241666666667" calcext:value-type="float">
            <text:p>21.2241666666667</text:p>
          </table:table-cell>
        </table:table-row>
        <table:table-row table:style-name="ro1">
          <table:table-cell office:value-type="float" office:value="1.37583333333333" calcext:value-type="float">
            <text:p>1.37583333333333</text:p>
          </table:table-cell>
          <table:table-cell office:value-type="float" office:value="25.5325" calcext:value-type="float">
            <text:p>25.5325</text:p>
          </table:table-cell>
        </table:table-row>
        <table:table-row table:style-name="ro1">
          <table:table-cell office:value-type="float" office:value="1.43083333333333" calcext:value-type="float">
            <text:p>1.43083333333333</text:p>
          </table:table-cell>
          <table:table-cell office:value-type="float" office:value="29.1475" calcext:value-type="float">
            <text:p>29.1475</text:p>
          </table:table-cell>
        </table:table-row>
        <table:table-row table:style-name="ro1">
          <table:table-cell office:value-type="float" office:value="1.48583333333333" calcext:value-type="float">
            <text:p>1.48583333333333</text:p>
          </table:table-cell>
          <table:table-cell office:value-type="float" office:value="32.0766666666667" calcext:value-type="float">
            <text:p>32.0766666666667</text:p>
          </table:table-cell>
        </table:table-row>
        <table:table-row table:style-name="ro1">
          <table:table-cell office:value-type="float" office:value="1.54083333333333" calcext:value-type="float">
            <text:p>1.54083333333333</text:p>
          </table:table-cell>
          <table:table-cell office:value-type="float" office:value="34.3366666666667" calcext:value-type="float">
            <text:p>34.3366666666667</text:p>
          </table:table-cell>
        </table:table-row>
        <table:table-row table:style-name="ro1">
          <table:table-cell office:value-type="float" office:value="1.59583333333333" calcext:value-type="float">
            <text:p>1.59583333333333</text:p>
          </table:table-cell>
          <table:table-cell office:value-type="float" office:value="36.1383333333333" calcext:value-type="float">
            <text:p>36.1383333333333</text:p>
          </table:table-cell>
        </table:table-row>
        <table:table-row table:style-name="ro1">
          <table:table-cell office:value-type="float" office:value="1.65083333333333" calcext:value-type="float">
            <text:p>1.65083333333333</text:p>
          </table:table-cell>
          <table:table-cell office:value-type="float" office:value="37.5741666666667" calcext:value-type="float">
            <text:p>37.5741666666667</text:p>
          </table:table-cell>
        </table:table-row>
        <table:table-row table:style-name="ro1">
          <table:table-cell office:value-type="float" office:value="1.70583333333333" calcext:value-type="float">
            <text:p>1.70583333333333</text:p>
          </table:table-cell>
          <table:table-cell office:value-type="float" office:value="38.7533333333333" calcext:value-type="float">
            <text:p>38.7533333333333</text:p>
          </table:table-cell>
        </table:table-row>
        <table:table-row table:style-name="ro1">
          <table:table-cell office:value-type="float" office:value="1.76083333333333" calcext:value-type="float">
            <text:p>1.76083333333333</text:p>
          </table:table-cell>
          <table:table-cell office:value-type="float" office:value="39.7083333333333" calcext:value-type="float">
            <text:p>39.7083333333333</text:p>
          </table:table-cell>
        </table:table-row>
        <table:table-row table:style-name="ro1">
          <table:table-cell office:value-type="float" office:value="1.81583333333333" calcext:value-type="float">
            <text:p>1.81583333333333</text:p>
          </table:table-cell>
          <table:table-cell office:value-type="float" office:value="40.495" calcext:value-type="float">
            <text:p>40.495</text:p>
          </table:table-cell>
        </table:table-row>
        <table:table-row table:style-name="ro1">
          <table:table-cell office:value-type="float" office:value="1.87083333333333" calcext:value-type="float">
            <text:p>1.87083333333333</text:p>
          </table:table-cell>
          <table:table-cell office:value-type="float" office:value="41.1741666666667" calcext:value-type="float">
            <text:p>41.1741666666667</text:p>
          </table:table-cell>
        </table:table-row>
        <table:table-row table:style-name="ro1">
          <table:table-cell office:value-type="float" office:value="1.92583333333333" calcext:value-type="float">
            <text:p>1.92583333333333</text:p>
          </table:table-cell>
          <table:table-cell office:value-type="float" office:value="41.7633333333333" calcext:value-type="float">
            <text:p>41.7633333333333</text:p>
          </table:table-cell>
        </table:table-row>
        <table:table-row table:style-name="ro1">
          <table:table-cell office:value-type="float" office:value="1.98083333333333" calcext:value-type="float">
            <text:p>1.98083333333333</text:p>
          </table:table-cell>
          <table:table-cell office:value-type="float" office:value="42.3216666666667" calcext:value-type="float">
            <text:p>42.3216666666667</text:p>
          </table:table-cell>
        </table:table-row>
        <table:table-row table:style-name="ro1">
          <table:table-cell office:value-type="float" office:value="2.03583333333333" calcext:value-type="float">
            <text:p>2.03583333333333</text:p>
          </table:table-cell>
          <table:table-cell office:value-type="float" office:value="42.9558333333333" calcext:value-type="float">
            <text:p>42.9558333333333</text:p>
          </table:table-cell>
        </table:table-row>
        <table:table-row table:style-name="ro1">
          <table:table-cell office:value-type="float" office:value="2.09833333333333" calcext:value-type="float">
            <text:p>2.09833333333333</text:p>
          </table:table-cell>
          <table:table-cell office:value-type="float" office:value="44.2908333333333" calcext:value-type="float">
            <text:p>44.2908333333333</text:p>
          </table:table-cell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7.0291666666667" calcext:value-type="float">
            <text:p>47.0291666666667</text:p>
          </table:table-cell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50.8925" calcext:value-type="float">
            <text:p>50.8925</text:p>
          </table:table-cell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55.1533333333333" calcext:value-type="float">
            <text:p>55.1533333333333</text:p>
          </table:table-cell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59.3758333333333" calcext:value-type="float">
            <text:p>59.3758333333333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63.1641666666667" calcext:value-type="float">
            <text:p>63.1641666666667</text:p>
          </table:table-cell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66.3933333333334" calcext:value-type="float">
            <text:p>66.3933333333334</text:p>
          </table:table-cell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69.1175" calcext:value-type="float">
            <text:p>69.1175</text:p>
          </table:table-cell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71.395" calcext:value-type="float">
            <text:p>71.395</text:p>
          </table:table-cell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73.3475" calcext:value-type="float">
            <text:p>73.3475</text:p>
          </table:table-cell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74.9691666666667" calcext:value-type="float">
            <text:p>74.9691666666667</text:p>
          </table:table-cell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76.3816666666667" calcext:value-type="float">
            <text:p>76.3816666666667</text:p>
          </table:table-cell>
        </table:table-row>
        <table:table-row table:style-name="ro1">
          <table:table-cell office:value-type="float" office:value="3.28333333333333" calcext:value-type="float">
            <text:p>3.28333333333333</text:p>
          </table:table-cell>
          <table:table-cell office:value-type="float" office:value="77.6216666666667" calcext:value-type="float">
            <text:p>77.6216666666667</text:p>
          </table:table-cell>
        </table:table-row>
        <table:table-row table:style-name="ro1">
          <table:table-cell office:value-type="float" office:value="3.38333333333333" calcext:value-type="float">
            <text:p>3.38333333333333</text:p>
          </table:table-cell>
          <table:table-cell office:value-type="float" office:value="78.695" calcext:value-type="float">
            <text:p>78.695</text:p>
          </table:table-cell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79.6925" calcext:value-type="float">
            <text:p>79.6925</text:p>
          </table:table-cell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80.6033333333333" calcext:value-type="float">
            <text:p>80.6033333333333</text:p>
          </table:table-cell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81.455" calcext:value-type="float">
            <text:p>81.455</text:p>
          </table:table-cell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82.2608333333333" calcext:value-type="float">
            <text:p>82.2608333333333</text:p>
          </table:table-cell>
        </table:table-row>
        <table:table-row table:style-name="ro1">
          <table:table-cell office:value-type="float" office:value="3.88333333333333" calcext:value-type="float">
            <text:p>3.88333333333333</text:p>
          </table:table-cell>
          <table:table-cell office:value-type="float" office:value="82.9633333333333" calcext:value-type="float">
            <text:p>82.9633333333333</text:p>
          </table:table-cell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84.195" calcext:value-type="float">
            <text:p>84.195</text:p>
          </table:table-cell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84.7575" calcext:value-type="float">
            <text:p>84.7575</text:p>
          </table:table-cell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85.2875" calcext:value-type="float">
            <text:p>85.2875</text:p>
          </table:table-cell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85.7558333333333" calcext:value-type="float">
            <text:p>85.7558333333333</text:p>
          </table:table-cell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86.2016666666667" calcext:value-type="float">
            <text:p>86.2016666666667</text:p>
          </table:table-cell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86.6416666666667" calcext:value-type="float">
            <text:p>86.6416666666667</text:p>
          </table:table-cell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87.0791666666667" calcext:value-type="float">
            <text:p>87.0791666666667</text:p>
          </table:table-cell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87.4625" calcext:value-type="float">
            <text:p>87.4625</text:p>
          </table:table-cell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87.8533333333333" calcext:value-type="float">
            <text:p>87.8533333333333</text:p>
          </table:table-cell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88.2175" calcext:value-type="float">
            <text:p>88.2175</text:p>
          </table:table-cell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88.575" calcext:value-type="float">
            <text:p>88.575</text:p>
          </table:table-cell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88.9366666666667" calcext:value-type="float">
            <text:p>88.9366666666667</text:p>
          </table:table-cell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89.2966666666667" calcext:value-type="float">
            <text:p>89.2966666666667</text:p>
          </table:table-cell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89.655" calcext:value-type="float">
            <text:p>89.655</text:p>
          </table:table-cell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90.0266666666667" calcext:value-type="float">
            <text:p>90.0266666666667</text:p>
          </table:table-cell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90.4008333333333" calcext:value-type="float">
            <text:p>90.4008333333333</text:p>
          </table:table-cell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90.7516666666667" calcext:value-type="float">
            <text:p>90.7516666666667</text:p>
          </table:table-cell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91.115" calcext:value-type="float">
            <text:p>91.115</text:p>
          </table:table-cell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91.4725" calcext:value-type="float">
            <text:p>91.4725</text:p>
          </table:table-cell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91.8291666666667" calcext:value-type="float">
            <text:p>91.8291666666667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92.2108333333333" calcext:value-type="float">
            <text:p>92.2108333333333</text:p>
          </table:table-cell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92.5708333333333" calcext:value-type="float">
            <text:p>92.5708333333333</text:p>
          </table:table-cell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92.9441666666667" calcext:value-type="float">
            <text:p>92.9441666666667</text:p>
          </table:table-cell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93.2958333333334" calcext:value-type="float">
            <text:p>93.2958333333334</text:p>
          </table:table-cell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93.6475" calcext:value-type="float">
            <text:p>93.6475</text:p>
          </table:table-cell>
        </table:table-row>
        <table:table-row table:style-name="ro1">
          <table:table-cell office:value-type="float" office:value="6.58333333333333" calcext:value-type="float">
            <text:p>6.58333333333333</text:p>
          </table:table-cell>
          <table:table-cell office:value-type="float" office:value="94.0216666666667" calcext:value-type="float">
            <text:p>94.0216666666667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94.3875" calcext:value-type="float">
            <text:p>94.3875</text:p>
          </table:table-cell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94.7258333333333" calcext:value-type="float">
            <text:p>94.7258333333333</text:p>
          </table:table-cell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95.0583333333333" calcext:value-type="float">
            <text:p>95.0583333333333</text:p>
          </table:table-cell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95.36" calcext:value-type="float">
            <text:p>95.36</text:p>
          </table:table-cell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95.6491666666667" calcext:value-type="float">
            <text:p>95.6491666666667</text:p>
          </table:table-cell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95.9366666666667" calcext:value-type="float">
            <text:p>95.9366666666667</text:p>
          </table:table-cell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96.2016666666667" calcext:value-type="float">
            <text:p>96.2016666666667</text:p>
          </table:table-cell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96.4483333333333" calcext:value-type="float">
            <text:p>96.4483333333333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96.6766666666667" calcext:value-type="float">
            <text:p>96.6766666666667</text:p>
          </table:table-cell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96.885" calcext:value-type="float">
            <text:p>96.885</text:p>
          </table:table-cell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97.0891666666667" calcext:value-type="float">
            <text:p>97.0891666666667</text:p>
          </table:table-cell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97.2725" calcext:value-type="float">
            <text:p>97.2725</text:p>
          </table:table-cell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97.4625" calcext:value-type="float">
            <text:p>97.4625</text:p>
          </table:table-cell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97.6258333333333" calcext:value-type="float">
            <text:p>97.6258333333333</text:p>
          </table:table-cell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97.7833333333333" calcext:value-type="float">
            <text:p>97.7833333333333</text:p>
          </table:table-cell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97.9225" calcext:value-type="float">
            <text:p>97.9225</text:p>
          </table:table-cell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98.03" calcext:value-type="float">
            <text:p>98.03</text:p>
          </table:table-cell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98.145" calcext:value-type="float">
            <text:p>98.145</text:p>
          </table:table-cell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98.2575" calcext:value-type="float">
            <text:p>98.2575</text:p>
          </table:table-cell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98.3433333333333" calcext:value-type="float">
            <text:p>98.3433333333333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98.4275" calcext:value-type="float">
            <text:p>98.4275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98.5066666666667" calcext:value-type="float">
            <text:p>98.5066666666667</text:p>
          </table:table-cell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98.6275" calcext:value-type="float">
            <text:p>98.6275</text:p>
          </table:table-cell>
        </table:table-row>
        <table:table-row table:style-name="ro1">
          <table:table-cell office:value-type="float" office:value="9.35833333333333" calcext:value-type="float">
            <text:p>9.35833333333333</text:p>
          </table:table-cell>
          <table:table-cell office:value-type="float" office:value="98.7625" calcext:value-type="float">
            <text:p>98.7625</text:p>
          </table:table-cell>
        </table:table-row>
        <table:table-row table:style-name="ro1">
          <table:table-cell office:value-type="float" office:value="9.90833333333333" calcext:value-type="float">
            <text:p>9.90833333333333</text:p>
          </table:table-cell>
          <table:table-cell office:value-type="float" office:value="98.8658333333333" calcext:value-type="float">
            <text:p>98.8658333333333</text:p>
          </table:table-cell>
        </table:table-row>
        <table:table-row table:style-name="ro1">
          <table:table-cell office:value-type="float" office:value="10.4583333333333" calcext:value-type="float">
            <text:p>10.4583333333333</text:p>
          </table:table-cell>
          <table:table-cell office:value-type="float" office:value="98.9583333333333" calcext:value-type="float">
            <text:p>98.9583333333333</text:p>
          </table:table-cell>
        </table:table-row>
        <table:table-row table:style-name="ro1">
          <table:table-cell office:value-type="float" office:value="11.0083333333333" calcext:value-type="float">
            <text:p>11.0083333333333</text:p>
          </table:table-cell>
          <table:table-cell office:value-type="float" office:value="99.0316666666667" calcext:value-type="float">
            <text:p>99.0316666666667</text:p>
          </table:table-cell>
        </table:table-row>
        <table:table-row table:style-name="ro1">
          <table:table-cell office:value-type="float" office:value="11.5583333333333" calcext:value-type="float">
            <text:p>11.5583333333333</text:p>
          </table:table-cell>
          <table:table-cell office:value-type="float" office:value="99.0975" calcext:value-type="float">
            <text:p>99.0975</text:p>
          </table:table-cell>
        </table:table-row>
        <table:table-row table:style-name="ro1">
          <table:table-cell office:value-type="float" office:value="12.1083333333333" calcext:value-type="float">
            <text:p>12.1083333333333</text:p>
          </table:table-cell>
          <table:table-cell office:value-type="float" office:value="99.1533333333333" calcext:value-type="float">
            <text:p>99.1533333333333</text:p>
          </table:table-cell>
        </table:table-row>
        <table:table-row table:style-name="ro1">
          <table:table-cell office:value-type="float" office:value="12.6583333333333" calcext:value-type="float">
            <text:p>12.6583333333333</text:p>
          </table:table-cell>
          <table:table-cell office:value-type="float" office:value="99.195" calcext:value-type="float">
            <text:p>99.195</text:p>
          </table:table-cell>
        </table:table-row>
        <table:table-row table:style-name="ro1">
          <table:table-cell office:value-type="float" office:value="13.2083333333333" calcext:value-type="float">
            <text:p>13.2083333333333</text:p>
          </table:table-cell>
          <table:table-cell office:value-type="float" office:value="99.2341666666667" calcext:value-type="float">
            <text:p>99.2341666666667</text:p>
          </table:table-cell>
        </table:table-row>
        <table:table-row table:style-name="ro1">
          <table:table-cell office:value-type="float" office:value="13.925" calcext:value-type="float">
            <text:p>13.925</text:p>
          </table:table-cell>
          <table:table-cell office:value-type="float" office:value="99.2725" calcext:value-type="float">
            <text:p>99.2725</text:p>
          </table:table-cell>
        </table:table-row>
        <table:table-row table:style-name="ro1">
          <table:table-cell office:value-type="float" office:value="14.5583333333333" calcext:value-type="float">
            <text:p>14.5583333333333</text:p>
          </table:table-cell>
          <table:table-cell office:value-type="float" office:value="99.3108333333333" calcext:value-type="float">
            <text:p>99.3108333333333</text:p>
          </table:table-cell>
        </table:table-row>
        <table:table-row table:style-name="ro1">
          <table:table-cell office:value-type="float" office:value="15.275" calcext:value-type="float">
            <text:p>15.275</text:p>
          </table:table-cell>
          <table:table-cell office:value-type="float" office:value="99.3516666666667" calcext:value-type="float">
            <text:p>99.3516666666667</text:p>
          </table:table-cell>
        </table:table-row>
        <table:table-row table:style-name="ro1">
          <table:table-cell office:value-type="float" office:value="16.325" calcext:value-type="float">
            <text:p>16.325</text:p>
          </table:table-cell>
          <table:table-cell office:value-type="float" office:value="99.3875" calcext:value-type="float">
            <text:p>99.3875</text:p>
          </table:table-cell>
        </table:table-row>
        <table:table-row table:style-name="ro1">
          <table:table-cell office:value-type="float" office:value="17.0416666666667" calcext:value-type="float">
            <text:p>17.0416666666667</text:p>
          </table:table-cell>
          <table:table-cell office:value-type="float" office:value="99.4191666666667" calcext:value-type="float">
            <text:p>99.4191666666667</text:p>
          </table:table-cell>
        </table:table-row>
        <table:table-row table:style-name="ro1">
          <table:table-cell office:value-type="float" office:value="18.3416666666667" calcext:value-type="float">
            <text:p>18.3416666666667</text:p>
          </table:table-cell>
          <table:table-cell office:value-type="float" office:value="99.4416666666667" calcext:value-type="float">
            <text:p>99.4416666666667</text:p>
          </table:table-cell>
        </table:table-row>
        <table:table-row table:style-name="ro1">
          <table:table-cell office:value-type="float" office:value="19.6416666666667" calcext:value-type="float">
            <text:p>19.6416666666667</text:p>
          </table:table-cell>
          <table:table-cell office:value-type="float" office:value="99.4666666666667" calcext:value-type="float">
            <text:p>99.4666666666667</text:p>
          </table:table-cell>
        </table:table-row>
        <table:table-row table:style-name="ro1">
          <table:table-cell office:value-type="float" office:value="26.1083333333333" calcext:value-type="float">
            <text:p>26.1083333333333</text:p>
          </table:table-cell>
          <table:table-cell office:value-type="float" office:value="99.4866666666666" calcext:value-type="float">
            <text:p>99.4866666666666</text:p>
          </table:table-cell>
        </table:table-row>
        <table:table-row table:style-name="ro1">
          <table:table-cell office:value-type="float" office:value="30.2416666666667" calcext:value-type="float">
            <text:p>30.2416666666667</text:p>
          </table:table-cell>
          <table:table-cell office:value-type="float" office:value="99.5075" calcext:value-type="float">
            <text:p>99.5075</text:p>
          </table:table-cell>
        </table:table-row>
        <table:table-row table:style-name="ro1">
          <table:table-cell office:value-type="float" office:value="38.9583333333333" calcext:value-type="float">
            <text:p>38.9583333333333</text:p>
          </table:table-cell>
          <table:table-cell office:value-type="float" office:value="99.5266666666667" calcext:value-type="float">
            <text:p>99.5266666666667</text:p>
          </table:table-cell>
        </table:table-row>
        <table:table-row table:style-name="ro1">
          <table:table-cell office:value-type="float" office:value="50.3416666666667" calcext:value-type="float">
            <text:p>50.3416666666667</text:p>
          </table:table-cell>
          <table:table-cell office:value-type="float" office:value="99.545" calcext:value-type="float">
            <text:p>99.545</text:p>
          </table:table-cell>
        </table:table-row>
        <table:table-row table:style-name="ro1">
          <table:table-cell office:value-type="float" office:value="52.3916666666667" calcext:value-type="float">
            <text:p>52.3916666666667</text:p>
          </table:table-cell>
          <table:table-cell office:value-type="float" office:value="99.5591666666667" calcext:value-type="float">
            <text:p>99.5591666666667</text:p>
          </table:table-cell>
        </table:table-row>
        <table:table-row table:style-name="ro1">
          <table:table-cell office:value-type="float" office:value="60.9416666666667" calcext:value-type="float">
            <text:p>60.9416666666667</text:p>
          </table:table-cell>
          <table:table-cell office:value-type="float" office:value="99.5775" calcext:value-type="float">
            <text:p>99.5775</text:p>
          </table:table-cell>
        </table:table-row>
        <table:table-row table:style-name="ro1">
          <table:table-cell office:value-type="float" office:value="62.65" calcext:value-type="float">
            <text:p>62.65</text:p>
          </table:table-cell>
          <table:table-cell office:value-type="float" office:value="99.6191666666667" calcext:value-type="float">
            <text:p>99.6191666666667</text:p>
          </table:table-cell>
        </table:table-row>
        <table:table-row table:style-name="ro1">
          <table:table-cell office:value-type="float" office:value="73.4166666666667" calcext:value-type="float">
            <text:p>73.4166666666667</text:p>
          </table:table-cell>
          <table:table-cell office:value-type="float" office:value="99.675" calcext:value-type="float">
            <text:p>99.675</text:p>
          </table:table-cell>
        </table:table-row>
        <table:table-row table:style-name="ro1">
          <table:table-cell office:value-type="float" office:value="73.9166666666667" calcext:value-type="float">
            <text:p>73.9166666666667</text:p>
          </table:table-cell>
          <table:table-cell office:value-type="float" office:value="99.7141666666667" calcext:value-type="float">
            <text:p>99.7141666666667</text:p>
          </table:table-cell>
        </table:table-row>
        <table:table-row table:style-name="ro1">
          <table:table-cell office:value-type="float" office:value="74.4166666666667" calcext:value-type="float">
            <text:p>74.4166666666667</text:p>
          </table:table-cell>
          <table:table-cell office:value-type="float" office:value="99.7375" calcext:value-type="float">
            <text:p>99.7375</text:p>
          </table:table-cell>
        </table:table-row>
        <table:table-row table:style-name="ro1">
          <table:table-cell office:value-type="float" office:value="74.9166666666667" calcext:value-type="float">
            <text:p>74.9166666666667</text:p>
          </table:table-cell>
          <table:table-cell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75.4166666666667" calcext:value-type="float">
            <text:p>75.4166666666667</text:p>
          </table:table-cell>
          <table:table-cell office:value-type="float" office:value="99.7858333333333" calcext:value-type="float">
            <text:p>99.7858333333333</text:p>
          </table:table-cell>
        </table:table-row>
        <table:table-row table:style-name="ro1">
          <table:table-cell office:value-type="float" office:value="75.9166666666667" calcext:value-type="float">
            <text:p>75.9166666666667</text:p>
          </table:table-cell>
          <table:table-cell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76.4166666666667" calcext:value-type="float">
            <text:p>76.4166666666667</text:p>
          </table:table-cell>
          <table:table-cell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76.9166666666667" calcext:value-type="float">
            <text:p>76.9166666666667</text:p>
          </table:table-cell>
          <table:table-cell office:value-type="float" office:value="99.8375" calcext:value-type="float">
            <text:p>99.8375</text:p>
          </table:table-cell>
        </table:table-row>
        <table:table-row table:style-name="ro1">
          <table:table-cell office:value-type="float" office:value="77.4166666666667" calcext:value-type="float">
            <text:p>77.4166666666667</text:p>
          </table:table-cell>
          <table:table-cell office:value-type="float" office:value="99.8458333333333" calcext:value-type="float">
            <text:p>99.8458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.8525" calcext:value-type="float">
            <text:p>99.8525</text:p>
          </table:table-cell>
        </table:table-row>
        <table:table-row table:style-name="ro1">
          <table:table-cell office:value-type="float" office:value="78.5833333333333" calcext:value-type="float">
            <text:p>78.5833333333333</text:p>
          </table:table-cell>
          <table:table-cell office:value-type="float" office:value="99.8583333333334" calcext:value-type="float">
            <text:p>99.8583333333334</text:p>
          </table:table-cell>
        </table:table-row>
        <table:table-row table:style-name="ro1">
          <table:table-cell office:value-type="float" office:value="79.1666666666667" calcext:value-type="float">
            <text:p>79.1666666666667</text:p>
          </table:table-cell>
          <table:table-cell office:value-type="float" office:value="99.8625" calcext:value-type="float">
            <text:p>99.8625</text:p>
          </table:table-cell>
        </table:table-row>
        <table:table-row table:style-name="ro1">
          <table:table-cell office:value-type="float" office:value="79.9166666666667" calcext:value-type="float">
            <text:p>79.9166666666667</text:p>
          </table:table-cell>
          <table:table-cell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99.8825" calcext:value-type="float">
            <text:p>99.8825</text:p>
          </table:table-cell>
        </table:table-row>
        <table:table-row table:style-name="ro1">
          <table:table-cell office:value-type="float" office:value="82.1666666666667" calcext:value-type="float">
            <text:p>82.1666666666667</text:p>
          </table:table-cell>
          <table:table-cell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8975" calcext:value-type="float">
            <text:p>99.8975</text:p>
          </table:table-cell>
        </table:table-row>
        <table:table-row table:style-name="ro1">
          <table:table-cell office:value-type="float" office:value="83.9166666666667" calcext:value-type="float">
            <text:p>83.9166666666667</text:p>
          </table:table-cell>
          <table:table-cell office:value-type="float" office:value="99.9008333333333" calcext:value-type="float">
            <text:p>99.9008333333333</text:p>
          </table:table-cell>
        </table:table-row>
        <table:table-row table:style-name="ro1">
          <table:table-cell office:value-type="float" office:value="84.75" calcext:value-type="float">
            <text:p>84.75</text:p>
          </table:table-cell>
          <table:table-cell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85.6666666666667" calcext:value-type="float">
            <text:p>85.6666666666667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86.6666666666667" calcext:value-type="float">
            <text:p>86.6666666666667</text:p>
          </table:table-cell>
          <table:table-cell office:value-type="float" office:value="99.9158333333333" calcext:value-type="float">
            <text:p>99.9158333333333</text:p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89.5833333333333" calcext:value-type="float">
            <text:p>89.5833333333333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.9341666666667" calcext:value-type="float">
            <text:p>99.9341666666667</text:p>
          </table:table-cell>
        </table:table-row>
        <table:table-row table:style-name="ro1">
          <table:table-cell office:value-type="float" office:value="92.5833333333333" calcext:value-type="float">
            <text:p>92.5833333333333</text:p>
          </table:table-cell>
          <table:table-cell office:value-type="float" office:value="99.9375" calcext:value-type="float">
            <text:p>99.9375</text:p>
          </table:table-cell>
        </table:table-row>
        <table:table-row table:style-name="ro1">
          <table:table-cell office:value-type="float" office:value="93.6666666666667" calcext:value-type="float">
            <text:p>93.6666666666667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.9491666666667" calcext:value-type="float">
            <text:p>99.9491666666667</text:p>
          </table:table-cell>
        </table:table-row>
        <table:table-row table:style-name="ro1">
          <table:table-cell office:value-type="float" office:value="97.25" calcext:value-type="float">
            <text:p>97.25</text:p>
          </table:table-cell>
          <table:table-cell office:value-type="float" office:value="99.9525" calcext:value-type="float">
            <text:p>99.9525</text:p>
          </table:table-cell>
        </table:table-row>
        <table:table-row table:style-name="ro1">
          <table:table-cell office:value-type="float" office:value="98.5833333333333" calcext:value-type="float">
            <text:p>98.5833333333333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99.9166666666667" calcext:value-type="float">
            <text:p>99.9166666666667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02.916666666667" calcext:value-type="float">
            <text:p>102.916666666667</text:p>
          </table:table-cell>
          <table:table-cell office:value-type="float" office:value="99.9641666666667" calcext:value-type="float">
            <text:p>99.9641666666667</text:p>
          </table:table-cell>
        </table:table-row>
        <table:table-row table:style-name="ro1">
          <table:table-cell office:value-type="float" office:value="109.416666666667" calcext:value-type="float">
            <text:p>109.41666666666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.9725" calcext:value-type="float">
            <text:p>99.9725</text:p>
          </table:table-cell>
        </table:table-row>
        <table:table-row table:style-name="ro1">
          <table:table-cell office:value-type="float" office:value="130.666666666667" calcext:value-type="float">
            <text:p>130.666666666667</text:p>
          </table:table-cell>
          <table:table-cell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34.416666666667" calcext:value-type="float">
            <text:p>134.416666666667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36.583333333333" calcext:value-type="float">
            <text:p>136.583333333333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38.916666666667" calcext:value-type="float">
            <text:p>138.916666666667</text:p>
          </table:table-cell>
          <table:table-cell office:value-type="float" office:value="99.9833333333334" calcext:value-type="float">
            <text:p>99.98333333333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49.75" calcext:value-type="float">
            <text:p>149.75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63.416666666667" calcext:value-type="float">
            <text:p>163.416666666667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68.666666666667" calcext:value-type="float">
            <text:p>168.666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91.333333333333" calcext:value-type="float">
            <text:p>191.3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2.166666666667" calcext:value-type="float">
            <text:p>192.16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3.833333333333" calcext:value-type="float">
            <text:p>193.83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6.333333333333" calcext:value-type="float">
            <text:p>196.3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0.8775" calcext:value-type="float">
            <text:p>0.8775</text:p>
          </table:table-cell>
          <table:table-cell office:value-type="float" office:value="0.0316666666666667" calcext:value-type="float">
            <text:p>0.031666666666667</text:p>
          </table:table-cell>
        </table:table-row>
        <table:table-row table:style-name="ro1">
          <table:table-cell office:value-type="float" office:value="0.936666666666667" calcext:value-type="float">
            <text:p>0.936666666666667</text:p>
          </table:table-cell>
          <table:table-cell office:value-type="float" office:value="0.2575" calcext:value-type="float">
            <text:p>0.2575</text:p>
          </table:table-cell>
        </table:table-row>
        <table:table-row table:style-name="ro1">
          <table:table-cell office:value-type="float" office:value="0.994166666666667" calcext:value-type="float">
            <text:p>0.994166666666667</text:p>
          </table:table-cell>
          <table:table-cell office:value-type="float" office:value="1.16166666666667" calcext:value-type="float">
            <text:p>1.16166666666667</text:p>
          </table:table-cell>
        </table:table-row>
        <table:table-row table:style-name="ro1">
          <table:table-cell office:value-type="float" office:value="1.0575" calcext:value-type="float">
            <text:p>1.0575</text:p>
          </table:table-cell>
          <table:table-cell office:value-type="float" office:value="3.30083333333333" calcext:value-type="float">
            <text:p>3.30083333333333</text:p>
          </table:table-cell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1.1675" calcext:value-type="float">
            <text:p>1.1675</text:p>
          </table:table-cell>
          <table:table-cell office:value-type="float" office:value="11.4775" calcext:value-type="float">
            <text:p>11.4775</text:p>
          </table:table-cell>
        </table:table-row>
        <table:table-row table:style-name="ro1">
          <table:table-cell office:value-type="float" office:value="1.2225" calcext:value-type="float">
            <text:p>1.2225</text:p>
          </table:table-cell>
          <table:table-cell office:value-type="float" office:value="16.4791666666667" calcext:value-type="float">
            <text:p>16.4791666666667</text:p>
          </table:table-cell>
        </table:table-row>
        <table:table-row table:style-name="ro1">
          <table:table-cell office:value-type="float" office:value="1.2775" calcext:value-type="float">
            <text:p>1.2775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float" office:value="1.3325" calcext:value-type="float">
            <text:p>1.3325</text:p>
          </table:table-cell>
          <table:table-cell office:value-type="float" office:value="25.3375" calcext:value-type="float">
            <text:p>25.3375</text:p>
          </table:table-cell>
        </table:table-row>
        <table:table-row table:style-name="ro1">
          <table:table-cell office:value-type="float" office:value="1.38833333333333" calcext:value-type="float">
            <text:p>1.38833333333333</text:p>
          </table:table-cell>
          <table:table-cell office:value-type="float" office:value="28.8091666666667" calcext:value-type="float">
            <text:p>28.8091666666667</text:p>
          </table:table-cell>
        </table:table-row>
        <table:table-row table:style-name="ro1">
          <table:table-cell office:value-type="float" office:value="1.44333333333333" calcext:value-type="float">
            <text:p>1.44333333333333</text:p>
          </table:table-cell>
          <table:table-cell office:value-type="float" office:value="31.705" calcext:value-type="float">
            <text:p>31.705</text:p>
          </table:table-cell>
        </table:table-row>
        <table:table-row table:style-name="ro1">
          <table:table-cell office:value-type="float" office:value="1.49833333333333" calcext:value-type="float">
            <text:p>1.49833333333333</text:p>
          </table:table-cell>
          <table:table-cell office:value-type="float" office:value="34.0058333333333" calcext:value-type="float">
            <text:p>34.0058333333333</text:p>
          </table:table-cell>
        </table:table-row>
        <table:table-row table:style-name="ro1">
          <table:table-cell office:value-type="float" office:value="1.55333333333333" calcext:value-type="float">
            <text:p>1.55333333333333</text:p>
          </table:table-cell>
          <table:table-cell office:value-type="float" office:value="35.7791666666667" calcext:value-type="float">
            <text:p>35.7791666666667</text:p>
          </table:table-cell>
        </table:table-row>
        <table:table-row table:style-name="ro1">
          <table:table-cell office:value-type="float" office:value="1.60833333333333" calcext:value-type="float">
            <text:p>1.60833333333333</text:p>
          </table:table-cell>
          <table:table-cell office:value-type="float" office:value="37.165" calcext:value-type="float">
            <text:p>37.165</text:p>
          </table:table-cell>
        </table:table-row>
        <table:table-row table:style-name="ro1">
          <table:table-cell office:value-type="float" office:value="1.66333333333333" calcext:value-type="float">
            <text:p>1.66333333333333</text:p>
          </table:table-cell>
          <table:table-cell office:value-type="float" office:value="38.3483333333333" calcext:value-type="float">
            <text:p>38.3483333333333</text:p>
          </table:table-cell>
        </table:table-row>
        <table:table-row table:style-name="ro1">
          <table:table-cell office:value-type="float" office:value="1.71833333333333" calcext:value-type="float">
            <text:p>1.71833333333333</text:p>
          </table:table-cell>
          <table:table-cell office:value-type="float" office:value="39.2758333333333" calcext:value-type="float">
            <text:p>39.2758333333333</text:p>
          </table:table-cell>
        </table:table-row>
        <table:table-row table:style-name="ro1">
          <table:table-cell office:value-type="float" office:value="1.77333333333333" calcext:value-type="float">
            <text:p>1.77333333333333</text:p>
          </table:table-cell>
          <table:table-cell office:value-type="float" office:value="40.0333333333333" calcext:value-type="float">
            <text:p>40.0333333333333</text:p>
          </table:table-cell>
        </table:table-row>
        <table:table-row table:style-name="ro1">
          <table:table-cell office:value-type="float" office:value="1.82833333333333" calcext:value-type="float">
            <text:p>1.82833333333333</text:p>
          </table:table-cell>
          <table:table-cell office:value-type="float" office:value="40.6991666666667" calcext:value-type="float">
            <text:p>40.6991666666667</text:p>
          </table:table-cell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1.2258333333333" calcext:value-type="float">
            <text:p>41.2258333333333</text:p>
          </table:table-cell>
        </table:table-row>
        <table:table-row table:style-name="ro1">
          <table:table-cell office:value-type="float" office:value="1.93833333333333" calcext:value-type="float">
            <text:p>1.93833333333333</text:p>
          </table:table-cell>
          <table:table-cell office:value-type="float" office:value="41.7016666666667" calcext:value-type="float">
            <text:p>41.7016666666667</text:p>
          </table:table-cell>
        </table:table-row>
        <table:table-row table:style-name="ro1">
          <table:table-cell office:value-type="float" office:value="1.99333333333333" calcext:value-type="float">
            <text:p>1.99333333333333</text:p>
          </table:table-cell>
          <table:table-cell office:value-type="float" office:value="42.1016666666667" calcext:value-type="float">
            <text:p>42.1016666666667</text:p>
          </table:table-cell>
        </table:table-row>
        <table:table-row table:style-name="ro1">
          <table:table-cell office:value-type="float" office:value="2.04833333333333" calcext:value-type="float">
            <text:p>2.04833333333333</text:p>
          </table:table-cell>
          <table:table-cell office:value-type="float" office:value="42.4575" calcext:value-type="float">
            <text:p>42.4575</text:p>
          </table:table-cell>
        </table:table-row>
        <table:table-row table:style-name="ro1">
          <table:table-cell office:value-type="float" office:value="2.10333333333333" calcext:value-type="float">
            <text:p>2.10333333333333</text:p>
          </table:table-cell>
          <table:table-cell office:value-type="float" office:value="42.7775" calcext:value-type="float">
            <text:p>42.7775</text:p>
          </table:table-cell>
        </table:table-row>
        <table:table-row table:style-name="ro1">
          <table:table-cell office:value-type="float" office:value="2.15833333333333" calcext:value-type="float">
            <text:p>2.15833333333333</text:p>
          </table:table-cell>
          <table:table-cell office:value-type="float" office:value="43.0833333333333" calcext:value-type="float">
            <text:p>43.0833333333333</text:p>
          </table:table-cell>
        </table:table-row>
        <table:table-row table:style-name="ro1">
          <table:table-cell office:value-type="float" office:value="2.21333333333333" calcext:value-type="float">
            <text:p>2.21333333333333</text:p>
          </table:table-cell>
          <table:table-cell office:value-type="float" office:value="43.3958333333333" calcext:value-type="float">
            <text:p>43.3958333333333</text:p>
          </table:table-cell>
        </table:table-row>
        <table:table-row table:style-name="ro1">
          <table:table-cell office:value-type="float" office:value="2.26833333333333" calcext:value-type="float">
            <text:p>2.26833333333333</text:p>
          </table:table-cell>
          <table:table-cell office:value-type="float" office:value="43.6633333333333" calcext:value-type="float">
            <text:p>43.6633333333333</text:p>
          </table:table-cell>
        </table:table-row>
        <table:table-row table:style-name="ro1">
          <table:table-cell office:value-type="float" office:value="2.32333333333333" calcext:value-type="float">
            <text:p>2.32333333333333</text:p>
          </table:table-cell>
          <table:table-cell office:value-type="float" office:value="43.9233333333333" calcext:value-type="float">
            <text:p>43.9233333333333</text:p>
          </table:table-cell>
        </table:table-row>
        <table:table-row table:style-name="ro1">
          <table:table-cell office:value-type="float" office:value="2.37833333333333" calcext:value-type="float">
            <text:p>2.37833333333333</text:p>
          </table:table-cell>
          <table:table-cell office:value-type="float" office:value="44.1908333333333" calcext:value-type="float">
            <text:p>44.1908333333333</text:p>
          </table:table-cell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1">
          <table:table-cell office:value-type="float" office:value="2.48833333333333" calcext:value-type="float">
            <text:p>2.48833333333333</text:p>
          </table:table-cell>
          <table:table-cell office:value-type="float" office:value="44.7783333333333" calcext:value-type="float">
            <text:p>44.7783333333333</text:p>
          </table:table-cell>
        </table:table-row>
        <table:table-row table:style-name="ro1">
          <table:table-cell office:value-type="float" office:value="2.54333333333333" calcext:value-type="float">
            <text:p>2.54333333333333</text:p>
          </table:table-cell>
          <table:table-cell office:value-type="float" office:value="45.1041666666667" calcext:value-type="float">
            <text:p>45.1041666666667</text:p>
          </table:table-cell>
        </table:table-row>
        <table:table-row table:style-name="ro1">
          <table:table-cell office:value-type="float" office:value="2.59833333333333" calcext:value-type="float">
            <text:p>2.59833333333333</text:p>
          </table:table-cell>
          <table:table-cell office:value-type="float" office:value="45.4591666666667" calcext:value-type="float">
            <text:p>45.4591666666667</text:p>
          </table:table-cell>
        </table:table-row>
        <table:table-row table:style-name="ro1">
          <table:table-cell office:value-type="float" office:value="2.65333333333333" calcext:value-type="float">
            <text:p>2.65333333333333</text:p>
          </table:table-cell>
          <table:table-cell office:value-type="float" office:value="45.8833333333333" calcext:value-type="float">
            <text:p>45.8833333333333</text:p>
          </table:table-cell>
        </table:table-row>
        <table:table-row table:style-name="ro1">
          <table:table-cell office:value-type="float" office:value="2.70833333333333" calcext:value-type="float">
            <text:p>2.70833333333333</text:p>
          </table:table-cell>
          <table:table-cell office:value-type="float" office:value="46.48" calcext:value-type="float">
            <text:p>46.48</text:p>
          </table:table-cell>
        </table:table-row>
        <table:table-row table:style-name="ro1">
          <table:table-cell office:value-type="float" office:value="2.77083333333333" calcext:value-type="float">
            <text:p>2.77083333333333</text:p>
          </table:table-cell>
          <table:table-cell office:value-type="float" office:value="47.6475" calcext:value-type="float">
            <text:p>47.6475</text:p>
          </table:table-cell>
        </table:table-row>
        <table:table-row table:style-name="ro1">
          <table:table-cell office:value-type="float" office:value="2.84833333333333" calcext:value-type="float">
            <text:p>2.84833333333333</text:p>
          </table:table-cell>
          <table:table-cell office:value-type="float" office:value="49.6833333333333" calcext:value-type="float">
            <text:p>49.6833333333333</text:p>
          </table:table-cell>
        </table:table-row>
        <table:table-row table:style-name="ro1">
          <table:table-cell office:value-type="float" office:value="2.93333333333333" calcext:value-type="float">
            <text:p>2.93333333333333</text:p>
          </table:table-cell>
          <table:table-cell office:value-type="float" office:value="52.4941666666667" calcext:value-type="float">
            <text:p>52.4941666666667</text:p>
          </table:table-cell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56.375" calcext:value-type="float">
            <text:p>56.375</text:p>
          </table:table-cell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60.6216666666667" calcext:value-type="float">
            <text:p>60.6216666666667</text:p>
          </table:table-cell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68.3416666666667" calcext:value-type="float">
            <text:p>68.3416666666667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71.5366666666667" calcext:value-type="float">
            <text:p>71.5366666666667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4.2283333333333" calcext:value-type="float">
            <text:p>74.2283333333333</text:p>
          </table:table-cell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6.4975" calcext:value-type="float">
            <text:p>76.4975</text:p>
          </table:table-cell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78.2825" calcext:value-type="float">
            <text:p>78.2825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9.7791666666667" calcext:value-type="float">
            <text:p>79.7791666666667</text:p>
          </table:table-cell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81.0516666666667" calcext:value-type="float">
            <text:p>81.0516666666667</text:p>
          </table:table-cell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82.0866666666667" calcext:value-type="float">
            <text:p>82.0866666666667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82.9708333333333" calcext:value-type="float">
            <text:p>82.9708333333333</text:p>
          </table:table-cell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83.7141666666667" calcext:value-type="float">
            <text:p>83.7141666666667</text:p>
          </table:table-cell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84.3658333333334" calcext:value-type="float">
            <text:p>84.3658333333334</text:p>
          </table:table-cell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84.9225" calcext:value-type="float">
            <text:p>84.9225</text:p>
          </table:table-cell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5.9325" calcext:value-type="float">
            <text:p>85.9325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86.3983333333333" calcext:value-type="float">
            <text:p>86.3983333333333</text:p>
          </table:table-cell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86.7916666666667" calcext:value-type="float">
            <text:p>86.7916666666667</text:p>
          </table:table-cell>
        </table:table-row>
        <table:table-row table:style-name="ro1">
          <table:table-cell office:value-type="float" office:value="4.93333333333333" calcext:value-type="float">
            <text:p>4.93333333333333</text:p>
          </table:table-cell>
          <table:table-cell office:value-type="float" office:value="87.1891666666667" calcext:value-type="float">
            <text:p>87.1891666666667</text:p>
          </table:table-cell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87.5266666666667" calcext:value-type="float">
            <text:p>87.5266666666667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7.8425" calcext:value-type="float">
            <text:p>87.8425</text:p>
          </table:table-cell>
        </table:table-row>
        <table:table-row table:style-name="ro1">
          <table:table-cell office:value-type="float" office:value="5.23333333333333" calcext:value-type="float">
            <text:p>5.23333333333333</text:p>
          </table:table-cell>
          <table:table-cell office:value-type="float" office:value="88.1483333333333" calcext:value-type="float">
            <text:p>88.1483333333333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88.455" calcext:value-type="float">
            <text:p>88.455</text:p>
          </table:table-cell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88.7425" calcext:value-type="float">
            <text:p>88.7425</text:p>
          </table:table-cell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89.0633333333333" calcext:value-type="float">
            <text:p>89.0633333333333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9.3608333333333" calcext:value-type="float">
            <text:p>89.3608333333333</text:p>
          </table:table-cell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89.6666666666667" calcext:value-type="float">
            <text:p>89.6666666666667</text:p>
          </table:table-cell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89.9783333333333" calcext:value-type="float">
            <text:p>89.9783333333333</text:p>
          </table:table-cell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90.2891666666667" calcext:value-type="float">
            <text:p>90.2891666666667</text:p>
          </table:table-cell>
        </table:table-row>
        <table:table-row table:style-name="ro1">
          <table:table-cell office:value-type="float" office:value="6.03333333333333" calcext:value-type="float">
            <text:p>6.03333333333333</text:p>
          </table:table-cell>
          <table:table-cell office:value-type="float" office:value="90.6066666666667" calcext:value-type="float">
            <text:p>90.6066666666667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0.94" calcext:value-type="float">
            <text:p>90.94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91.2583333333333" calcext:value-type="float">
            <text:p>91.2583333333333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91.5708333333333" calcext:value-type="float">
            <text:p>91.5708333333333</text:p>
          </table:table-cell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91.8791666666667" calcext:value-type="float">
            <text:p>91.8791666666667</text:p>
          </table:table-cell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92.1991666666667" calcext:value-type="float">
            <text:p>92.1991666666667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2.5141666666667" calcext:value-type="float">
            <text:p>92.5141666666667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92.8258333333333" calcext:value-type="float">
            <text:p>92.8258333333333</text:p>
          </table:table-cell>
        </table:table-row>
        <table:table-row table:style-name="ro1">
          <table:table-cell office:value-type="float" office:value="6.84166666666667" calcext:value-type="float">
            <text:p>6.84166666666667</text:p>
          </table:table-cell>
          <table:table-cell office:value-type="float" office:value="93.1508333333333" calcext:value-type="float">
            <text:p>93.1508333333333</text:p>
          </table:table-cell>
        </table:table-row>
        <table:table-row table:style-name="ro1">
          <table:table-cell office:value-type="float" office:value="6.94166666666667" calcext:value-type="float">
            <text:p>6.94166666666667</text:p>
          </table:table-cell>
          <table:table-cell office:value-type="float" office:value="93.4691666666667" calcext:value-type="float">
            <text:p>93.4691666666667</text:p>
          </table:table-cell>
        </table:table-row>
        <table:table-row table:style-name="ro1">
          <table:table-cell office:value-type="float" office:value="7.04166666666667" calcext:value-type="float">
            <text:p>7.04166666666667</text:p>
          </table:table-cell>
          <table:table-cell office:value-type="float" office:value="93.7841666666667" calcext:value-type="float">
            <text:p>93.7841666666667</text:p>
          </table:table-cell>
        </table:table-row>
        <table:table-row table:style-name="ro1">
          <table:table-cell office:value-type="float" office:value="7.14166666666667" calcext:value-type="float">
            <text:p>7.14166666666667</text:p>
          </table:table-cell>
          <table:table-cell office:value-type="float" office:value="94.09" calcext:value-type="float">
            <text:p>94.09</text:p>
          </table:table-cell>
        </table:table-row>
        <table:table-row table:style-name="ro1">
          <table:table-cell office:value-type="float" office:value="7.24166666666667" calcext:value-type="float">
            <text:p>7.24166666666667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7.34166666666667" calcext:value-type="float">
            <text:p>7.34166666666667</text:p>
          </table:table-cell>
          <table:table-cell office:value-type="float" office:value="94.7083333333333" calcext:value-type="float">
            <text:p>94.7083333333333</text:p>
          </table:table-cell>
        </table:table-row>
        <table:table-row table:style-name="ro1">
          <table:table-cell office:value-type="float" office:value="7.44166666666667" calcext:value-type="float">
            <text:p>7.44166666666667</text:p>
          </table:table-cell>
          <table:table-cell office:value-type="float" office:value="94.9808333333334" calcext:value-type="float">
            <text:p>94.9808333333334</text:p>
          </table:table-cell>
        </table:table-row>
        <table:table-row table:style-name="ro1">
          <table:table-cell office:value-type="float" office:value="7.54166666666667" calcext:value-type="float">
            <text:p>7.54166666666667</text:p>
          </table:table-cell>
          <table:table-cell office:value-type="float" office:value="95.2825" calcext:value-type="float">
            <text:p>95.2825</text:p>
          </table:table-cell>
        </table:table-row>
        <table:table-row table:style-name="ro1">
          <table:table-cell office:value-type="float" office:value="7.64166666666667" calcext:value-type="float">
            <text:p>7.64166666666667</text:p>
          </table:table-cell>
          <table:table-cell office:value-type="float" office:value="95.5483333333333" calcext:value-type="float">
            <text:p>95.5483333333333</text:p>
          </table:table-cell>
        </table:table-row>
        <table:table-row table:style-name="ro1">
          <table:table-cell office:value-type="float" office:value="7.74166666666667" calcext:value-type="float">
            <text:p>7.74166666666667</text:p>
          </table:table-cell>
          <table:table-cell office:value-type="float" office:value="95.8066666666667" calcext:value-type="float">
            <text:p>95.8066666666667</text:p>
          </table:table-cell>
        </table:table-row>
        <table:table-row table:style-name="ro1">
          <table:table-cell office:value-type="float" office:value="7.84166666666667" calcext:value-type="float">
            <text:p>7.84166666666667</text:p>
          </table:table-cell>
          <table:table-cell office:value-type="float" office:value="96.0466666666667" calcext:value-type="float">
            <text:p>96.0466666666667</text:p>
          </table:table-cell>
        </table:table-row>
        <table:table-row table:style-name="ro1">
          <table:table-cell office:value-type="float" office:value="7.94166666666667" calcext:value-type="float">
            <text:p>7.94166666666667</text:p>
          </table:table-cell>
          <table:table-cell office:value-type="float" office:value="96.3091666666667" calcext:value-type="float">
            <text:p>96.3091666666667</text:p>
          </table:table-cell>
        </table:table-row>
        <table:table-row table:style-name="ro1">
          <table:table-cell office:value-type="float" office:value="8.04166666666667" calcext:value-type="float">
            <text:p>8.04166666666667</text:p>
          </table:table-cell>
          <table:table-cell office:value-type="float" office:value="96.5325" calcext:value-type="float">
            <text:p>96.5325</text:p>
          </table:table-cell>
        </table:table-row>
        <table:table-row table:style-name="ro1">
          <table:table-cell office:value-type="float" office:value="8.14166666666667" calcext:value-type="float">
            <text:p>8.14166666666667</text:p>
          </table:table-cell>
          <table:table-cell office:value-type="float" office:value="96.7566666666667" calcext:value-type="float">
            <text:p>96.7566666666667</text:p>
          </table:table-cell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97.0183333333334" calcext:value-type="float">
            <text:p>97.0183333333334</text:p>
          </table:table-cell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97.2416666666667" calcext:value-type="float">
            <text:p>97.2416666666667</text:p>
          </table:table-cell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97.455" calcext:value-type="float">
            <text:p>97.455</text:p>
          </table:table-cell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97.6491666666667" calcext:value-type="float">
            <text:p>97.6491666666667</text:p>
          </table:table-cell>
        </table:table-row>
        <table:table-row table:style-name="ro1">
          <table:table-cell office:value-type="float" office:value="10.6666666666667" calcext:value-type="float">
            <text:p>10.6666666666667</text:p>
          </table:table-cell>
          <table:table-cell office:value-type="float" office:value="97.8258333333333" calcext:value-type="float">
            <text:p>97.8258333333333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97.9608333333333" calcext:value-type="float">
            <text:p>97.9608333333333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98.1166666666667" calcext:value-type="float">
            <text:p>98.116666666666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98.2458333333333" calcext:value-type="float">
            <text:p>98.2458333333333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98.3566666666667" calcext:value-type="float">
            <text:p>98.356666666666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98.4591666666667" calcext:value-type="float">
            <text:p>98.4591666666667</text:p>
          </table:table-cell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98.5591666666667" calcext:value-type="float">
            <text:p>98.5591666666667</text:p>
          </table:table-cell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98.645" calcext:value-type="float">
            <text:p>98.645</text:p>
          </table:table-cell>
        </table:table-row>
        <table:table-row table:style-name="ro1">
          <table:table-cell office:value-type="float" office:value="15.7333333333333" calcext:value-type="float">
            <text:p>15.7333333333333</text:p>
          </table:table-cell>
          <table:table-cell office:value-type="float" office:value="98.7216666666667" calcext:value-type="float">
            <text:p>98.7216666666667</text:p>
          </table:table-cell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98.7891666666667" calcext:value-type="float">
            <text:p>98.7891666666667</text:p>
          </table:table-cell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98.8491666666667" calcext:value-type="float">
            <text:p>98.8491666666667</text:p>
          </table:table-cell>
        </table:table-row>
        <table:table-row table:style-name="ro1">
          <table:table-cell office:value-type="float" office:value="33.1333333333333" calcext:value-type="float">
            <text:p>33.1333333333333</text:p>
          </table:table-cell>
          <table:table-cell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98.9625" calcext:value-type="float">
            <text:p>98.9625</text:p>
          </table:table-cell>
        </table:table-row>
        <table:table-row table:style-name="ro1">
          <table:table-cell office:value-type="float" office:value="50.4833333333333" calcext:value-type="float">
            <text:p>50.4833333333333</text:p>
          </table:table-cell>
          <table:table-cell office:value-type="float" office:value="99.0108333333333" calcext:value-type="float">
            <text:p>99.0108333333333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99.0666666666667" calcext:value-type="float">
            <text:p>99.0666666666667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99.1158333333333" calcext:value-type="float">
            <text:p>99.1158333333333</text:p>
          </table:table-cell>
        </table:table-row>
        <table:table-row table:style-name="ro1">
          <table:table-cell office:value-type="float" office:value="58.6333333333333" calcext:value-type="float">
            <text:p>58.6333333333333</text:p>
          </table:table-cell>
          <table:table-cell office:value-type="float" office:value="99.1566666666667" calcext:value-type="float">
            <text:p>99.1566666666667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99.19" calcext:value-type="float">
            <text:p>99.19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99.2216666666667" calcext:value-type="float">
            <text:p>99.2216666666667</text:p>
          </table:table-cell>
        </table:table-row>
        <table:table-row table:style-name="ro1">
          <table:table-cell office:value-type="float" office:value="62.95" calcext:value-type="float">
            <text:p>62.95</text:p>
          </table:table-cell>
          <table:table-cell office:value-type="float" office:value="99.2508333333333" calcext:value-type="float">
            <text:p>99.2508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2858333333333" calcext:value-type="float">
            <text:p>99.2858333333333</text:p>
          </table:table-cell>
        </table:table-row>
        <table:table-row table:style-name="ro1">
          <table:table-cell office:value-type="float" office:value="63.05" calcext:value-type="float">
            <text:p>63.05</text:p>
          </table:table-cell>
          <table:table-cell office:value-type="float" office:value="99.3125" calcext:value-type="float">
            <text:p>99.3125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99.3416666666667" calcext:value-type="float">
            <text:p>99.3416666666667</text:p>
          </table:table-cell>
        </table:table-row>
        <table:table-row table:style-name="ro1">
          <table:table-cell office:value-type="float" office:value="63.15" calcext:value-type="float">
            <text:p>63.15</text:p>
          </table:table-cell>
          <table:table-cell office:value-type="float" office:value="99.3683333333333" calcext:value-type="float">
            <text:p>99.3683333333333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99.4075" calcext:value-type="float">
            <text:p>99.4075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99.4291666666667" calcext:value-type="float">
            <text:p>99.4291666666667</text:p>
          </table:table-cell>
        </table:table-row>
        <table:table-row table:style-name="ro1">
          <table:table-cell office:value-type="float" office:value="63.35" calcext:value-type="float">
            <text:p>63.35</text:p>
          </table:table-cell>
          <table:table-cell office:value-type="float" office:value="99.45" calcext:value-type="float">
            <text:p>99.45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99.4691666666667" calcext:value-type="float">
            <text:p>99.4691666666667</text:p>
          </table:table-cell>
        </table:table-row>
        <table:table-row table:style-name="ro1">
          <table:table-cell office:value-type="float" office:value="63.45" calcext:value-type="float">
            <text:p>63.45</text:p>
          </table:table-cell>
          <table:table-cell office:value-type="float" office:value="99.4908333333333" calcext:value-type="float">
            <text:p>99.4908333333333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99.5091666666667" calcext:value-type="float">
            <text:p>99.5091666666667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99.5408333333333" calcext:value-type="float">
            <text:p>99.5408333333333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99.6333333333333" calcext:value-type="float">
            <text:p>99.6333333333333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99.6725" calcext:value-type="float">
            <text:p>99.6725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99.7008333333333" calcext:value-type="float">
            <text:p>99.7008333333333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99.7308333333333" calcext:value-type="float">
            <text:p>99.7308333333333</text:p>
          </table:table-cell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99.7558333333333" calcext:value-type="float">
            <text:p>99.7558333333333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99.7875" calcext:value-type="float">
            <text:p>99.7875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99.8025" calcext:value-type="float">
            <text:p>99.8025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8208333333333" calcext:value-type="float">
            <text:p>99.8208333333333</text:p>
          </table:table-cell>
        </table:table-row>
        <table:table-row table:style-name="ro1">
          <table:table-cell office:value-type="float" office:value="69.6666666666667" calcext:value-type="float">
            <text:p>69.6666666666667</text:p>
          </table:table-cell>
          <table:table-cell office:value-type="float" office:value="99.8275" calcext:value-type="float">
            <text:p>99.8275</text:p>
          </table:table-cell>
        </table:table-row>
        <table:table-row table:style-name="ro1">
          <table:table-cell office:value-type="float" office:value="70.3333333333333" calcext:value-type="float">
            <text:p>70.3333333333333</text:p>
          </table:table-cell>
          <table:table-cell office:value-type="float" office:value="99.8416666666667" calcext:value-type="float">
            <text:p>99.8416666666667</text:p>
          </table:table-cell>
        </table:table-row>
        <table:table-row table:style-name="ro1">
          <table:table-cell office:value-type="float" office:value="70.9166666666667" calcext:value-type="float">
            <text:p>70.9166666666667</text:p>
          </table:table-cell>
          <table:table-cell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71.4166666666667" calcext:value-type="float">
            <text:p>71.416666666666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71.9166666666667" calcext:value-type="float">
            <text:p>71.9166666666667</text:p>
          </table:table-cell>
          <table:table-cell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72.5833333333333" calcext:value-type="float">
            <text:p>72.5833333333333</text:p>
          </table:table-cell>
          <table:table-cell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73.1666666666667" calcext:value-type="float">
            <text:p>73.1666666666667</text:p>
          </table:table-cell>
          <table:table-cell office:value-type="float" office:value="99.8875" calcext:value-type="float">
            <text:p>99.8875</text:p>
          </table:table-cell>
        </table:table-row>
        <table:table-row table:style-name="ro1">
          <table:table-cell office:value-type="float" office:value="73.8333333333333" calcext:value-type="float">
            <text:p>73.8333333333333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74.4166666666667" calcext:value-type="float">
            <text:p>74.4166666666667</text:p>
          </table:table-cell>
          <table:table-cell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75.1666666666667" calcext:value-type="float">
            <text:p>75.1666666666667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76.0833333333333" calcext:value-type="float">
            <text:p>76.0833333333333</text:p>
          </table:table-cell>
          <table:table-cell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99.9175" calcext:value-type="float">
            <text:p>99.9175</text:p>
          </table:table-cell>
        </table:table-row>
        <table:table-row table:style-name="ro1">
          <table:table-cell office:value-type="float" office:value="78.0833333333333" calcext:value-type="float">
            <text:p>78.0833333333333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79.3333333333333" calcext:value-type="float">
            <text:p>79.3333333333333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375" calcext:value-type="float">
            <text:p>99.9375</text:p>
          </table:table-cell>
        </table:table-row>
        <table:table-row table:style-name="ro1">
          <table:table-cell office:value-type="float" office:value="82.0833333333333" calcext:value-type="float">
            <text:p>82.0833333333333</text:p>
          </table:table-cell>
          <table:table-cell office:value-type="float" office:value="99.9441666666667" calcext:value-type="float">
            <text:p>99.9441666666667</text:p>
          </table:table-cell>
        </table:table-row>
        <table:table-row table:style-name="ro1">
          <table:table-cell office:value-type="float" office:value="83.1666666666667" calcext:value-type="float">
            <text:p>83.1666666666667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85.5833333333333" calcext:value-type="float">
            <text:p>85.5833333333333</text:p>
          </table:table-cell>
          <table:table-cell office:value-type="float" office:value="99.9533333333334" calcext:value-type="float">
            <text:p>99.95333333333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91.6666666666667" calcext:value-type="float">
            <text:p>91.6666666666667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99.5833333333333" calcext:value-type="float">
            <text:p>99.5833333333333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01.916666666667" calcext:value-type="float">
            <text:p>101.916666666667</text:p>
          </table:table-cell>
          <table:table-cell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05.166666666667" calcext:value-type="float">
            <text:p>105.166666666667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08.416666666667" calcext:value-type="float">
            <text:p>108.416666666667</text:p>
          </table:table-cell>
          <table:table-cell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24.666666666667" calcext:value-type="float">
            <text:p>124.666666666667</text:p>
          </table:table-cell>
          <table:table-cell office:value-type="float" office:value="99.9891666666667" calcext:value-type="float">
            <text:p>99.9891666666667</text:p>
          </table:table-cell>
        </table:table-row>
        <table:table-row table:style-name="ro1">
          <table:table-cell office:value-type="float" office:value="127.75" calcext:value-type="float">
            <text:p>127.7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59.416666666667" calcext:value-type="float">
            <text:p>159.41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65.25" calcext:value-type="float">
            <text:p>165.2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2.75" calcext:value-type="float">
            <text:p>182.7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26.916666666667" calcext:value-type="float">
            <text:p>226.91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0.936666666666667" calcext:value-type="float">
            <text:p>0.93666666666666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00083333333333" calcext:value-type="float">
            <text:p>1.00083333333333</text:p>
          </table:table-cell>
          <table:table-cell office:value-type="float" office:value="0.2475" calcext:value-type="float">
            <text:p>0.2475</text:p>
          </table:table-cell>
        </table:table-row>
        <table:table-row table:style-name="ro1">
          <table:table-cell office:value-type="float" office:value="1.05916666666667" calcext:value-type="float">
            <text:p>1.05916666666667</text:p>
          </table:table-cell>
          <table:table-cell office:value-type="float" office:value="1.05333333333333" calcext:value-type="float">
            <text:p>1.05333333333333</text:p>
          </table:table-cell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2.98916666666667" calcext:value-type="float">
            <text:p>2.98916666666667</text:p>
          </table:table-cell>
        </table:table-row>
        <table:table-row table:style-name="ro1">
          <table:table-cell office:value-type="float" office:value="1.17166666666667" calcext:value-type="float">
            <text:p>1.17166666666667</text:p>
          </table:table-cell>
          <table:table-cell office:value-type="float" office:value="6.28416666666667" calcext:value-type="float">
            <text:p>6.28416666666667</text:p>
          </table:table-cell>
        </table:table-row>
        <table:table-row table:style-name="ro1">
          <table:table-cell office:value-type="float" office:value="1.2275" calcext:value-type="float">
            <text:p>1.2275</text:p>
          </table:table-cell>
          <table:table-cell office:value-type="float" office:value="10.5091666666667" calcext:value-type="float">
            <text:p>10.5091666666667</text:p>
          </table:table-cell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15.1591666666667" calcext:value-type="float">
            <text:p>15.1591666666667</text:p>
          </table:table-cell>
        </table:table-row>
        <table:table-row table:style-name="ro1">
          <table:table-cell office:value-type="float" office:value="1.33833333333333" calcext:value-type="float">
            <text:p>1.33833333333333</text:p>
          </table:table-cell>
          <table:table-cell office:value-type="float" office:value="19.77" calcext:value-type="float">
            <text:p>19.77</text:p>
          </table:table-cell>
        </table:table-row>
        <table:table-row table:style-name="ro1">
          <table:table-cell office:value-type="float" office:value="1.39333333333333" calcext:value-type="float">
            <text:p>1.39333333333333</text:p>
          </table:table-cell>
          <table:table-cell office:value-type="float" office:value="23.9641666666667" calcext:value-type="float">
            <text:p>23.9641666666667</text:p>
          </table:table-cell>
        </table:table-row>
        <table:table-row table:style-name="ro1">
          <table:table-cell office:value-type="float" office:value="1.44833333333333" calcext:value-type="float">
            <text:p>1.44833333333333</text:p>
          </table:table-cell>
          <table:table-cell office:value-type="float" office:value="27.4816666666667" calcext:value-type="float">
            <text:p>27.4816666666667</text:p>
          </table:table-cell>
        </table:table-row>
        <table:table-row table:style-name="ro1">
          <table:table-cell office:value-type="float" office:value="1.50333333333333" calcext:value-type="float">
            <text:p>1.50333333333333</text:p>
          </table:table-cell>
          <table:table-cell office:value-type="float" office:value="30.3466666666667" calcext:value-type="float">
            <text:p>30.3466666666667</text:p>
          </table:table-cell>
        </table:table-row>
        <table:table-row table:style-name="ro1">
          <table:table-cell office:value-type="float" office:value="1.55833333333333" calcext:value-type="float">
            <text:p>1.55833333333333</text:p>
          </table:table-cell>
          <table:table-cell office:value-type="float" office:value="32.6716666666667" calcext:value-type="float">
            <text:p>32.6716666666667</text:p>
          </table:table-cell>
        </table:table-row>
        <table:table-row table:style-name="ro1">
          <table:table-cell office:value-type="float" office:value="1.61333333333333" calcext:value-type="float">
            <text:p>1.61333333333333</text:p>
          </table:table-cell>
          <table:table-cell office:value-type="float" office:value="34.5366666666667" calcext:value-type="float">
            <text:p>34.5366666666667</text:p>
          </table:table-cell>
        </table:table-row>
        <table:table-row table:style-name="ro1">
          <table:table-cell office:value-type="float" office:value="1.66833333333333" calcext:value-type="float">
            <text:p>1.66833333333333</text:p>
          </table:table-cell>
          <table:table-cell office:value-type="float" office:value="35.9933333333333" calcext:value-type="float">
            <text:p>35.9933333333333</text:p>
          </table:table-cell>
        </table:table-row>
        <table:table-row table:style-name="ro1">
          <table:table-cell office:value-type="float" office:value="1.72333333333333" calcext:value-type="float">
            <text:p>1.72333333333333</text:p>
          </table:table-cell>
          <table:table-cell office:value-type="float" office:value="37.2025" calcext:value-type="float">
            <text:p>37.2025</text:p>
          </table:table-cell>
        </table:table-row>
        <table:table-row table:style-name="ro1">
          <table:table-cell office:value-type="float" office:value="1.77833333333333" calcext:value-type="float">
            <text:p>1.77833333333333</text:p>
          </table:table-cell>
          <table:table-cell office:value-type="float" office:value="38.2441666666667" calcext:value-type="float">
            <text:p>38.2441666666667</text:p>
          </table:table-cell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39.0858333333333" calcext:value-type="float">
            <text:p>39.0858333333333</text:p>
          </table:table-cell>
        </table:table-row>
        <table:table-row table:style-name="ro1">
          <table:table-cell office:value-type="float" office:value="1.88833333333333" calcext:value-type="float">
            <text:p>1.88833333333333</text:p>
          </table:table-cell>
          <table:table-cell office:value-type="float" office:value="39.83" calcext:value-type="float">
            <text:p>39.83</text:p>
          </table:table-cell>
        </table:table-row>
        <table:table-row table:style-name="ro1">
          <table:table-cell office:value-type="float" office:value="1.94333333333333" calcext:value-type="float">
            <text:p>1.94333333333333</text:p>
          </table:table-cell>
          <table:table-cell office:value-type="float" office:value="40.8758333333333" calcext:value-type="float">
            <text:p>40.8758333333333</text:p>
          </table:table-cell>
        </table:table-row>
        <table:table-row table:style-name="ro1">
          <table:table-cell office:value-type="float" office:value="2.02083333333333" calcext:value-type="float">
            <text:p>2.02083333333333</text:p>
          </table:table-cell>
          <table:table-cell office:value-type="float" office:value="42.615" calcext:value-type="float">
            <text:p>42.615</text:p>
          </table:table-cell>
        </table:table-row>
        <table:table-row table:style-name="ro1">
          <table:table-cell office:value-type="float" office:value="2.09833333333333" calcext:value-type="float">
            <text:p>2.09833333333333</text:p>
          </table:table-cell>
          <table:table-cell office:value-type="float" office:value="44.8858333333333" calcext:value-type="float">
            <text:p>44.8858333333333</text:p>
          </table:table-cell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7.8608333333333" calcext:value-type="float">
            <text:p>47.8608333333333</text:p>
          </table:table-cell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51.5375" calcext:value-type="float">
            <text:p>51.5375</text:p>
          </table:table-cell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55.4925" calcext:value-type="float">
            <text:p>55.4925</text:p>
          </table:table-cell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59.1625" calcext:value-type="float">
            <text:p>59.1625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62.535" calcext:value-type="float">
            <text:p>62.535</text:p>
          </table:table-cell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68.0308333333333" calcext:value-type="float">
            <text:p>68.0308333333333</text:p>
          </table:table-cell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70.1108333333333" calcext:value-type="float">
            <text:p>70.1108333333333</text:p>
          </table:table-cell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71.9541666666667" calcext:value-type="float">
            <text:p>71.9541666666667</text:p>
          </table:table-cell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73.53" calcext:value-type="float">
            <text:p>73.53</text:p>
          </table:table-cell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74.8758333333333" calcext:value-type="float">
            <text:p>74.8758333333333</text:p>
          </table:table-cell>
        </table:table-row>
        <table:table-row table:style-name="ro1">
          <table:table-cell office:value-type="float" office:value="3.28333333333333" calcext:value-type="float">
            <text:p>3.28333333333333</text:p>
          </table:table-cell>
          <table:table-cell office:value-type="float" office:value="76.1183333333333" calcext:value-type="float">
            <text:p>76.1183333333333</text:p>
          </table:table-cell>
        </table:table-row>
        <table:table-row table:style-name="ro1">
          <table:table-cell office:value-type="float" office:value="3.38333333333333" calcext:value-type="float">
            <text:p>3.38333333333333</text:p>
          </table:table-cell>
          <table:table-cell office:value-type="float" office:value="77.2166666666667" calcext:value-type="float">
            <text:p>77.2166666666667</text:p>
          </table:table-cell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78.2333333333333" calcext:value-type="float">
            <text:p>78.2333333333333</text:p>
          </table:table-cell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79.1933333333333" calcext:value-type="float">
            <text:p>79.1933333333333</text:p>
          </table:table-cell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80.0658333333333" calcext:value-type="float">
            <text:p>80.0658333333333</text:p>
          </table:table-cell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80.9075" calcext:value-type="float">
            <text:p>80.9075</text:p>
          </table:table-cell>
        </table:table-row>
        <table:table-row table:style-name="ro1">
          <table:table-cell office:value-type="float" office:value="3.88333333333333" calcext:value-type="float">
            <text:p>3.88333333333333</text:p>
          </table:table-cell>
          <table:table-cell office:value-type="float" office:value="81.6833333333333" calcext:value-type="float">
            <text:p>81.6833333333333</text:p>
          </table:table-cell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83.1158333333334" calcext:value-type="float">
            <text:p>83.1158333333334</text:p>
          </table:table-cell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83.7816666666667" calcext:value-type="float">
            <text:p>83.7816666666667</text:p>
          </table:table-cell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84.3691666666667" calcext:value-type="float">
            <text:p>84.3691666666667</text:p>
          </table:table-cell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84.945" calcext:value-type="float">
            <text:p>84.945</text:p>
          </table:table-cell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85.475" calcext:value-type="float">
            <text:p>85.475</text:p>
          </table:table-cell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86.0016666666667" calcext:value-type="float">
            <text:p>86.0016666666667</text:p>
          </table:table-cell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86.4691666666667" calcext:value-type="float">
            <text:p>86.4691666666667</text:p>
          </table:table-cell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86.9383333333333" calcext:value-type="float">
            <text:p>86.9383333333333</text:p>
          </table:table-cell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87.3691666666667" calcext:value-type="float">
            <text:p>87.3691666666667</text:p>
          </table:table-cell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87.7891666666667" calcext:value-type="float">
            <text:p>87.7891666666667</text:p>
          </table:table-cell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89.02" calcext:value-type="float">
            <text:p>89.02</text:p>
          </table:table-cell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89.4291666666667" calcext:value-type="float">
            <text:p>89.4291666666667</text:p>
          </table:table-cell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89.8141666666667" calcext:value-type="float">
            <text:p>89.8141666666667</text:p>
          </table:table-cell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90.1816666666667" calcext:value-type="float">
            <text:p>90.1816666666667</text:p>
          </table:table-cell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90.5591666666667" calcext:value-type="float">
            <text:p>90.5591666666667</text:p>
          </table:table-cell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90.9566666666666" calcext:value-type="float">
            <text:p>90.9566666666666</text:p>
          </table:table-cell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91.3341666666667" calcext:value-type="float">
            <text:p>91.3341666666667</text:p>
          </table:table-cell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91.7191666666666" calcext:value-type="float">
            <text:p>91.7191666666666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92.0841666666667" calcext:value-type="float">
            <text:p>92.0841666666667</text:p>
          </table:table-cell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92.4775" calcext:value-type="float">
            <text:p>92.4775</text:p>
          </table:table-cell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92.8516666666667" calcext:value-type="float">
            <text:p>92.8516666666667</text:p>
          </table:table-cell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93.2075" calcext:value-type="float">
            <text:p>93.2075</text:p>
          </table:table-cell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93.555" calcext:value-type="float">
            <text:p>93.555</text:p>
          </table:table-cell>
        </table:table-row>
        <table:table-row table:style-name="ro1">
          <table:table-cell office:value-type="float" office:value="6.58333333333333" calcext:value-type="float">
            <text:p>6.58333333333333</text:p>
          </table:table-cell>
          <table:table-cell office:value-type="float" office:value="93.8966666666667" calcext:value-type="float">
            <text:p>93.8966666666667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94.2333333333334" calcext:value-type="float">
            <text:p>94.2333333333334</text:p>
          </table:table-cell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94.55" calcext:value-type="float">
            <text:p>94.55</text:p>
          </table:table-cell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94.8933333333333" calcext:value-type="float">
            <text:p>94.8933333333333</text:p>
          </table:table-cell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95.195" calcext:value-type="float">
            <text:p>95.195</text:p>
          </table:table-cell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95.4725" calcext:value-type="float">
            <text:p>95.4725</text:p>
          </table:table-cell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95.7258333333333" calcext:value-type="float">
            <text:p>95.7258333333333</text:p>
          </table:table-cell>
        </table:table-row>
        <table:table-row table:style-name="ro1">
          <table:table-cell office:value-type="float" office:value="7.28333333333334" calcext:value-type="float">
            <text:p>7.28333333333334</text:p>
          </table:table-cell>
          <table:table-cell office:value-type="float" office:value="95.965" calcext:value-type="float">
            <text:p>95.965</text:p>
          </table:table-cell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96.2083333333333" calcext:value-type="float">
            <text:p>96.2083333333333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96.4375" calcext:value-type="float">
            <text:p>96.4375</text:p>
          </table:table-cell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96.6391666666667" calcext:value-type="float">
            <text:p>96.6391666666667</text:p>
          </table:table-cell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96.8391666666667" calcext:value-type="float">
            <text:p>96.8391666666667</text:p>
          </table:table-cell>
        </table:table-row>
        <table:table-row table:style-name="ro1">
          <table:table-cell office:value-type="float" office:value="7.78333333333334" calcext:value-type="float">
            <text:p>7.78333333333334</text:p>
          </table:table-cell>
          <table:table-cell office:value-type="float" office:value="97.0141666666667" calcext:value-type="float">
            <text:p>97.0141666666667</text:p>
          </table:table-cell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97.1908333333333" calcext:value-type="float">
            <text:p>97.1908333333333</text:p>
          </table:table-cell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97.355" calcext:value-type="float">
            <text:p>97.355</text:p>
          </table:table-cell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97.5133333333333" calcext:value-type="float">
            <text:p>97.5133333333333</text:p>
          </table:table-cell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97.6616666666667" calcext:value-type="float">
            <text:p>97.6616666666667</text:p>
          </table:table-cell>
        </table:table-row>
        <table:table-row table:style-name="ro1">
          <table:table-cell office:value-type="float" office:value="8.28333333333334" calcext:value-type="float">
            <text:p>8.28333333333334</text:p>
          </table:table-cell>
          <table:table-cell office:value-type="float" office:value="97.7991666666667" calcext:value-type="float">
            <text:p>97.7991666666667</text:p>
          </table:table-cell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97.9275" calcext:value-type="float">
            <text:p>97.9275</text:p>
          </table:table-cell>
        </table:table-row>
        <table:table-row table:style-name="ro1">
          <table:table-cell office:value-type="float" office:value="8.49166666666667" calcext:value-type="float">
            <text:p>8.49166666666667</text:p>
          </table:table-cell>
          <table:table-cell office:value-type="float" office:value="98.0375" calcext:value-type="float">
            <text:p>98.0375</text:p>
          </table:table-cell>
        </table:table-row>
        <table:table-row table:style-name="ro1">
          <table:table-cell office:value-type="float" office:value="8.59166666666667" calcext:value-type="float">
            <text:p>8.59166666666667</text:p>
          </table:table-cell>
          <table:table-cell office:value-type="float" office:value="98.1266666666667" calcext:value-type="float">
            <text:p>98.1266666666667</text:p>
          </table:table-cell>
        </table:table-row>
        <table:table-row table:style-name="ro1">
          <table:table-cell office:value-type="float" office:value="8.69166666666667" calcext:value-type="float">
            <text:p>8.69166666666667</text:p>
          </table:table-cell>
          <table:table-cell office:value-type="float" office:value="98.2283333333333" calcext:value-type="float">
            <text:p>98.2283333333333</text:p>
          </table:table-cell>
        </table:table-row>
        <table:table-row table:style-name="ro1">
          <table:table-cell office:value-type="float" office:value="8.79166666666667" calcext:value-type="float">
            <text:p>8.79166666666667</text:p>
          </table:table-cell>
          <table:table-cell office:value-type="float" office:value="98.3233333333333" calcext:value-type="float">
            <text:p>98.3233333333333</text:p>
          </table:table-cell>
        </table:table-row>
        <table:table-row table:style-name="ro1">
          <table:table-cell office:value-type="float" office:value="8.89166666666667" calcext:value-type="float">
            <text:p>8.89166666666667</text:p>
          </table:table-cell>
          <table:table-cell office:value-type="float" office:value="98.4183333333333" calcext:value-type="float">
            <text:p>98.4183333333333</text:p>
          </table:table-cell>
        </table:table-row>
        <table:table-row table:style-name="ro1">
          <table:table-cell office:value-type="float" office:value="9.14166666666667" calcext:value-type="float">
            <text:p>9.14166666666667</text:p>
          </table:table-cell>
          <table:table-cell office:value-type="float" office:value="98.5508333333334" calcext:value-type="float">
            <text:p>98.5508333333334</text:p>
          </table:table-cell>
        </table:table-row>
        <table:table-row table:style-name="ro1">
          <table:table-cell office:value-type="float" office:value="9.61666666666667" calcext:value-type="float">
            <text:p>9.61666666666667</text:p>
          </table:table-cell>
          <table:table-cell office:value-type="float" office:value="98.6691666666667" calcext:value-type="float">
            <text:p>98.6691666666667</text:p>
          </table:table-cell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98.7891666666667" calcext:value-type="float">
            <text:p>98.7891666666667</text:p>
          </table:table-cell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98.8683333333333" calcext:value-type="float">
            <text:p>98.8683333333333</text:p>
          </table:table-cell>
        </table:table-row>
        <table:table-row table:style-name="ro1">
          <table:table-cell office:value-type="float" office:value="11.2666666666667" calcext:value-type="float">
            <text:p>11.2666666666667</text:p>
          </table:table-cell>
          <table:table-cell office:value-type="float" office:value="98.9516666666667" calcext:value-type="float">
            <text:p>98.9516666666667</text:p>
          </table:table-cell>
        </table:table-row>
        <table:table-row table:style-name="ro1">
          <table:table-cell office:value-type="float" office:value="11.8166666666667" calcext:value-type="float">
            <text:p>11.8166666666667</text:p>
          </table:table-cell>
          <table:table-cell office:value-type="float" office:value="99.0208333333333" calcext:value-type="float">
            <text:p>99.0208333333333</text:p>
          </table:table-cell>
        </table:table-row>
        <table:table-row table:style-name="ro1">
          <table:table-cell office:value-type="float" office:value="12.3666666666667" calcext:value-type="float">
            <text:p>12.3666666666667</text:p>
          </table:table-cell>
          <table:table-cell office:value-type="float" office:value="99.0791666666667" calcext:value-type="float">
            <text:p>99.0791666666667</text:p>
          </table:table-cell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99.1241666666667" calcext:value-type="float">
            <text:p>99.1241666666667</text:p>
          </table:table-cell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99.1683333333333" calcext:value-type="float">
            <text:p>99.1683333333333</text:p>
          </table:table-cell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99.2083333333333" calcext:value-type="float">
            <text:p>99.2083333333333</text:p>
          </table:table-cell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99.2391666666667" calcext:value-type="float">
            <text:p>99.239166666666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99.2758333333333" calcext:value-type="float">
            <text:p>99.275833333333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99.3058333333333" calcext:value-type="float">
            <text:p>99.305833333333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99.3308333333333" calcext:value-type="float">
            <text:p>99.330833333333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99.3575" calcext:value-type="float">
            <text:p>99.3575</text:p>
          </table:table-cell>
        </table:table-row>
        <table:table-row table:style-name="ro1">
          <table:table-cell office:value-type="float" office:value="22.4083333333333" calcext:value-type="float">
            <text:p>22.4083333333333</text:p>
          </table:table-cell>
          <table:table-cell office:value-type="float" office:value="99.3783333333333" calcext:value-type="float">
            <text:p>99.3783333333333</text:p>
          </table:table-cell>
        </table:table-row>
        <table:table-row table:style-name="ro1">
          <table:table-cell office:value-type="float" office:value="44.2916666666667" calcext:value-type="float">
            <text:p>44.2916666666667</text:p>
          </table:table-cell>
          <table:table-cell office:value-type="float" office:value="99.4041666666667" calcext:value-type="float">
            <text:p>99.4041666666667</text:p>
          </table:table-cell>
        </table:table-row>
        <table:table-row table:style-name="ro1">
          <table:table-cell office:value-type="float" office:value="54.675" calcext:value-type="float">
            <text:p>54.675</text:p>
          </table:table-cell>
          <table:table-cell office:value-type="float" office:value="99.4233333333333" calcext:value-type="float">
            <text:p>99.4233333333333</text:p>
          </table:table-cell>
        </table:table-row>
        <table:table-row table:style-name="ro1">
          <table:table-cell office:value-type="float" office:value="57.8083333333333" calcext:value-type="float">
            <text:p>57.8083333333333</text:p>
          </table:table-cell>
          <table:table-cell office:value-type="float" office:value="99.4525" calcext:value-type="float">
            <text:p>99.4525</text:p>
          </table:table-cell>
        </table:table-row>
        <table:table-row table:style-name="ro1">
          <table:table-cell office:value-type="float" office:value="50.7166666666667" calcext:value-type="float">
            <text:p>50.7166666666667</text:p>
          </table:table-cell>
          <table:table-cell office:value-type="float" office:value="99.4956666666667" calcext:value-type="float">
            <text:p>99.4956666666667</text:p>
          </table:table-cell>
        </table:table-row>
        <table:table-row table:style-name="ro1">
          <table:table-cell office:value-type="float" office:value="65.2916666666667" calcext:value-type="float">
            <text:p>65.2916666666667</text:p>
          </table:table-cell>
          <table:table-cell office:value-type="float" office:value="99.5466666666666" calcext:value-type="float">
            <text:p>99.5466666666666</text:p>
          </table:table-cell>
        </table:table-row>
        <table:table-row table:style-name="ro1">
          <table:table-cell office:value-type="float" office:value="65.5666666666667" calcext:value-type="float">
            <text:p>65.5666666666667</text:p>
          </table:table-cell>
          <table:table-cell office:value-type="float" office:value="99.5808333333333" calcext:value-type="float">
            <text:p>99.5808333333333</text:p>
          </table:table-cell>
        </table:table-row>
        <table:table-row table:style-name="ro1">
          <table:table-cell office:value-type="float" office:value="65.9166666666667" calcext:value-type="float">
            <text:p>65.9166666666667</text:p>
          </table:table-cell>
          <table:table-cell office:value-type="float" office:value="99.6241666666667" calcext:value-type="float">
            <text:p>99.6241666666667</text:p>
          </table:table-cell>
        </table:table-row>
        <table:table-row table:style-name="ro1">
          <table:table-cell office:value-type="float" office:value="66.4166666666667" calcext:value-type="float">
            <text:p>66.4166666666667</text:p>
          </table:table-cell>
          <table:table-cell office:value-type="float" office:value="99.6683333333333" calcext:value-type="float">
            <text:p>99.6683333333333</text:p>
          </table:table-cell>
        </table:table-row>
        <table:table-row table:style-name="ro1">
          <table:table-cell office:value-type="float" office:value="66.9166666666667" calcext:value-type="float">
            <text:p>66.916666666666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67.4166666666667" calcext:value-type="float">
            <text:p>67.4166666666667</text:p>
          </table:table-cell>
          <table:table-cell office:value-type="float" office:value="99.7258333333333" calcext:value-type="float">
            <text:p>99.7258333333333</text:p>
          </table:table-cell>
        </table:table-row>
        <table:table-row table:style-name="ro1">
          <table:table-cell office:value-type="float" office:value="67.9166666666667" calcext:value-type="float">
            <text:p>67.9166666666667</text:p>
          </table:table-cell>
          <table:table-cell office:value-type="float" office:value="99.745" calcext:value-type="float">
            <text:p>99.745</text:p>
          </table:table-cell>
        </table:table-row>
        <table:table-row table:style-name="ro1">
          <table:table-cell office:value-type="float" office:value="68.4166666666667" calcext:value-type="float">
            <text:p>68.4166666666667</text:p>
          </table:table-cell>
          <table:table-cell office:value-type="float" office:value="99.7591666666667" calcext:value-type="float">
            <text:p>99.7591666666667</text:p>
          </table:table-cell>
        </table:table-row>
        <table:table-row table:style-name="ro1">
          <table:table-cell office:value-type="float" office:value="68.9166666666667" calcext:value-type="float">
            <text:p>68.9166666666667</text:p>
          </table:table-cell>
          <table:table-cell office:value-type="float" office:value="99.7708333333333" calcext:value-type="float">
            <text:p>99.7708333333333</text:p>
          </table:table-cell>
        </table:table-row>
        <table:table-row table:style-name="ro1">
          <table:table-cell office:value-type="float" office:value="69.4166666666667" calcext:value-type="float">
            <text:p>69.4166666666667</text:p>
          </table:table-cell>
          <table:table-cell office:value-type="float" office:value="99.7875" calcext:value-type="float">
            <text:p>99.78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7966666666667" calcext:value-type="float">
            <text:p>99.7966666666667</text:p>
          </table:table-cell>
        </table:table-row>
        <table:table-row table:style-name="ro1">
          <table:table-cell office:value-type="float" office:value="70.5833333333333" calcext:value-type="float">
            <text:p>70.5833333333333</text:p>
          </table:table-cell>
          <table:table-cell office:value-type="float" office:value="99.8058333333333" calcext:value-type="float">
            <text:p>99.8058333333333</text:p>
          </table:table-cell>
        </table:table-row>
        <table:table-row table:style-name="ro1">
          <table:table-cell office:value-type="float" office:value="71.0833333333333" calcext:value-type="float">
            <text:p>71.0833333333333</text:p>
          </table:table-cell>
          <table:table-cell office:value-type="float" office:value="99.8158333333333" calcext:value-type="float">
            <text:p>99.8158333333333</text:p>
          </table:table-cell>
        </table:table-row>
        <table:table-row table:style-name="ro1">
          <table:table-cell office:value-type="float" office:value="71.6666666666667" calcext:value-type="float">
            <text:p>71.6666666666667</text:p>
          </table:table-cell>
          <table:table-cell office:value-type="float" office:value="99.8258333333333" calcext:value-type="float">
            <text:p>99.8258333333333</text:p>
          </table:table-cell>
        </table:table-row>
        <table:table-row table:style-name="ro1">
          <table:table-cell office:value-type="float" office:value="72.1666666666667" calcext:value-type="float">
            <text:p>72.1666666666667</text:p>
          </table:table-cell>
          <table:table-cell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72.75" calcext:value-type="float">
            <text:p>72.75</text:p>
          </table:table-cell>
          <table:table-cell office:value-type="float" office:value="99.8408333333333" calcext:value-type="float">
            <text:p>99.8408333333333</text:p>
          </table:table-cell>
        </table:table-row>
        <table:table-row table:style-name="ro1">
          <table:table-cell office:value-type="float" office:value="73.3333333333333" calcext:value-type="float">
            <text:p>73.3333333333333</text:p>
          </table:table-cell>
          <table:table-cell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8591666666666" calcext:value-type="float">
            <text:p>99.859166666666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75.1666666666667" calcext:value-type="float">
            <text:p>75.1666666666667</text:p>
          </table:table-cell>
          <table:table-cell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75.6666666666667" calcext:value-type="float">
            <text:p>75.6666666666667</text:p>
          </table:table-cell>
          <table:table-cell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77.25" calcext:value-type="float">
            <text:p>77.25</text:p>
          </table:table-cell>
          <table:table-cell office:value-type="float" office:value="99.8875" calcext:value-type="float">
            <text:p>99.8875</text:p>
          </table:table-cell>
        </table:table-row>
        <table:table-row table:style-name="ro1">
          <table:table-cell office:value-type="float" office:value="77.8333333333333" calcext:value-type="float">
            <text:p>77.8333333333333</text:p>
          </table:table-cell>
          <table:table-cell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78.4166666666667" calcext:value-type="float">
            <text:p>78.4166666666667</text:p>
          </table:table-cell>
          <table:table-cell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78.9166666666667" calcext:value-type="float">
            <text:p>78.9166666666667</text:p>
          </table:table-cell>
          <table:table-cell office:value-type="float" office:value="99.8991666666667" calcext:value-type="float">
            <text:p>99.8991666666667</text:p>
          </table:table-cell>
        </table:table-row>
        <table:table-row table:style-name="ro1">
          <table:table-cell office:value-type="float" office:value="79.75" calcext:value-type="float">
            <text:p>79.75</text:p>
          </table:table-cell>
          <table:table-cell office:value-type="float" office:value="99.9058333333333" calcext:value-type="float">
            <text:p>99.9058333333333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99.9141666666667" calcext:value-type="float">
            <text:p>99.9141666666667</text:p>
          </table:table-cell>
        </table:table-row>
        <table:table-row table:style-name="ro1">
          <table:table-cell office:value-type="float" office:value="82.9166666666667" calcext:value-type="float">
            <text:p>82.9166666666667</text:p>
          </table:table-cell>
          <table:table-cell office:value-type="float" office:value="99.9191666666667" calcext:value-type="float">
            <text:p>99.9191666666667</text:p>
          </table:table-cell>
        </table:table-row>
        <table:table-row table:style-name="ro1">
          <table:table-cell office:value-type="float" office:value="84.0833333333333" calcext:value-type="float">
            <text:p>84.0833333333333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291666666667" calcext:value-type="float">
            <text:p>99.9291666666667</text:p>
          </table:table-cell>
        </table:table-row>
        <table:table-row table:style-name="ro1">
          <table:table-cell office:value-type="float" office:value="86.3333333333333" calcext:value-type="float">
            <text:p>86.3333333333333</text:p>
          </table:table-cell>
          <table:table-cell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87.9166666666667" calcext:value-type="float">
            <text:p>87.9166666666667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89.5833333333333" calcext:value-type="float">
            <text:p>89.5833333333333</text:p>
          </table:table-cell>
          <table:table-cell office:value-type="float" office:value="99.9458333333333" calcext:value-type="float">
            <text:p>99.9458333333333</text:p>
          </table:table-cell>
        </table:table-row>
        <table:table-row table:style-name="ro1">
          <table:table-cell office:value-type="float" office:value="91.0833333333333" calcext:value-type="float">
            <text:p>91.0833333333333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94.0833333333334" calcext:value-type="float">
            <text:p>94.0833333333334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96.0833333333333" calcext:value-type="float">
            <text:p>96.0833333333333</text:p>
          </table:table-cell>
          <table:table-cell office:value-type="float" office:value="99.9608333333334" calcext:value-type="float">
            <text:p>99.96083333333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07.416666666667" calcext:value-type="float">
            <text:p>107.41666666666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20.666666666667" calcext:value-type="float">
            <text:p>120.666666666667</text:p>
          </table:table-cell>
          <table:table-cell office:value-type="float" office:value="99.9725" calcext:value-type="float">
            <text:p>99.9725</text:p>
          </table:table-cell>
        </table:table-row>
        <table:table-row table:style-name="ro1">
          <table:table-cell office:value-type="float" office:value="123.333333333333" calcext:value-type="float">
            <text:p>123.333333333333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26.75" calcext:value-type="float">
            <text:p>126.75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32.916666666667" calcext:value-type="float">
            <text:p>132.916666666667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55.333333333333" calcext:value-type="float">
            <text:p>155.33333333333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4.166666666667" calcext:value-type="float">
            <text:p>184.166666666667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.833333333333" calcext:value-type="float">
            <text:p>190.8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05.833333333333" calcext:value-type="float">
            <text:p>205.8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.06583333333333" calcext:value-type="float">
            <text:p>1.06583333333333</text:p>
          </table:table-cell>
          <table:table-cell office:value-type="float" office:value="0.0258333333333333" calcext:value-type="float">
            <text:p>0.025833333333333</text:p>
          </table:table-cell>
        </table:table-row>
        <table:table-row table:style-name="ro1">
          <table:table-cell office:value-type="float" office:value="1.1375" calcext:value-type="float">
            <text:p>1.1375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1.19583333333333" calcext:value-type="float">
            <text:p>1.19583333333333</text:p>
          </table:table-cell>
          <table:table-cell office:value-type="float" office:value="0.839166666666667" calcext:value-type="float">
            <text:p>0.839166666666667</text:p>
          </table:table-cell>
        </table:table-row>
        <table:table-row table:style-name="ro1">
          <table:table-cell office:value-type="float" office:value="1.25083333333333" calcext:value-type="float">
            <text:p>1.25083333333333</text:p>
          </table:table-cell>
          <table:table-cell office:value-type="float" office:value="2.40583333333333" calcext:value-type="float">
            <text:p>2.40583333333333</text:p>
          </table:table-cell>
        </table:table-row>
        <table:table-row table:style-name="ro1">
          <table:table-cell office:value-type="float" office:value="1.30666666666667" calcext:value-type="float">
            <text:p>1.30666666666667</text:p>
          </table:table-cell>
          <table:table-cell office:value-type="float" office:value="5.13083333333333" calcext:value-type="float">
            <text:p>5.13083333333333</text:p>
          </table:table-cell>
        </table:table-row>
        <table:table-row table:style-name="ro1">
          <table:table-cell office:value-type="float" office:value="1.36416666666667" calcext:value-type="float">
            <text:p>1.36416666666667</text:p>
          </table:table-cell>
          <table:table-cell office:value-type="float" office:value="8.80916666666667" calcext:value-type="float">
            <text:p>8.8091666666666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2.9558333333333" calcext:value-type="float">
            <text:p>12.9558333333333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7.1333333333333" calcext:value-type="float">
            <text:p>17.133333333333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1.005" calcext:value-type="float">
            <text:p>21.005</text:p>
          </table:table-cell>
        </table:table-row>
        <table:table-row table:style-name="ro1">
          <table:table-cell office:value-type="float" office:value="1.58583333333333" calcext:value-type="float">
            <text:p>1.58583333333333</text:p>
          </table:table-cell>
          <table:table-cell office:value-type="float" office:value="24.4275" calcext:value-type="float">
            <text:p>24.4275</text:p>
          </table:table-cell>
        </table:table-row>
        <table:table-row table:style-name="ro1">
          <table:table-cell office:value-type="float" office:value="1.64083333333333" calcext:value-type="float">
            <text:p>1.64083333333333</text:p>
          </table:table-cell>
          <table:table-cell office:value-type="float" office:value="27.2466666666667" calcext:value-type="float">
            <text:p>27.2466666666667</text:p>
          </table:table-cell>
        </table:table-row>
        <table:table-row table:style-name="ro1">
          <table:table-cell office:value-type="float" office:value="1.69583333333333" calcext:value-type="float">
            <text:p>1.69583333333333</text:p>
          </table:table-cell>
          <table:table-cell office:value-type="float" office:value="29.6008333333333" calcext:value-type="float">
            <text:p>29.6008333333333</text:p>
          </table:table-cell>
        </table:table-row>
        <table:table-row table:style-name="ro1">
          <table:table-cell office:value-type="float" office:value="1.75083333333333" calcext:value-type="float">
            <text:p>1.75083333333333</text:p>
          </table:table-cell>
          <table:table-cell office:value-type="float" office:value="31.6541666666667" calcext:value-type="float">
            <text:p>31.6541666666667</text:p>
          </table:table-cell>
        </table:table-row>
        <table:table-row table:style-name="ro1">
          <table:table-cell office:value-type="float" office:value="1.80583333333333" calcext:value-type="float">
            <text:p>1.80583333333333</text:p>
          </table:table-cell>
          <table:table-cell office:value-type="float" office:value="33.3133333333333" calcext:value-type="float">
            <text:p>33.3133333333333</text:p>
          </table:table-cell>
        </table:table-row>
        <table:table-row table:style-name="ro1">
          <table:table-cell office:value-type="float" office:value="1.86083333333333" calcext:value-type="float">
            <text:p>1.86083333333333</text:p>
          </table:table-cell>
          <table:table-cell office:value-type="float" office:value="34.6516666666667" calcext:value-type="float">
            <text:p>34.6516666666667</text:p>
          </table:table-cell>
        </table:table-row>
        <table:table-row table:style-name="ro1">
          <table:table-cell office:value-type="float" office:value="1.91583333333333" calcext:value-type="float">
            <text:p>1.91583333333333</text:p>
          </table:table-cell>
          <table:table-cell office:value-type="float" office:value="35.7558333333333" calcext:value-type="float">
            <text:p>35.7558333333333</text:p>
          </table:table-cell>
        </table:table-row>
        <table:table-row table:style-name="ro1">
          <table:table-cell office:value-type="float" office:value="1.97083333333333" calcext:value-type="float">
            <text:p>1.97083333333333</text:p>
          </table:table-cell>
          <table:table-cell office:value-type="float" office:value="36.6841666666667" calcext:value-type="float">
            <text:p>36.6841666666667</text:p>
          </table:table-cell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37.6366666666667" calcext:value-type="float">
            <text:p>37.6366666666667</text:p>
          </table:table-cell>
        </table:table-row>
        <table:table-row table:style-name="ro1">
          <table:table-cell office:value-type="float" office:value="2.10333333333333" calcext:value-type="float">
            <text:p>2.10333333333333</text:p>
          </table:table-cell>
          <table:table-cell office:value-type="float" office:value="38.7408333333333" calcext:value-type="float">
            <text:p>38.7408333333333</text:p>
          </table:table-cell>
        </table:table-row>
        <table:table-row table:style-name="ro1">
          <table:table-cell office:value-type="float" office:value="2.18083333333333" calcext:value-type="float">
            <text:p>2.18083333333333</text:p>
          </table:table-cell>
          <table:table-cell office:value-type="float" office:value="40.1658333333333" calcext:value-type="float">
            <text:p>40.1658333333333</text:p>
          </table:table-cell>
        </table:table-row>
        <table:table-row table:style-name="ro1">
          <table:table-cell office:value-type="float" office:value="2.27333333333333" calcext:value-type="float">
            <text:p>2.27333333333333</text:p>
          </table:table-cell>
          <table:table-cell office:value-type="float" office:value="42.065" calcext:value-type="float">
            <text:p>42.065</text:p>
          </table:table-cell>
        </table:table-row>
        <table:table-row table:style-name="ro1">
          <table:table-cell office:value-type="float" office:value="2.36583333333333" calcext:value-type="float">
            <text:p>2.36583333333333</text:p>
          </table:table-cell>
          <table:table-cell office:value-type="float" office:value="44.495" calcext:value-type="float">
            <text:p>44.495</text:p>
          </table:table-cell>
        </table:table-row>
        <table:table-row table:style-name="ro1">
          <table:table-cell office:value-type="float" office:value="2.45833333333333" calcext:value-type="float">
            <text:p>2.45833333333333</text:p>
          </table:table-cell>
          <table:table-cell office:value-type="float" office:value="47.3241666666667" calcext:value-type="float">
            <text:p>47.3241666666667</text:p>
          </table:table-cell>
        </table:table-row>
        <table:table-row table:style-name="ro1">
          <table:table-cell office:value-type="float" office:value="2.55833333333333" calcext:value-type="float">
            <text:p>2.55833333333333</text:p>
          </table:table-cell>
          <table:table-cell office:value-type="float" office:value="50.4575" calcext:value-type="float">
            <text:p>50.4575</text:p>
          </table:table-cell>
        </table:table-row>
        <table:table-row table:style-name="ro1">
          <table:table-cell office:value-type="float" office:value="2.65833333333333" calcext:value-type="float">
            <text:p>2.65833333333333</text:p>
          </table:table-cell>
          <table:table-cell office:value-type="float" office:value="53.5916666666667" calcext:value-type="float">
            <text:p>53.5916666666667</text:p>
          </table:table-cell>
        </table:table-row>
        <table:table-row table:style-name="ro1">
          <table:table-cell office:value-type="float" office:value="2.75833333333333" calcext:value-type="float">
            <text:p>2.75833333333333</text:p>
          </table:table-cell>
          <table:table-cell office:value-type="float" office:value="56.6816666666667" calcext:value-type="float">
            <text:p>56.6816666666667</text:p>
          </table:table-cell>
        </table:table-row>
        <table:table-row table:style-name="ro1">
          <table:table-cell office:value-type="float" office:value="2.85833333333333" calcext:value-type="float">
            <text:p>2.85833333333333</text:p>
          </table:table-cell>
          <table:table-cell office:value-type="float" office:value="59.5133333333333" calcext:value-type="float">
            <text:p>59.5133333333333</text:p>
          </table:table-cell>
        </table:table-row>
        <table:table-row table:style-name="ro1">
          <table:table-cell office:value-type="float" office:value="2.95833333333333" calcext:value-type="float">
            <text:p>2.95833333333333</text:p>
          </table:table-cell>
          <table:table-cell office:value-type="float" office:value="62.1125" calcext:value-type="float">
            <text:p>62.1125</text:p>
          </table:table-cell>
        </table:table-row>
        <table:table-row table:style-name="ro1">
          <table:table-cell office:value-type="float" office:value="3.05833333333333" calcext:value-type="float">
            <text:p>3.05833333333333</text:p>
          </table:table-cell>
          <table:table-cell office:value-type="float" office:value="64.4441666666667" calcext:value-type="float">
            <text:p>64.4441666666667</text:p>
          </table:table-cell>
        </table:table-row>
        <table:table-row table:style-name="ro1">
          <table:table-cell office:value-type="float" office:value="3.15833333333333" calcext:value-type="float">
            <text:p>3.15833333333333</text:p>
          </table:table-cell>
          <table:table-cell office:value-type="float" office:value="66.5616666666667" calcext:value-type="float">
            <text:p>66.5616666666667</text:p>
          </table:table-cell>
        </table:table-row>
        <table:table-row table:style-name="ro1">
          <table:table-cell office:value-type="float" office:value="3.25833333333333" calcext:value-type="float">
            <text:p>3.25833333333333</text:p>
          </table:table-cell>
          <table:table-cell office:value-type="float" office:value="68.3008333333333" calcext:value-type="float">
            <text:p>68.3008333333333</text:p>
          </table:table-cell>
        </table:table-row>
        <table:table-row table:style-name="ro1">
          <table:table-cell office:value-type="float" office:value="3.35833333333333" calcext:value-type="float">
            <text:p>3.35833333333333</text:p>
          </table:table-cell>
          <table:table-cell office:value-type="float" office:value="69.8191666666667" calcext:value-type="float">
            <text:p>69.8191666666667</text:p>
          </table:table-cell>
        </table:table-row>
        <table:table-row table:style-name="ro1">
          <table:table-cell office:value-type="float" office:value="3.45833333333333" calcext:value-type="float">
            <text:p>3.45833333333333</text:p>
          </table:table-cell>
          <table:table-cell office:value-type="float" office:value="71.2091666666667" calcext:value-type="float">
            <text:p>71.2091666666667</text:p>
          </table:table-cell>
        </table:table-row>
        <table:table-row table:style-name="ro1">
          <table:table-cell office:value-type="float" office:value="3.55833333333333" calcext:value-type="float">
            <text:p>3.55833333333333</text:p>
          </table:table-cell>
          <table:table-cell office:value-type="float" office:value="72.4041666666667" calcext:value-type="float">
            <text:p>72.4041666666667</text:p>
          </table:table-cell>
        </table:table-row>
        <table:table-row table:style-name="ro1">
          <table:table-cell office:value-type="float" office:value="3.65833333333333" calcext:value-type="float">
            <text:p>3.65833333333333</text:p>
          </table:table-cell>
          <table:table-cell office:value-type="float" office:value="73.5883333333333" calcext:value-type="float">
            <text:p>73.5883333333333</text:p>
          </table:table-cell>
        </table:table-row>
        <table:table-row table:style-name="ro1">
          <table:table-cell office:value-type="float" office:value="3.75833333333333" calcext:value-type="float">
            <text:p>3.75833333333333</text:p>
          </table:table-cell>
          <table:table-cell office:value-type="float" office:value="74.705" calcext:value-type="float">
            <text:p>74.705</text:p>
          </table:table-cell>
        </table:table-row>
        <table:table-row table:style-name="ro1">
          <table:table-cell office:value-type="float" office:value="3.85833333333333" calcext:value-type="float">
            <text:p>3.85833333333333</text:p>
          </table:table-cell>
          <table:table-cell office:value-type="float" office:value="75.7425" calcext:value-type="float">
            <text:p>75.7425</text:p>
          </table:table-cell>
        </table:table-row>
        <table:table-row table:style-name="ro1">
          <table:table-cell office:value-type="float" office:value="3.95833333333333" calcext:value-type="float">
            <text:p>3.95833333333333</text:p>
          </table:table-cell>
          <table:table-cell office:value-type="float" office:value="76.7308333333333" calcext:value-type="float">
            <text:p>76.7308333333333</text:p>
          </table:table-cell>
        </table:table-row>
        <table:table-row table:style-name="ro1">
          <table:table-cell office:value-type="float" office:value="4.05833333333333" calcext:value-type="float">
            <text:p>4.05833333333333</text:p>
          </table:table-cell>
          <table:table-cell office:value-type="float" office:value="77.6925" calcext:value-type="float">
            <text:p>77.6925</text:p>
          </table:table-cell>
        </table:table-row>
        <table:table-row table:style-name="ro1">
          <table:table-cell office:value-type="float" office:value="4.15833333333333" calcext:value-type="float">
            <text:p>4.15833333333333</text:p>
          </table:table-cell>
          <table:table-cell office:value-type="float" office:value="78.5441666666667" calcext:value-type="float">
            <text:p>78.5441666666667</text:p>
          </table:table-cell>
        </table:table-row>
        <table:table-row table:style-name="ro1">
          <table:table-cell office:value-type="float" office:value="4.25833333333333" calcext:value-type="float">
            <text:p>4.25833333333333</text:p>
          </table:table-cell>
          <table:table-cell office:value-type="float" office:value="79.3758333333333" calcext:value-type="float">
            <text:p>79.3758333333333</text:p>
          </table:table-cell>
        </table:table-row>
        <table:table-row table:style-name="ro1">
          <table:table-cell office:value-type="float" office:value="4.35833333333333" calcext:value-type="float">
            <text:p>4.35833333333333</text:p>
          </table:table-cell>
          <table:table-cell office:value-type="float" office:value="80.1741666666667" calcext:value-type="float">
            <text:p>80.1741666666667</text:p>
          </table:table-cell>
        </table:table-row>
        <table:table-row table:style-name="ro1">
          <table:table-cell office:value-type="float" office:value="4.45833333333333" calcext:value-type="float">
            <text:p>4.45833333333333</text:p>
          </table:table-cell>
          <table:table-cell office:value-type="float" office:value="80.9091666666667" calcext:value-type="float">
            <text:p>80.9091666666667</text:p>
          </table:table-cell>
        </table:table-row>
        <table:table-row table:style-name="ro1">
          <table:table-cell office:value-type="float" office:value="4.55833333333333" calcext:value-type="float">
            <text:p>4.55833333333333</text:p>
          </table:table-cell>
          <table:table-cell office:value-type="float" office:value="81.6408333333333" calcext:value-type="float">
            <text:p>81.6408333333333</text:p>
          </table:table-cell>
        </table:table-row>
        <table:table-row table:style-name="ro1">
          <table:table-cell office:value-type="float" office:value="4.65833333333333" calcext:value-type="float">
            <text:p>4.65833333333333</text:p>
          </table:table-cell>
          <table:table-cell office:value-type="float" office:value="82.275" calcext:value-type="float">
            <text:p>82.275</text:p>
          </table:table-cell>
        </table:table-row>
        <table:table-row table:style-name="ro1">
          <table:table-cell office:value-type="float" office:value="4.75833333333333" calcext:value-type="float">
            <text:p>4.75833333333333</text:p>
          </table:table-cell>
          <table:table-cell office:value-type="float" office:value="82.8508333333333" calcext:value-type="float">
            <text:p>82.8508333333333</text:p>
          </table:table-cell>
        </table:table-row>
        <table:table-row table:style-name="ro1">
          <table:table-cell office:value-type="float" office:value="4.85833333333333" calcext:value-type="float">
            <text:p>4.85833333333333</text:p>
          </table:table-cell>
          <table:table-cell office:value-type="float" office:value="83.4291666666667" calcext:value-type="float">
            <text:p>83.4291666666667</text:p>
          </table:table-cell>
        </table:table-row>
        <table:table-row table:style-name="ro1">
          <table:table-cell office:value-type="float" office:value="4.95833333333333" calcext:value-type="float">
            <text:p>4.95833333333333</text:p>
          </table:table-cell>
          <table:table-cell office:value-type="float" office:value="83.9366666666667" calcext:value-type="float">
            <text:p>83.9366666666667</text:p>
          </table:table-cell>
        </table:table-row>
        <table:table-row table:style-name="ro1">
          <table:table-cell office:value-type="float" office:value="5.05833333333333" calcext:value-type="float">
            <text:p>5.05833333333333</text:p>
          </table:table-cell>
          <table:table-cell office:value-type="float" office:value="84.4225" calcext:value-type="float">
            <text:p>84.4225</text:p>
          </table:table-cell>
        </table:table-row>
        <table:table-row table:style-name="ro1">
          <table:table-cell office:value-type="float" office:value="5.15833333333333" calcext:value-type="float">
            <text:p>5.15833333333333</text:p>
          </table:table-cell>
          <table:table-cell office:value-type="float" office:value="84.8983333333333" calcext:value-type="float">
            <text:p>84.8983333333333</text:p>
          </table:table-cell>
        </table:table-row>
        <table:table-row table:style-name="ro1">
          <table:table-cell office:value-type="float" office:value="5.25833333333333" calcext:value-type="float">
            <text:p>5.25833333333333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float" office:value="5.35833333333333" calcext:value-type="float">
            <text:p>5.35833333333333</text:p>
          </table:table-cell>
          <table:table-cell office:value-type="float" office:value="85.6958333333333" calcext:value-type="float">
            <text:p>85.6958333333333</text:p>
          </table:table-cell>
        </table:table-row>
        <table:table-row table:style-name="ro1">
          <table:table-cell office:value-type="float" office:value="5.45833333333333" calcext:value-type="float">
            <text:p>5.45833333333333</text:p>
          </table:table-cell>
          <table:table-cell office:value-type="float" office:value="86.085" calcext:value-type="float">
            <text:p>86.085</text:p>
          </table:table-cell>
        </table:table-row>
        <table:table-row table:style-name="ro1">
          <table:table-cell office:value-type="float" office:value="5.55833333333333" calcext:value-type="float">
            <text:p>5.55833333333333</text:p>
          </table:table-cell>
          <table:table-cell office:value-type="float" office:value="86.4733333333333" calcext:value-type="float">
            <text:p>86.4733333333333</text:p>
          </table:table-cell>
        </table:table-row>
        <table:table-row table:style-name="ro1">
          <table:table-cell office:value-type="float" office:value="5.65833333333333" calcext:value-type="float">
            <text:p>5.65833333333333</text:p>
          </table:table-cell>
          <table:table-cell office:value-type="float" office:value="86.8508333333334" calcext:value-type="float">
            <text:p>86.8508333333334</text:p>
          </table:table-cell>
        </table:table-row>
        <table:table-row table:style-name="ro1">
          <table:table-cell office:value-type="float" office:value="5.75833333333333" calcext:value-type="float">
            <text:p>5.75833333333333</text:p>
          </table:table-cell>
          <table:table-cell office:value-type="float" office:value="87.2475" calcext:value-type="float">
            <text:p>87.2475</text:p>
          </table:table-cell>
        </table:table-row>
        <table:table-row table:style-name="ro1">
          <table:table-cell office:value-type="float" office:value="5.85833333333333" calcext:value-type="float">
            <text:p>5.85833333333333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float" office:value="5.95833333333333" calcext:value-type="float">
            <text:p>5.95833333333333</text:p>
          </table:table-cell>
          <table:table-cell office:value-type="float" office:value="88.0066666666667" calcext:value-type="float">
            <text:p>88.0066666666667</text:p>
          </table:table-cell>
        </table:table-row>
        <table:table-row table:style-name="ro1">
          <table:table-cell office:value-type="float" office:value="6.05833333333333" calcext:value-type="float">
            <text:p>6.05833333333333</text:p>
          </table:table-cell>
          <table:table-cell office:value-type="float" office:value="88.3791666666667" calcext:value-type="float">
            <text:p>88.3791666666667</text:p>
          </table:table-cell>
        </table:table-row>
        <table:table-row table:style-name="ro1">
          <table:table-cell office:value-type="float" office:value="6.15833333333333" calcext:value-type="float">
            <text:p>6.15833333333333</text:p>
          </table:table-cell>
          <table:table-cell office:value-type="float" office:value="88.7708333333333" calcext:value-type="float">
            <text:p>88.7708333333333</text:p>
          </table:table-cell>
        </table:table-row>
        <table:table-row table:style-name="ro1">
          <table:table-cell office:value-type="float" office:value="6.25833333333333" calcext:value-type="float">
            <text:p>6.25833333333333</text:p>
          </table:table-cell>
          <table:table-cell office:value-type="float" office:value="89.1825" calcext:value-type="float">
            <text:p>89.1825</text:p>
          </table:table-cell>
        </table:table-row>
        <table:table-row table:style-name="ro1">
          <table:table-cell office:value-type="float" office:value="6.35833333333333" calcext:value-type="float">
            <text:p>6.35833333333333</text:p>
          </table:table-cell>
          <table:table-cell office:value-type="float" office:value="89.5758333333333" calcext:value-type="float">
            <text:p>89.5758333333333</text:p>
          </table:table-cell>
        </table:table-row>
        <table:table-row table:style-name="ro1">
          <table:table-cell office:value-type="float" office:value="6.45833333333333" calcext:value-type="float">
            <text:p>6.45833333333333</text:p>
          </table:table-cell>
          <table:table-cell office:value-type="float" office:value="89.9733333333333" calcext:value-type="float">
            <text:p>89.9733333333333</text:p>
          </table:table-cell>
        </table:table-row>
        <table:table-row table:style-name="ro1">
          <table:table-cell office:value-type="float" office:value="6.55833333333333" calcext:value-type="float">
            <text:p>6.55833333333333</text:p>
          </table:table-cell>
          <table:table-cell office:value-type="float" office:value="90.345" calcext:value-type="float">
            <text:p>90.345</text:p>
          </table:table-cell>
        </table:table-row>
        <table:table-row table:style-name="ro1">
          <table:table-cell office:value-type="float" office:value="6.65833333333333" calcext:value-type="float">
            <text:p>6.65833333333333</text:p>
          </table:table-cell>
          <table:table-cell office:value-type="float" office:value="90.6958333333333" calcext:value-type="float">
            <text:p>90.6958333333333</text:p>
          </table:table-cell>
        </table:table-row>
        <table:table-row table:style-name="ro1">
          <table:table-cell office:value-type="float" office:value="6.75833333333333" calcext:value-type="float">
            <text:p>6.75833333333333</text:p>
          </table:table-cell>
          <table:table-cell office:value-type="float" office:value="91.0891666666667" calcext:value-type="float">
            <text:p>91.0891666666667</text:p>
          </table:table-cell>
        </table:table-row>
        <table:table-row table:style-name="ro1">
          <table:table-cell office:value-type="float" office:value="6.85833333333333" calcext:value-type="float">
            <text:p>6.85833333333333</text:p>
          </table:table-cell>
          <table:table-cell office:value-type="float" office:value="91.4933333333333" calcext:value-type="float">
            <text:p>91.4933333333333</text:p>
          </table:table-cell>
        </table:table-row>
        <table:table-row table:style-name="ro1">
          <table:table-cell office:value-type="float" office:value="6.95833333333333" calcext:value-type="float">
            <text:p>6.95833333333333</text:p>
          </table:table-cell>
          <table:table-cell office:value-type="float" office:value="91.86" calcext:value-type="float">
            <text:p>91.86</text:p>
          </table:table-cell>
        </table:table-row>
        <table:table-row table:style-name="ro1">
          <table:table-cell office:value-type="float" office:value="7.05833333333333" calcext:value-type="float">
            <text:p>7.05833333333333</text:p>
          </table:table-cell>
          <table:table-cell office:value-type="float" office:value="92.2325" calcext:value-type="float">
            <text:p>92.2325</text:p>
          </table:table-cell>
        </table:table-row>
        <table:table-row table:style-name="ro1">
          <table:table-cell office:value-type="float" office:value="7.15833333333333" calcext:value-type="float">
            <text:p>7.15833333333333</text:p>
          </table:table-cell>
          <table:table-cell office:value-type="float" office:value="92.6058333333333" calcext:value-type="float">
            <text:p>92.6058333333333</text:p>
          </table:table-cell>
        </table:table-row>
        <table:table-row table:style-name="ro1">
          <table:table-cell office:value-type="float" office:value="7.25833333333333" calcext:value-type="float">
            <text:p>7.25833333333333</text:p>
          </table:table-cell>
          <table:table-cell office:value-type="float" office:value="92.9575" calcext:value-type="float">
            <text:p>92.9575</text:p>
          </table:table-cell>
        </table:table-row>
        <table:table-row table:style-name="ro1">
          <table:table-cell office:value-type="float" office:value="7.35833333333333" calcext:value-type="float">
            <text:p>7.35833333333333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office:value-type="float" office:value="7.45833333333333" calcext:value-type="float">
            <text:p>7.45833333333333</text:p>
          </table:table-cell>
          <table:table-cell office:value-type="float" office:value="93.6591666666667" calcext:value-type="float">
            <text:p>93.6591666666667</text:p>
          </table:table-cell>
        </table:table-row>
        <table:table-row table:style-name="ro1">
          <table:table-cell office:value-type="float" office:value="7.55833333333333" calcext:value-type="float">
            <text:p>7.55833333333333</text:p>
          </table:table-cell>
          <table:table-cell office:value-type="float" office:value="93.9833333333333" calcext:value-type="float">
            <text:p>93.9833333333333</text:p>
          </table:table-cell>
        </table:table-row>
        <table:table-row table:style-name="ro1">
          <table:table-cell office:value-type="float" office:value="7.65833333333333" calcext:value-type="float">
            <text:p>7.65833333333333</text:p>
          </table:table-cell>
          <table:table-cell office:value-type="float" office:value="94.3225" calcext:value-type="float">
            <text:p>94.3225</text:p>
          </table:table-cell>
        </table:table-row>
        <table:table-row table:style-name="ro1">
          <table:table-cell office:value-type="float" office:value="7.75833333333333" calcext:value-type="float">
            <text:p>7.75833333333333</text:p>
          </table:table-cell>
          <table:table-cell office:value-type="float" office:value="94.6333333333333" calcext:value-type="float">
            <text:p>94.6333333333333</text:p>
          </table:table-cell>
        </table:table-row>
        <table:table-row table:style-name="ro1">
          <table:table-cell office:value-type="float" office:value="7.85833333333333" calcext:value-type="float">
            <text:p>7.85833333333333</text:p>
          </table:table-cell>
          <table:table-cell office:value-type="float" office:value="94.9216666666667" calcext:value-type="float">
            <text:p>94.9216666666667</text:p>
          </table:table-cell>
        </table:table-row>
        <table:table-row table:style-name="ro1">
          <table:table-cell office:value-type="float" office:value="7.95833333333333" calcext:value-type="float">
            <text:p>7.95833333333333</text:p>
          </table:table-cell>
          <table:table-cell office:value-type="float" office:value="95.2208333333333" calcext:value-type="float">
            <text:p>95.2208333333333</text:p>
          </table:table-cell>
        </table:table-row>
        <table:table-row table:style-name="ro1">
          <table:table-cell office:value-type="float" office:value="8.05833333333333" calcext:value-type="float">
            <text:p>8.05833333333333</text:p>
          </table:table-cell>
          <table:table-cell office:value-type="float" office:value="95.5216666666667" calcext:value-type="float">
            <text:p>95.5216666666667</text:p>
          </table:table-cell>
        </table:table-row>
        <table:table-row table:style-name="ro1">
          <table:table-cell office:value-type="float" office:value="8.15833333333333" calcext:value-type="float">
            <text:p>8.15833333333333</text:p>
          </table:table-cell>
          <table:table-cell office:value-type="float" office:value="95.7983333333333" calcext:value-type="float">
            <text:p>95.7983333333333</text:p>
          </table:table-cell>
        </table:table-row>
        <table:table-row table:style-name="ro1">
          <table:table-cell office:value-type="float" office:value="8.25833333333333" calcext:value-type="float">
            <text:p>8.25833333333333</text:p>
          </table:table-cell>
          <table:table-cell office:value-type="float" office:value="96.0641666666667" calcext:value-type="float">
            <text:p>96.0641666666667</text:p>
          </table:table-cell>
        </table:table-row>
        <table:table-row table:style-name="ro1">
          <table:table-cell office:value-type="float" office:value="8.35833333333333" calcext:value-type="float">
            <text:p>8.35833333333333</text:p>
          </table:table-cell>
          <table:table-cell office:value-type="float" office:value="96.2958333333333" calcext:value-type="float">
            <text:p>96.2958333333333</text:p>
          </table:table-cell>
        </table:table-row>
        <table:table-row table:style-name="ro1">
          <table:table-cell office:value-type="float" office:value="8.45833333333333" calcext:value-type="float">
            <text:p>8.45833333333333</text:p>
          </table:table-cell>
          <table:table-cell office:value-type="float" office:value="96.5366666666667" calcext:value-type="float">
            <text:p>96.5366666666667</text:p>
          </table:table-cell>
        </table:table-row>
        <table:table-row table:style-name="ro1">
          <table:table-cell office:value-type="float" office:value="8.55833333333333" calcext:value-type="float">
            <text:p>8.55833333333333</text:p>
          </table:table-cell>
          <table:table-cell office:value-type="float" office:value="96.7508333333333" calcext:value-type="float">
            <text:p>96.7508333333333</text:p>
          </table:table-cell>
        </table:table-row>
        <table:table-row table:style-name="ro1">
          <table:table-cell office:value-type="float" office:value="8.65833333333333" calcext:value-type="float">
            <text:p>8.65833333333333</text:p>
          </table:table-cell>
          <table:table-cell office:value-type="float" office:value="96.9525" calcext:value-type="float">
            <text:p>96.9525</text:p>
          </table:table-cell>
        </table:table-row>
        <table:table-row table:style-name="ro1">
          <table:table-cell office:value-type="float" office:value="8.75833333333333" calcext:value-type="float">
            <text:p>8.75833333333333</text:p>
          </table:table-cell>
          <table:table-cell office:value-type="float" office:value="97.1383333333333" calcext:value-type="float">
            <text:p>97.1383333333333</text:p>
          </table:table-cell>
        </table:table-row>
        <table:table-row table:style-name="ro1">
          <table:table-cell office:value-type="float" office:value="8.85833333333333" calcext:value-type="float">
            <text:p>8.85833333333333</text:p>
          </table:table-cell>
          <table:table-cell office:value-type="float" office:value="97.3641666666667" calcext:value-type="float">
            <text:p>97.3641666666667</text:p>
          </table:table-cell>
        </table:table-row>
        <table:table-row table:style-name="ro1">
          <table:table-cell office:value-type="float" office:value="9.25833333333333" calcext:value-type="float">
            <text:p>9.25833333333333</text:p>
          </table:table-cell>
          <table:table-cell office:value-type="float" office:value="97.6083333333333" calcext:value-type="float">
            <text:p>97.6083333333333</text:p>
          </table:table-cell>
        </table:table-row>
        <table:table-row table:style-name="ro1">
          <table:table-cell office:value-type="float" office:value="9.80833333333333" calcext:value-type="float">
            <text:p>9.80833333333333</text:p>
          </table:table-cell>
          <table:table-cell office:value-type="float" office:value="97.8025" calcext:value-type="float">
            <text:p>97.8025</text:p>
          </table:table-cell>
        </table:table-row>
        <table:table-row table:style-name="ro1">
          <table:table-cell office:value-type="float" office:value="10.3583333333333" calcext:value-type="float">
            <text:p>10.3583333333333</text:p>
          </table:table-cell>
          <table:table-cell office:value-type="float" office:value="97.9808333333333" calcext:value-type="float">
            <text:p>97.9808333333333</text:p>
          </table:table-cell>
        </table:table-row>
        <table:table-row table:style-name="ro1">
          <table:table-cell office:value-type="float" office:value="10.9083333333333" calcext:value-type="float">
            <text:p>10.9083333333333</text:p>
          </table:table-cell>
          <table:table-cell office:value-type="float" office:value="98.1125" calcext:value-type="float">
            <text:p>98.1125</text:p>
          </table:table-cell>
        </table:table-row>
        <table:table-row table:style-name="ro1">
          <table:table-cell office:value-type="float" office:value="11.4583333333333" calcext:value-type="float">
            <text:p>11.4583333333333</text:p>
          </table:table-cell>
          <table:table-cell office:value-type="float" office:value="98.2425" calcext:value-type="float">
            <text:p>98.2425</text:p>
          </table:table-cell>
        </table:table-row>
        <table:table-row table:style-name="ro1">
          <table:table-cell office:value-type="float" office:value="12.0083333333333" calcext:value-type="float">
            <text:p>12.0083333333333</text:p>
          </table:table-cell>
          <table:table-cell office:value-type="float" office:value="98.3625" calcext:value-type="float">
            <text:p>98.3625</text:p>
          </table:table-cell>
        </table:table-row>
        <table:table-row table:style-name="ro1">
          <table:table-cell office:value-type="float" office:value="12.5583333333333" calcext:value-type="float">
            <text:p>12.5583333333333</text:p>
          </table:table-cell>
          <table:table-cell office:value-type="float" office:value="98.4666666666667" calcext:value-type="float">
            <text:p>98.4666666666667</text:p>
          </table:table-cell>
        </table:table-row>
        <table:table-row table:style-name="ro1">
          <table:table-cell office:value-type="float" office:value="13.1083333333333" calcext:value-type="float">
            <text:p>13.1083333333333</text:p>
          </table:table-cell>
          <table:table-cell office:value-type="float" office:value="98.5583333333333" calcext:value-type="float">
            <text:p>98.5583333333333</text:p>
          </table:table-cell>
        </table:table-row>
        <table:table-row table:style-name="ro1">
          <table:table-cell office:value-type="float" office:value="13.6583333333333" calcext:value-type="float">
            <text:p>13.6583333333333</text:p>
          </table:table-cell>
          <table:table-cell office:value-type="float" office:value="98.6441666666667" calcext:value-type="float">
            <text:p>98.6441666666667</text:p>
          </table:table-cell>
        </table:table-row>
        <table:table-row table:style-name="ro1">
          <table:table-cell office:value-type="float" office:value="14.2083333333333" calcext:value-type="float">
            <text:p>14.2083333333333</text:p>
          </table:table-cell>
          <table:table-cell office:value-type="float" office:value="98.7108333333333" calcext:value-type="float">
            <text:p>98.7108333333333</text:p>
          </table:table-cell>
        </table:table-row>
        <table:table-row table:style-name="ro1">
          <table:table-cell office:value-type="float" office:value="14.8416666666667" calcext:value-type="float">
            <text:p>14.8416666666667</text:p>
          </table:table-cell>
          <table:table-cell office:value-type="float" office:value="98.7833333333333" calcext:value-type="float">
            <text:p>98.7833333333333</text:p>
          </table:table-cell>
        </table:table-row>
        <table:table-row table:style-name="ro1">
          <table:table-cell office:value-type="float" office:value="15.6416666666667" calcext:value-type="float">
            <text:p>15.6416666666667</text:p>
          </table:table-cell>
          <table:table-cell office:value-type="float" office:value="98.8533333333333" calcext:value-type="float">
            <text:p>98.8533333333333</text:p>
          </table:table-cell>
        </table:table-row>
        <table:table-row table:style-name="ro1">
          <table:table-cell office:value-type="float" office:value="17.1916666666667" calcext:value-type="float">
            <text:p>17.1916666666667</text:p>
          </table:table-cell>
          <table:table-cell office:value-type="float" office:value="98.9083333333333" calcext:value-type="float">
            <text:p>98.9083333333333</text:p>
          </table:table-cell>
        </table:table-row>
        <table:table-row table:style-name="ro1">
          <table:table-cell office:value-type="float" office:value="18.1583333333333" calcext:value-type="float">
            <text:p>18.1583333333333</text:p>
          </table:table-cell>
          <table:table-cell office:value-type="float" office:value="98.9533333333333" calcext:value-type="float">
            <text:p>98.9533333333333</text:p>
          </table:table-cell>
        </table:table-row>
        <table:table-row table:style-name="ro1">
          <table:table-cell office:value-type="float" office:value="18.7916666666667" calcext:value-type="float">
            <text:p>18.7916666666667</text:p>
          </table:table-cell>
          <table:table-cell office:value-type="float" office:value="98.9958333333333" calcext:value-type="float">
            <text:p>98.9958333333333</text:p>
          </table:table-cell>
        </table:table-row>
        <table:table-row table:style-name="ro1">
          <table:table-cell office:value-type="float" office:value="19.5916666666667" calcext:value-type="float">
            <text:p>19.5916666666667</text:p>
          </table:table-cell>
          <table:table-cell office:value-type="float" office:value="99.03" calcext:value-type="float">
            <text:p>99.03</text:p>
          </table:table-cell>
        </table:table-row>
        <table:table-row table:style-name="ro1">
          <table:table-cell office:value-type="float" office:value="21.725" calcext:value-type="float">
            <text:p>21.725</text:p>
          </table:table-cell>
          <table:table-cell office:value-type="float" office:value="99.0675" calcext:value-type="float">
            <text:p>99.0675</text:p>
          </table:table-cell>
        </table:table-row>
        <table:table-row table:style-name="ro1">
          <table:table-cell office:value-type="float" office:value="24.9416666666667" calcext:value-type="float">
            <text:p>24.9416666666667</text:p>
          </table:table-cell>
          <table:table-cell office:value-type="float" office:value="99.1008333333333" calcext:value-type="float">
            <text:p>99.1008333333333</text:p>
          </table:table-cell>
        </table:table-row>
        <table:table-row table:style-name="ro1">
          <table:table-cell office:value-type="float" office:value="36.1583333333333" calcext:value-type="float">
            <text:p>36.1583333333333</text:p>
          </table:table-cell>
          <table:table-cell office:value-type="float" office:value="99.1316666666667" calcext:value-type="float">
            <text:p>99.1316666666667</text:p>
          </table:table-cell>
        </table:table-row>
        <table:table-row table:style-name="ro1">
          <table:table-cell office:value-type="float" office:value="38.4583333333333" calcext:value-type="float">
            <text:p>38.4583333333333</text:p>
          </table:table-cell>
          <table:table-cell office:value-type="float" office:value="99.1775" calcext:value-type="float">
            <text:p>99.1775</text:p>
          </table:table-cell>
        </table:table-row>
        <table:table-row table:style-name="ro1">
          <table:table-cell office:value-type="float" office:value="38.6666666666667" calcext:value-type="float">
            <text:p>38.6666666666667</text:p>
          </table:table-cell>
          <table:table-cell office:value-type="float" office:value="99.2325" calcext:value-type="float">
            <text:p>99.2325</text:p>
          </table:table-cell>
        </table:table-row>
        <table:table-row table:style-name="ro1">
          <table:table-cell office:value-type="float" office:value="39.5333333333333" calcext:value-type="float">
            <text:p>39.5333333333333</text:p>
          </table:table-cell>
          <table:table-cell office:value-type="float" office:value="99.2883333333333" calcext:value-type="float">
            <text:p>99.2883333333333</text:p>
          </table:table-cell>
        </table:table-row>
        <table:table-row table:style-name="ro1">
          <table:table-cell office:value-type="float" office:value="39.8083333333333" calcext:value-type="float">
            <text:p>39.8083333333333</text:p>
          </table:table-cell>
          <table:table-cell office:value-type="float" office:value="99.3733333333333" calcext:value-type="float">
            <text:p>99.3733333333333</text:p>
          </table:table-cell>
        </table:table-row>
        <table:table-row table:style-name="ro1">
          <table:table-cell office:value-type="float" office:value="40.2333333333333" calcext:value-type="float">
            <text:p>40.2333333333333</text:p>
          </table:table-cell>
          <table:table-cell office:value-type="float" office:value="99.4466666666667" calcext:value-type="float">
            <text:p>99.4466666666667</text:p>
          </table:table-cell>
        </table:table-row>
        <table:table-row table:style-name="ro1">
          <table:table-cell office:value-type="float" office:value="40.6583333333333" calcext:value-type="float">
            <text:p>40.6583333333333</text:p>
          </table:table-cell>
          <table:table-cell office:value-type="float" office:value="99.4775" calcext:value-type="float">
            <text:p>99.4775</text:p>
          </table:table-cell>
        </table:table-row>
        <table:table-row table:style-name="ro1">
          <table:table-cell office:value-type="float" office:value="41.0833333333333" calcext:value-type="float">
            <text:p>41.0833333333333</text:p>
          </table:table-cell>
          <table:table-cell office:value-type="float" office:value="99.5241666666667" calcext:value-type="float">
            <text:p>99.5241666666667</text:p>
          </table:table-cell>
        </table:table-row>
        <table:table-row table:style-name="ro1">
          <table:table-cell office:value-type="float" office:value="41.5833333333333" calcext:value-type="float">
            <text:p>41.5833333333333</text:p>
          </table:table-cell>
          <table:table-cell office:value-type="float" office:value="99.5675" calcext:value-type="float">
            <text:p>99.5675</text:p>
          </table:table-cell>
        </table:table-row>
        <table:table-row table:style-name="ro1">
          <table:table-cell office:value-type="float" office:value="42.0833333333333" calcext:value-type="float">
            <text:p>42.083333333333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42.5833333333333" calcext:value-type="float">
            <text:p>42.5833333333333</text:p>
          </table:table-cell>
          <table:table-cell office:value-type="float" office:value="99.6225" calcext:value-type="float">
            <text:p>99.6225</text:p>
          </table:table-cell>
        </table:table-row>
        <table:table-row table:style-name="ro1">
          <table:table-cell office:value-type="float" office:value="43.0833333333333" calcext:value-type="float">
            <text:p>43.0833333333333</text:p>
          </table:table-cell>
          <table:table-cell office:value-type="float" office:value="99.6466666666667" calcext:value-type="float">
            <text:p>99.6466666666667</text:p>
          </table:table-cell>
        </table:table-row>
        <table:table-row table:style-name="ro1">
          <table:table-cell office:value-type="float" office:value="43.5833333333333" calcext:value-type="float">
            <text:p>43.5833333333333</text:p>
          </table:table-cell>
          <table:table-cell office:value-type="float" office:value="99.6641666666667" calcext:value-type="float">
            <text:p>99.6641666666667</text:p>
          </table:table-cell>
        </table:table-row>
        <table:table-row table:style-name="ro1">
          <table:table-cell office:value-type="float" office:value="44.1666666666667" calcext:value-type="float">
            <text:p>44.1666666666667</text:p>
          </table:table-cell>
          <table:table-cell office:value-type="float" office:value="99.6841666666667" calcext:value-type="float">
            <text:p>99.6841666666667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99.6933333333333" calcext:value-type="float">
            <text:p>99.6933333333333</text:p>
          </table:table-cell>
        </table:table-row>
        <table:table-row table:style-name="ro1">
          <table:table-cell office:value-type="float" office:value="45.3333333333333" calcext:value-type="float">
            <text:p>45.3333333333333</text:p>
          </table:table-cell>
          <table:table-cell office:value-type="float" office:value="99.7016666666667" calcext:value-type="float">
            <text:p>99.701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133333333333" calcext:value-type="float">
            <text:p>99.7133333333333</text:p>
          </table:table-cell>
        </table:table-row>
        <table:table-row table:style-name="ro1">
          <table:table-cell office:value-type="float" office:value="46.5833333333333" calcext:value-type="float">
            <text:p>46.5833333333333</text:p>
          </table:table-cell>
          <table:table-cell office:value-type="float" office:value="99.7216666666667" calcext:value-type="float">
            <text:p>99.7216666666667</text:p>
          </table:table-cell>
        </table:table-row>
        <table:table-row table:style-name="ro1">
          <table:table-cell office:value-type="float" office:value="47.1666666666667" calcext:value-type="float">
            <text:p>47.1666666666667</text:p>
          </table:table-cell>
          <table:table-cell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48.3333333333333" calcext:value-type="float">
            <text:p>48.3333333333333</text:p>
          </table:table-cell>
          <table:table-cell office:value-type="float" office:value="99.7475" calcext:value-type="float">
            <text:p>99.7475</text:p>
          </table:table-cell>
        </table:table-row>
        <table:table-row table:style-name="ro1">
          <table:table-cell office:value-type="float" office:value="49.0833333333333" calcext:value-type="float">
            <text:p>49.0833333333333</text:p>
          </table:table-cell>
          <table:table-cell office:value-type="float" office:value="99.7541666666667" calcext:value-type="float">
            <text:p>99.7541666666667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99.7633333333333" calcext:value-type="float">
            <text:p>99.7633333333333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50.8333333333333" calcext:value-type="float">
            <text:p>50.8333333333333</text:p>
          </table:table-cell>
          <table:table-cell office:value-type="float" office:value="99.7783333333333" calcext:value-type="float">
            <text:p>99.778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7841666666667" calcext:value-type="float">
            <text:p>99.7841666666667</text:p>
          </table:table-cell>
        </table:table-row>
        <table:table-row table:style-name="ro1">
          <table:table-cell office:value-type="float" office:value="52.5833333333333" calcext:value-type="float">
            <text:p>52.5833333333333</text:p>
          </table:table-cell>
          <table:table-cell office:value-type="float" office:value="99.7908333333333" calcext:value-type="float">
            <text:p>99.7908333333333</text:p>
          </table:table-cell>
        </table:table-row>
        <table:table-row table:style-name="ro1">
          <table:table-cell office:value-type="float" office:value="53.3333333333333" calcext:value-type="float">
            <text:p>53.3333333333333</text:p>
          </table:table-cell>
          <table:table-cell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55.6666666666667" calcext:value-type="float">
            <text:p>55.6666666666667</text:p>
          </table:table-cell>
          <table:table-cell office:value-type="float" office:value="99.8233333333333" calcext:value-type="float">
            <text:p>99.8233333333333</text:p>
          </table:table-cell>
        </table:table-row>
        <table:table-row table:style-name="ro1">
          <table:table-cell office:value-type="float" office:value="56.8333333333333" calcext:value-type="float">
            <text:p>56.8333333333333</text:p>
          </table:table-cell>
          <table:table-cell office:value-type="float" office:value="99.8291666666667" calcext:value-type="float">
            <text:p>99.8291666666667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58.6666666666667" calcext:value-type="float">
            <text:p>58.6666666666667</text:p>
          </table:table-cell>
          <table:table-cell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59.4166666666667" calcext:value-type="float">
            <text:p>59.4166666666667</text:p>
          </table:table-cell>
          <table:table-cell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60.0833333333333" calcext:value-type="float">
            <text:p>60.0833333333333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61.5833333333333" calcext:value-type="float">
            <text:p>61.5833333333333</text:p>
          </table:table-cell>
          <table:table-cell office:value-type="float" office:value="99.8725" calcext:value-type="float">
            <text:p>99.8725</text:p>
          </table:table-cell>
        </table:table-row>
        <table:table-row table:style-name="ro1">
          <table:table-cell office:value-type="float" office:value="63.4166666666667" calcext:value-type="float">
            <text:p>63.4166666666667</text:p>
          </table:table-cell>
          <table:table-cell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64.6666666666667" calcext:value-type="float">
            <text:p>64.6666666666667</text:p>
          </table:table-cell>
          <table:table-cell office:value-type="float" office:value="99.8841666666667" calcext:value-type="float">
            <text:p>99.884166666666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99.8891666666666" calcext:value-type="float">
            <text:p>99.8891666666666</text:p>
          </table:table-cell>
        </table:table-row>
        <table:table-row table:style-name="ro1">
          <table:table-cell office:value-type="float" office:value="67.9166666666667" calcext:value-type="float">
            <text:p>67.9166666666667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69.4166666666667" calcext:value-type="float">
            <text:p>69.4166666666667</text:p>
          </table:table-cell>
          <table:table-cell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71.4166666666667" calcext:value-type="float">
            <text:p>71.4166666666667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74.1666666666667" calcext:value-type="float">
            <text:p>74.1666666666667</text:p>
          </table:table-cell>
          <table:table-cell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77.3333333333333" calcext:value-type="float">
            <text:p>77.3333333333333</text:p>
          </table:table-cell>
          <table:table-cell office:value-type="float" office:value="99.9225" calcext:value-type="float">
            <text:p>99.9225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91.8333333333333" calcext:value-type="float">
            <text:p>91.8333333333333</text:p>
          </table:table-cell>
          <table:table-cell office:value-type="float" office:value="99.9375" calcext:value-type="float">
            <text:p>99.9375</text:p>
          </table:table-cell>
        </table:table-row>
        <table:table-row table:style-name="ro1">
          <table:table-cell office:value-type="float" office:value="104.25" calcext:value-type="float">
            <text:p>104.25</text:p>
          </table:table-cell>
          <table:table-cell office:value-type="float" office:value="99.9425" calcext:value-type="float">
            <text:p>99.9425</text:p>
          </table:table-cell>
        </table:table-row>
        <table:table-row table:style-name="ro1">
          <table:table-cell office:value-type="float" office:value="123.666666666667" calcext:value-type="float">
            <text:p>123.666666666667</text:p>
          </table:table-cell>
          <table:table-cell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28.083333333333" calcext:value-type="float">
            <text:p>128.083333333333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31.333333333333" calcext:value-type="float">
            <text:p>131.333333333333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136.583333333333" calcext:value-type="float">
            <text:p>136.583333333333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45.916666666667" calcext:value-type="float">
            <text:p>145.916666666667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49.833333333333" calcext:value-type="float">
            <text:p>149.833333333333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54.75" calcext:value-type="float">
            <text:p>154.75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74.333333333333" calcext:value-type="float">
            <text:p>174.33333333333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89.333333333333" calcext:value-type="float">
            <text:p>189.333333333333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1.833333333333" calcext:value-type="float">
            <text:p>191.8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6.833333333333" calcext:value-type="float">
            <text:p>196.83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00.166666666667" calcext:value-type="float">
            <text:p>200.1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0.968333333333333" calcext:value-type="float">
            <text:p>0.968333333333333</text:p>
          </table:table-cell>
          <table:table-cell office:value-type="float" office:value="0.0258333333333333" calcext:value-type="float">
            <text:p>0.025833333333333</text:p>
          </table:table-cell>
        </table:table-row>
        <table:table-row table:style-name="ro1">
          <table:table-cell office:value-type="float" office:value="1.03416666666667" calcext:value-type="float">
            <text:p>1.03416666666667</text:p>
          </table:table-cell>
          <table:table-cell office:value-type="float" office:value="0.165833333333333" calcext:value-type="float">
            <text:p>0.165833333333333</text:p>
          </table:table-cell>
        </table:table-row>
        <table:table-row table:style-name="ro1">
          <table:table-cell office:value-type="float" office:value="1.09916666666667" calcext:value-type="float">
            <text:p>1.09916666666667</text:p>
          </table:table-cell>
          <table:table-cell office:value-type="float" office:value="0.724166666666667" calcext:value-type="float">
            <text:p>0.724166666666667</text:p>
          </table:table-cell>
        </table:table-row>
        <table:table-row table:style-name="ro1">
          <table:table-cell office:value-type="float" office:value="1.15583333333333" calcext:value-type="float">
            <text:p>1.15583333333333</text:p>
          </table:table-cell>
          <table:table-cell office:value-type="float" office:value="2.11416666666667" calcext:value-type="float">
            <text:p>2.11416666666667</text:p>
          </table:table-cell>
        </table:table-row>
        <table:table-row table:style-name="ro1">
          <table:table-cell office:value-type="float" office:value="1.2125" calcext:value-type="float">
            <text:p>1.2125</text:p>
          </table:table-cell>
          <table:table-cell office:value-type="float" office:value="4.59583333333333" calcext:value-type="float">
            <text:p>4.59583333333333</text:p>
          </table:table-cell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7.97666666666667" calcext:value-type="float">
            <text:p>7.97666666666667</text:p>
          </table:table-cell>
        </table:table-row>
        <table:table-row table:style-name="ro1">
          <table:table-cell office:value-type="float" office:value="1.32333333333333" calcext:value-type="float">
            <text:p>1.32333333333333</text:p>
          </table:table-cell>
          <table:table-cell office:value-type="float" office:value="11.9316666666667" calcext:value-type="float">
            <text:p>11.9316666666667</text:p>
          </table:table-cell>
        </table:table-row>
        <table:table-row table:style-name="ro1">
          <table:table-cell office:value-type="float" office:value="1.37833333333333" calcext:value-type="float">
            <text:p>1.37833333333333</text:p>
          </table:table-cell>
          <table:table-cell office:value-type="float" office:value="15.975" calcext:value-type="float">
            <text:p>15.975</text:p>
          </table:table-cell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19.8333333333333" calcext:value-type="float">
            <text:p>19.8333333333333</text:p>
          </table:table-cell>
        </table:table-row>
        <table:table-row table:style-name="ro1">
          <table:table-cell office:value-type="float" office:value="1.48833333333333" calcext:value-type="float">
            <text:p>1.48833333333333</text:p>
          </table:table-cell>
          <table:table-cell office:value-type="float" office:value="23.1983333333333" calcext:value-type="float">
            <text:p>23.1983333333333</text:p>
          </table:table-cell>
        </table:table-row>
        <table:table-row table:style-name="ro1">
          <table:table-cell office:value-type="float" office:value="1.54333333333333" calcext:value-type="float">
            <text:p>1.54333333333333</text:p>
          </table:table-cell>
          <table:table-cell office:value-type="float" office:value="26.0783333333333" calcext:value-type="float">
            <text:p>26.0783333333333</text:p>
          </table:table-cell>
        </table:table-row>
        <table:table-row table:style-name="ro1">
          <table:table-cell office:value-type="float" office:value="1.59833333333333" calcext:value-type="float">
            <text:p>1.59833333333333</text:p>
          </table:table-cell>
          <table:table-cell office:value-type="float" office:value="28.5258333333333" calcext:value-type="float">
            <text:p>28.5258333333333</text:p>
          </table:table-cell>
        </table:table-row>
        <table:table-row table:style-name="ro1">
          <table:table-cell office:value-type="float" office:value="1.65333333333333" calcext:value-type="float">
            <text:p>1.65333333333333</text:p>
          </table:table-cell>
          <table:table-cell office:value-type="float" office:value="30.5391666666667" calcext:value-type="float">
            <text:p>30.5391666666667</text:p>
          </table:table-cell>
        </table:table-row>
        <table:table-row table:style-name="ro1">
          <table:table-cell office:value-type="float" office:value="1.70833333333333" calcext:value-type="float">
            <text:p>1.70833333333333</text:p>
          </table:table-cell>
          <table:table-cell office:value-type="float" office:value="32.2208333333333" calcext:value-type="float">
            <text:p>32.2208333333333</text:p>
          </table:table-cell>
        </table:table-row>
        <table:table-row table:style-name="ro1">
          <table:table-cell office:value-type="float" office:value="1.76333333333333" calcext:value-type="float">
            <text:p>1.76333333333333</text:p>
          </table:table-cell>
          <table:table-cell office:value-type="float" office:value="33.6775" calcext:value-type="float">
            <text:p>33.6775</text:p>
          </table:table-cell>
        </table:table-row>
        <table:table-row table:style-name="ro1">
          <table:table-cell office:value-type="float" office:value="1.82583333333333" calcext:value-type="float">
            <text:p>1.82583333333333</text:p>
          </table:table-cell>
          <table:table-cell office:value-type="float" office:value="35.1583333333333" calcext:value-type="float">
            <text:p>35.1583333333333</text:p>
          </table:table-cell>
        </table:table-row>
        <table:table-row table:style-name="ro1">
          <table:table-cell office:value-type="float" office:value="1.89583333333333" calcext:value-type="float">
            <text:p>1.89583333333333</text:p>
          </table:table-cell>
          <table:table-cell office:value-type="float" office:value="36.8175" calcext:value-type="float">
            <text:p>36.8175</text:p>
          </table:table-cell>
        </table:table-row>
        <table:table-row table:style-name="ro1">
          <table:table-cell office:value-type="float" office:value="1.97333333333333" calcext:value-type="float">
            <text:p>1.97333333333333</text:p>
          </table:table-cell>
          <table:table-cell office:value-type="float" office:value="38.8558333333333" calcext:value-type="float">
            <text:p>38.8558333333333</text:p>
          </table:table-cell>
        </table:table-row>
        <table:table-row table:style-name="ro1">
          <table:table-cell office:value-type="float" office:value="2.05833333333333" calcext:value-type="float">
            <text:p>2.05833333333333</text:p>
          </table:table-cell>
          <table:table-cell office:value-type="float" office:value="41.3033333333333" calcext:value-type="float">
            <text:p>41.3033333333333</text:p>
          </table:table-cell>
        </table:table-row>
        <table:table-row table:style-name="ro1">
          <table:table-cell office:value-type="float" office:value="2.15833333333333" calcext:value-type="float">
            <text:p>2.15833333333333</text:p>
          </table:table-cell>
          <table:table-cell office:value-type="float" office:value="44.2908333333333" calcext:value-type="float">
            <text:p>44.2908333333333</text:p>
          </table:table-cell>
        </table:table-row>
        <table:table-row table:style-name="ro1">
          <table:table-cell office:value-type="float" office:value="2.25833333333333" calcext:value-type="float">
            <text:p>2.25833333333333</text:p>
          </table:table-cell>
          <table:table-cell office:value-type="float" office:value="47.6983333333333" calcext:value-type="float">
            <text:p>47.6983333333333</text:p>
          </table:table-cell>
        </table:table-row>
        <table:table-row table:style-name="ro1">
          <table:table-cell office:value-type="float" office:value="2.35833333333333" calcext:value-type="float">
            <text:p>2.35833333333333</text:p>
          </table:table-cell>
          <table:table-cell office:value-type="float" office:value="51.2091666666667" calcext:value-type="float">
            <text:p>51.2091666666667</text:p>
          </table:table-cell>
        </table:table-row>
        <table:table-row table:style-name="ro1">
          <table:table-cell office:value-type="float" office:value="2.45833333333333" calcext:value-type="float">
            <text:p>2.45833333333333</text:p>
          </table:table-cell>
          <table:table-cell office:value-type="float" office:value="54.5533333333333" calcext:value-type="float">
            <text:p>54.5533333333333</text:p>
          </table:table-cell>
        </table:table-row>
        <table:table-row table:style-name="ro1">
          <table:table-cell office:value-type="float" office:value="2.55833333333333" calcext:value-type="float">
            <text:p>2.55833333333333</text:p>
          </table:table-cell>
          <table:table-cell office:value-type="float" office:value="57.5658333333333" calcext:value-type="float">
            <text:p>57.5658333333333</text:p>
          </table:table-cell>
        </table:table-row>
        <table:table-row table:style-name="ro1">
          <table:table-cell office:value-type="float" office:value="2.65833333333333" calcext:value-type="float">
            <text:p>2.65833333333333</text:p>
          </table:table-cell>
          <table:table-cell office:value-type="float" office:value="60.1275" calcext:value-type="float">
            <text:p>60.1275</text:p>
          </table:table-cell>
        </table:table-row>
        <table:table-row table:style-name="ro1">
          <table:table-cell office:value-type="float" office:value="2.75833333333333" calcext:value-type="float">
            <text:p>2.75833333333333</text:p>
          </table:table-cell>
          <table:table-cell office:value-type="float" office:value="62.3133333333333" calcext:value-type="float">
            <text:p>62.3133333333333</text:p>
          </table:table-cell>
        </table:table-row>
        <table:table-row table:style-name="ro1">
          <table:table-cell office:value-type="float" office:value="2.85833333333333" calcext:value-type="float">
            <text:p>2.85833333333333</text:p>
          </table:table-cell>
          <table:table-cell office:value-type="float" office:value="64.2083333333333" calcext:value-type="float">
            <text:p>64.2083333333333</text:p>
          </table:table-cell>
        </table:table-row>
        <table:table-row table:style-name="ro1">
          <table:table-cell office:value-type="float" office:value="2.95833333333333" calcext:value-type="float">
            <text:p>2.95833333333333</text:p>
          </table:table-cell>
          <table:table-cell office:value-type="float" office:value="65.8708333333333" calcext:value-type="float">
            <text:p>65.8708333333333</text:p>
          </table:table-cell>
        </table:table-row>
        <table:table-row table:style-name="ro1">
          <table:table-cell office:value-type="float" office:value="3.05833333333333" calcext:value-type="float">
            <text:p>3.05833333333333</text:p>
          </table:table-cell>
          <table:table-cell office:value-type="float" office:value="67.24" calcext:value-type="float">
            <text:p>67.24</text:p>
          </table:table-cell>
        </table:table-row>
        <table:table-row table:style-name="ro1">
          <table:table-cell office:value-type="float" office:value="3.15833333333333" calcext:value-type="float">
            <text:p>3.15833333333333</text:p>
          </table:table-cell>
          <table:table-cell office:value-type="float" office:value="68.4841666666667" calcext:value-type="float">
            <text:p>68.4841666666667</text:p>
          </table:table-cell>
        </table:table-row>
        <table:table-row table:style-name="ro1">
          <table:table-cell office:value-type="float" office:value="3.25833333333333" calcext:value-type="float">
            <text:p>3.25833333333333</text:p>
          </table:table-cell>
          <table:table-cell office:value-type="float" office:value="69.62" calcext:value-type="float">
            <text:p>69.62</text:p>
          </table:table-cell>
        </table:table-row>
        <table:table-row table:style-name="ro1">
          <table:table-cell office:value-type="float" office:value="3.35833333333333" calcext:value-type="float">
            <text:p>3.35833333333333</text:p>
          </table:table-cell>
          <table:table-cell office:value-type="float" office:value="70.6841666666667" calcext:value-type="float">
            <text:p>70.6841666666667</text:p>
          </table:table-cell>
        </table:table-row>
        <table:table-row table:style-name="ro1">
          <table:table-cell office:value-type="float" office:value="3.45833333333333" calcext:value-type="float">
            <text:p>3.45833333333333</text:p>
          </table:table-cell>
          <table:table-cell office:value-type="float" office:value="71.6875" calcext:value-type="float">
            <text:p>71.6875</text:p>
          </table:table-cell>
        </table:table-row>
        <table:table-row table:style-name="ro1">
          <table:table-cell office:value-type="float" office:value="3.55833333333333" calcext:value-type="float">
            <text:p>3.55833333333333</text:p>
          </table:table-cell>
          <table:table-cell office:value-type="float" office:value="72.6783333333333" calcext:value-type="float">
            <text:p>72.6783333333333</text:p>
          </table:table-cell>
        </table:table-row>
        <table:table-row table:style-name="ro1">
          <table:table-cell office:value-type="float" office:value="3.65833333333333" calcext:value-type="float">
            <text:p>3.65833333333333</text:p>
          </table:table-cell>
          <table:table-cell office:value-type="float" office:value="73.6308333333333" calcext:value-type="float">
            <text:p>73.6308333333333</text:p>
          </table:table-cell>
        </table:table-row>
        <table:table-row table:style-name="ro1">
          <table:table-cell office:value-type="float" office:value="3.75833333333333" calcext:value-type="float">
            <text:p>3.75833333333333</text:p>
          </table:table-cell>
          <table:table-cell office:value-type="float" office:value="74.5608333333333" calcext:value-type="float">
            <text:p>74.5608333333333</text:p>
          </table:table-cell>
        </table:table-row>
        <table:table-row table:style-name="ro1">
          <table:table-cell office:value-type="float" office:value="3.85833333333333" calcext:value-type="float">
            <text:p>3.85833333333333</text:p>
          </table:table-cell>
          <table:table-cell office:value-type="float" office:value="75.4875" calcext:value-type="float">
            <text:p>75.4875</text:p>
          </table:table-cell>
        </table:table-row>
        <table:table-row table:style-name="ro1">
          <table:table-cell office:value-type="float" office:value="3.95833333333333" calcext:value-type="float">
            <text:p>3.95833333333333</text:p>
          </table:table-cell>
          <table:table-cell office:value-type="float" office:value="76.4091666666667" calcext:value-type="float">
            <text:p>76.4091666666667</text:p>
          </table:table-cell>
        </table:table-row>
        <table:table-row table:style-name="ro1">
          <table:table-cell office:value-type="float" office:value="4.05833333333333" calcext:value-type="float">
            <text:p>4.05833333333333</text:p>
          </table:table-cell>
          <table:table-cell office:value-type="float" office:value="77.3041666666667" calcext:value-type="float">
            <text:p>77.3041666666667</text:p>
          </table:table-cell>
        </table:table-row>
        <table:table-row table:style-name="ro1">
          <table:table-cell office:value-type="float" office:value="4.15833333333333" calcext:value-type="float">
            <text:p>4.15833333333333</text:p>
          </table:table-cell>
          <table:table-cell office:value-type="float" office:value="78.1566666666667" calcext:value-type="float">
            <text:p>78.1566666666667</text:p>
          </table:table-cell>
        </table:table-row>
        <table:table-row table:style-name="ro1">
          <table:table-cell office:value-type="float" office:value="4.25833333333333" calcext:value-type="float">
            <text:p>4.25833333333333</text:p>
          </table:table-cell>
          <table:table-cell office:value-type="float" office:value="78.9875" calcext:value-type="float">
            <text:p>78.9875</text:p>
          </table:table-cell>
        </table:table-row>
        <table:table-row table:style-name="ro1">
          <table:table-cell office:value-type="float" office:value="4.35833333333333" calcext:value-type="float">
            <text:p>4.35833333333333</text:p>
          </table:table-cell>
          <table:table-cell office:value-type="float" office:value="79.7933333333333" calcext:value-type="float">
            <text:p>79.7933333333333</text:p>
          </table:table-cell>
        </table:table-row>
        <table:table-row table:style-name="ro1">
          <table:table-cell office:value-type="float" office:value="4.45833333333333" calcext:value-type="float">
            <text:p>4.45833333333333</text:p>
          </table:table-cell>
          <table:table-cell office:value-type="float" office:value="80.5158333333333" calcext:value-type="float">
            <text:p>80.5158333333333</text:p>
          </table:table-cell>
        </table:table-row>
        <table:table-row table:style-name="ro1">
          <table:table-cell office:value-type="float" office:value="4.55833333333333" calcext:value-type="float">
            <text:p>4.55833333333333</text:p>
          </table:table-cell>
          <table:table-cell office:value-type="float" office:value="81.1883333333333" calcext:value-type="float">
            <text:p>81.1883333333333</text:p>
          </table:table-cell>
        </table:table-row>
        <table:table-row table:style-name="ro1">
          <table:table-cell office:value-type="float" office:value="4.65833333333333" calcext:value-type="float">
            <text:p>4.65833333333333</text:p>
          </table:table-cell>
          <table:table-cell office:value-type="float" office:value="81.8358333333334" calcext:value-type="float">
            <text:p>81.8358333333334</text:p>
          </table:table-cell>
        </table:table-row>
        <table:table-row table:style-name="ro1">
          <table:table-cell office:value-type="float" office:value="4.75833333333333" calcext:value-type="float">
            <text:p>4.75833333333333</text:p>
          </table:table-cell>
          <table:table-cell office:value-type="float" office:value="82.435" calcext:value-type="float">
            <text:p>82.435</text:p>
          </table:table-cell>
        </table:table-row>
        <table:table-row table:style-name="ro1">
          <table:table-cell office:value-type="float" office:value="4.85833333333333" calcext:value-type="float">
            <text:p>4.85833333333333</text:p>
          </table:table-cell>
          <table:table-cell office:value-type="float" office:value="83.0291666666667" calcext:value-type="float">
            <text:p>83.0291666666667</text:p>
          </table:table-cell>
        </table:table-row>
        <table:table-row table:style-name="ro1">
          <table:table-cell office:value-type="float" office:value="4.95833333333333" calcext:value-type="float">
            <text:p>4.95833333333333</text:p>
          </table:table-cell>
          <table:table-cell office:value-type="float" office:value="83.5733333333333" calcext:value-type="float">
            <text:p>83.5733333333333</text:p>
          </table:table-cell>
        </table:table-row>
        <table:table-row table:style-name="ro1">
          <table:table-cell office:value-type="float" office:value="5.05833333333333" calcext:value-type="float">
            <text:p>5.05833333333333</text:p>
          </table:table-cell>
          <table:table-cell office:value-type="float" office:value="84.1208333333333" calcext:value-type="float">
            <text:p>84.1208333333333</text:p>
          </table:table-cell>
        </table:table-row>
        <table:table-row table:style-name="ro1">
          <table:table-cell office:value-type="float" office:value="5.15833333333333" calcext:value-type="float">
            <text:p>5.15833333333333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5.25833333333333" calcext:value-type="float">
            <text:p>5.25833333333333</text:p>
          </table:table-cell>
          <table:table-cell office:value-type="float" office:value="85.115" calcext:value-type="float">
            <text:p>85.115</text:p>
          </table:table-cell>
        </table:table-row>
        <table:table-row table:style-name="ro1">
          <table:table-cell office:value-type="float" office:value="5.35833333333333" calcext:value-type="float">
            <text:p>5.35833333333333</text:p>
          </table:table-cell>
          <table:table-cell office:value-type="float" office:value="85.6175" calcext:value-type="float">
            <text:p>85.6175</text:p>
          </table:table-cell>
        </table:table-row>
        <table:table-row table:style-name="ro1">
          <table:table-cell office:value-type="float" office:value="5.45833333333333" calcext:value-type="float">
            <text:p>5.45833333333333</text:p>
          </table:table-cell>
          <table:table-cell office:value-type="float" office:value="86.0658333333333" calcext:value-type="float">
            <text:p>86.0658333333333</text:p>
          </table:table-cell>
        </table:table-row>
        <table:table-row table:style-name="ro1">
          <table:table-cell office:value-type="float" office:value="5.55833333333333" calcext:value-type="float">
            <text:p>5.5583333333333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.65833333333333" calcext:value-type="float">
            <text:p>5.65833333333333</text:p>
          </table:table-cell>
          <table:table-cell office:value-type="float" office:value="86.9633333333333" calcext:value-type="float">
            <text:p>86.9633333333333</text:p>
          </table:table-cell>
        </table:table-row>
        <table:table-row table:style-name="ro1">
          <table:table-cell office:value-type="float" office:value="5.75833333333333" calcext:value-type="float">
            <text:p>5.75833333333333</text:p>
          </table:table-cell>
          <table:table-cell office:value-type="float" office:value="87.4033333333333" calcext:value-type="float">
            <text:p>87.4033333333333</text:p>
          </table:table-cell>
        </table:table-row>
        <table:table-row table:style-name="ro1">
          <table:table-cell office:value-type="float" office:value="5.85833333333333" calcext:value-type="float">
            <text:p>5.85833333333333</text:p>
          </table:table-cell>
          <table:table-cell office:value-type="float" office:value="87.8275" calcext:value-type="float">
            <text:p>87.8275</text:p>
          </table:table-cell>
        </table:table-row>
        <table:table-row table:style-name="ro1">
          <table:table-cell office:value-type="float" office:value="5.95833333333333" calcext:value-type="float">
            <text:p>5.95833333333333</text:p>
          </table:table-cell>
          <table:table-cell office:value-type="float" office:value="88.2783333333333" calcext:value-type="float">
            <text:p>88.2783333333333</text:p>
          </table:table-cell>
        </table:table-row>
        <table:table-row table:style-name="ro1">
          <table:table-cell office:value-type="float" office:value="6.05833333333333" calcext:value-type="float">
            <text:p>6.05833333333333</text:p>
          </table:table-cell>
          <table:table-cell office:value-type="float" office:value="88.7191666666667" calcext:value-type="float">
            <text:p>88.7191666666667</text:p>
          </table:table-cell>
        </table:table-row>
        <table:table-row table:style-name="ro1">
          <table:table-cell office:value-type="float" office:value="6.15833333333333" calcext:value-type="float">
            <text:p>6.15833333333333</text:p>
          </table:table-cell>
          <table:table-cell office:value-type="float" office:value="89.13" calcext:value-type="float">
            <text:p>89.13</text:p>
          </table:table-cell>
        </table:table-row>
        <table:table-row table:style-name="ro1">
          <table:table-cell office:value-type="float" office:value="6.25833333333333" calcext:value-type="float">
            <text:p>6.25833333333333</text:p>
          </table:table-cell>
          <table:table-cell office:value-type="float" office:value="89.585" calcext:value-type="float">
            <text:p>89.585</text:p>
          </table:table-cell>
        </table:table-row>
        <table:table-row table:style-name="ro1">
          <table:table-cell office:value-type="float" office:value="6.35833333333333" calcext:value-type="float">
            <text:p>6.35833333333333</text:p>
          </table:table-cell>
          <table:table-cell office:value-type="float" office:value="90.0175" calcext:value-type="float">
            <text:p>90.0175</text:p>
          </table:table-cell>
        </table:table-row>
        <table:table-row table:style-name="ro1">
          <table:table-cell office:value-type="float" office:value="6.45833333333333" calcext:value-type="float">
            <text:p>6.45833333333333</text:p>
          </table:table-cell>
          <table:table-cell office:value-type="float" office:value="90.4425" calcext:value-type="float">
            <text:p>90.4425</text:p>
          </table:table-cell>
        </table:table-row>
        <table:table-row table:style-name="ro1">
          <table:table-cell office:value-type="float" office:value="6.55833333333333" calcext:value-type="float">
            <text:p>6.55833333333333</text:p>
          </table:table-cell>
          <table:table-cell office:value-type="float" office:value="90.845" calcext:value-type="float">
            <text:p>90.845</text:p>
          </table:table-cell>
        </table:table-row>
        <table:table-row table:style-name="ro1">
          <table:table-cell office:value-type="float" office:value="6.65833333333333" calcext:value-type="float">
            <text:p>6.65833333333333</text:p>
          </table:table-cell>
          <table:table-cell office:value-type="float" office:value="91.2425" calcext:value-type="float">
            <text:p>91.2425</text:p>
          </table:table-cell>
        </table:table-row>
        <table:table-row table:style-name="ro1">
          <table:table-cell office:value-type="float" office:value="6.75833333333333" calcext:value-type="float">
            <text:p>6.75833333333333</text:p>
          </table:table-cell>
          <table:table-cell office:value-type="float" office:value="91.6691666666667" calcext:value-type="float">
            <text:p>91.6691666666667</text:p>
          </table:table-cell>
        </table:table-row>
        <table:table-row table:style-name="ro1">
          <table:table-cell office:value-type="float" office:value="6.85833333333333" calcext:value-type="float">
            <text:p>6.85833333333333</text:p>
          </table:table-cell>
          <table:table-cell office:value-type="float" office:value="92.0991666666667" calcext:value-type="float">
            <text:p>92.0991666666667</text:p>
          </table:table-cell>
        </table:table-row>
        <table:table-row table:style-name="ro1">
          <table:table-cell office:value-type="float" office:value="6.95833333333333" calcext:value-type="float">
            <text:p>6.95833333333333</text:p>
          </table:table-cell>
          <table:table-cell office:value-type="float" office:value="92.4883333333333" calcext:value-type="float">
            <text:p>92.4883333333333</text:p>
          </table:table-cell>
        </table:table-row>
        <table:table-row table:style-name="ro1">
          <table:table-cell office:value-type="float" office:value="7.05833333333333" calcext:value-type="float">
            <text:p>7.05833333333333</text:p>
          </table:table-cell>
          <table:table-cell office:value-type="float" office:value="92.8583333333333" calcext:value-type="float">
            <text:p>92.8583333333333</text:p>
          </table:table-cell>
        </table:table-row>
        <table:table-row table:style-name="ro1">
          <table:table-cell office:value-type="float" office:value="7.15833333333333" calcext:value-type="float">
            <text:p>7.15833333333333</text:p>
          </table:table-cell>
          <table:table-cell office:value-type="float" office:value="93.2566666666667" calcext:value-type="float">
            <text:p>93.2566666666667</text:p>
          </table:table-cell>
        </table:table-row>
        <table:table-row table:style-name="ro1">
          <table:table-cell office:value-type="float" office:value="7.25833333333333" calcext:value-type="float">
            <text:p>7.25833333333333</text:p>
          </table:table-cell>
          <table:table-cell office:value-type="float" office:value="93.6441666666667" calcext:value-type="float">
            <text:p>93.6441666666667</text:p>
          </table:table-cell>
        </table:table-row>
        <table:table-row table:style-name="ro1">
          <table:table-cell office:value-type="float" office:value="7.35833333333333" calcext:value-type="float">
            <text:p>7.35833333333333</text:p>
          </table:table-cell>
          <table:table-cell office:value-type="float" office:value="93.9916666666667" calcext:value-type="float">
            <text:p>93.9916666666667</text:p>
          </table:table-cell>
        </table:table-row>
        <table:table-row table:style-name="ro1">
          <table:table-cell office:value-type="float" office:value="7.45833333333333" calcext:value-type="float">
            <text:p>7.45833333333333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7.55833333333333" calcext:value-type="float">
            <text:p>7.55833333333333</text:p>
          </table:table-cell>
          <table:table-cell office:value-type="float" office:value="94.6958333333333" calcext:value-type="float">
            <text:p>94.6958333333333</text:p>
          </table:table-cell>
        </table:table-row>
        <table:table-row table:style-name="ro1">
          <table:table-cell office:value-type="float" office:value="7.65833333333333" calcext:value-type="float">
            <text:p>7.65833333333333</text:p>
          </table:table-cell>
          <table:table-cell office:value-type="float" office:value="95.0158333333333" calcext:value-type="float">
            <text:p>95.0158333333333</text:p>
          </table:table-cell>
        </table:table-row>
        <table:table-row table:style-name="ro1">
          <table:table-cell office:value-type="float" office:value="7.75833333333333" calcext:value-type="float">
            <text:p>7.75833333333333</text:p>
          </table:table-cell>
          <table:table-cell office:value-type="float" office:value="95.3225" calcext:value-type="float">
            <text:p>95.3225</text:p>
          </table:table-cell>
        </table:table-row>
        <table:table-row table:style-name="ro1">
          <table:table-cell office:value-type="float" office:value="7.85833333333333" calcext:value-type="float">
            <text:p>7.85833333333333</text:p>
          </table:table-cell>
          <table:table-cell office:value-type="float" office:value="95.595" calcext:value-type="float">
            <text:p>95.595</text:p>
          </table:table-cell>
        </table:table-row>
        <table:table-row table:style-name="ro1">
          <table:table-cell office:value-type="float" office:value="7.95833333333333" calcext:value-type="float">
            <text:p>7.95833333333333</text:p>
          </table:table-cell>
          <table:table-cell office:value-type="float" office:value="95.8666666666667" calcext:value-type="float">
            <text:p>95.8666666666667</text:p>
          </table:table-cell>
        </table:table-row>
        <table:table-row table:style-name="ro1">
          <table:table-cell office:value-type="float" office:value="8.05833333333333" calcext:value-type="float">
            <text:p>8.05833333333333</text:p>
          </table:table-cell>
          <table:table-cell office:value-type="float" office:value="96.1175" calcext:value-type="float">
            <text:p>96.1175</text:p>
          </table:table-cell>
        </table:table-row>
        <table:table-row table:style-name="ro1">
          <table:table-cell office:value-type="float" office:value="8.15833333333333" calcext:value-type="float">
            <text:p>8.15833333333333</text:p>
          </table:table-cell>
          <table:table-cell office:value-type="float" office:value="96.3683333333333" calcext:value-type="float">
            <text:p>96.3683333333333</text:p>
          </table:table-cell>
        </table:table-row>
        <table:table-row table:style-name="ro1">
          <table:table-cell office:value-type="float" office:value="8.25833333333333" calcext:value-type="float">
            <text:p>8.25833333333333</text:p>
          </table:table-cell>
          <table:table-cell office:value-type="float" office:value="96.6216666666667" calcext:value-type="float">
            <text:p>96.6216666666667</text:p>
          </table:table-cell>
        </table:table-row>
        <table:table-row table:style-name="ro1">
          <table:table-cell office:value-type="float" office:value="8.35833333333333" calcext:value-type="float">
            <text:p>8.35833333333333</text:p>
          </table:table-cell>
          <table:table-cell office:value-type="float" office:value="96.8383333333333" calcext:value-type="float">
            <text:p>96.8383333333333</text:p>
          </table:table-cell>
        </table:table-row>
        <table:table-row table:style-name="ro1">
          <table:table-cell office:value-type="float" office:value="8.45833333333333" calcext:value-type="float">
            <text:p>8.45833333333333</text:p>
          </table:table-cell>
          <table:table-cell office:value-type="float" office:value="97.025" calcext:value-type="float">
            <text:p>97.025</text:p>
          </table:table-cell>
        </table:table-row>
        <table:table-row table:style-name="ro1">
          <table:table-cell office:value-type="float" office:value="8.55833333333333" calcext:value-type="float">
            <text:p>8.55833333333333</text:p>
          </table:table-cell>
          <table:table-cell office:value-type="float" office:value="97.1833333333333" calcext:value-type="float">
            <text:p>97.1833333333333</text:p>
          </table:table-cell>
        </table:table-row>
        <table:table-row table:style-name="ro1">
          <table:table-cell office:value-type="float" office:value="8.65833333333333" calcext:value-type="float">
            <text:p>8.65833333333333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float" office:value="8.75833333333333" calcext:value-type="float">
            <text:p>8.75833333333333</text:p>
          </table:table-cell>
          <table:table-cell office:value-type="float" office:value="97.515" calcext:value-type="float">
            <text:p>97.515</text:p>
          </table:table-cell>
        </table:table-row>
        <table:table-row table:style-name="ro1">
          <table:table-cell office:value-type="float" office:value="8.85833333333333" calcext:value-type="float">
            <text:p>8.85833333333333</text:p>
          </table:table-cell>
          <table:table-cell office:value-type="float" office:value="97.6391666666667" calcext:value-type="float">
            <text:p>97.6391666666667</text:p>
          </table:table-cell>
        </table:table-row>
        <table:table-row table:style-name="ro1">
          <table:table-cell office:value-type="float" office:value="8.95833333333333" calcext:value-type="float">
            <text:p>8.95833333333333</text:p>
          </table:table-cell>
          <table:table-cell office:value-type="float" office:value="97.7783333333333" calcext:value-type="float">
            <text:p>97.7783333333333</text:p>
          </table:table-cell>
        </table:table-row>
        <table:table-row table:style-name="ro1">
          <table:table-cell office:value-type="float" office:value="9.05833333333333" calcext:value-type="float">
            <text:p>9.05833333333333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98.1125" calcext:value-type="float">
            <text:p>98.1125</text:p>
          </table:table-cell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98.2683333333333" calcext:value-type="float">
            <text:p>98.2683333333333</text:p>
          </table:table-cell>
        </table:table-row>
        <table:table-row table:style-name="ro1">
          <table:table-cell office:value-type="float" office:value="10.4833333333333" calcext:value-type="float">
            <text:p>10.4833333333333</text:p>
          </table:table-cell>
          <table:table-cell office:value-type="float" office:value="98.4141666666667" calcext:value-type="float">
            <text:p>98.4141666666667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98.5191666666667" calcext:value-type="float">
            <text:p>98.5191666666667</text:p>
          </table:table-cell>
        </table:table-row>
        <table:table-row table:style-name="ro1">
          <table:table-cell office:value-type="float" office:value="11.5833333333333" calcext:value-type="float">
            <text:p>11.5833333333333</text:p>
          </table:table-cell>
          <table:table-cell office:value-type="float" office:value="98.6191666666667" calcext:value-type="float">
            <text:p>98.6191666666667</text:p>
          </table:table-cell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98.6916666666667" calcext:value-type="float">
            <text:p>98.6916666666667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98.7525" calcext:value-type="float">
            <text:p>98.7525</text:p>
          </table:table-cell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98.8158333333333" calcext:value-type="float">
            <text:p>98.8158333333333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98.8758333333333" calcext:value-type="float">
            <text:p>98.8758333333333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98.9775" calcext:value-type="float">
            <text:p>98.9775</text:p>
          </table:table-cell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99.0166666666667" calcext:value-type="float">
            <text:p>99.0166666666667</text:p>
          </table:table-cell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99.06" calcext:value-type="float">
            <text:p>99.06</text:p>
          </table:table-cell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99.1025" calcext:value-type="float">
            <text:p>99.1025</text:p>
          </table:table-cell>
        </table:table-row>
        <table:table-row table:style-name="ro1">
          <table:table-cell office:value-type="float" office:value="29.9166666666667" calcext:value-type="float">
            <text:p>29.9166666666667</text:p>
          </table:table-cell>
          <table:table-cell office:value-type="float" office:value="99.1308333333333" calcext:value-type="float">
            <text:p>99.130833333333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99.1675" calcext:value-type="float">
            <text:p>99.1675</text:p>
          </table:table-cell>
        </table:table-row>
        <table:table-row table:style-name="ro1">
          <table:table-cell office:value-type="float" office:value="56.425" calcext:value-type="float">
            <text:p>56.425</text:p>
          </table:table-cell>
          <table:table-cell office:value-type="float" office:value="99.2183333333333" calcext:value-type="float">
            <text:p>99.2183333333333</text:p>
          </table:table-cell>
        </table:table-row>
        <table:table-row table:style-name="ro1">
          <table:table-cell office:value-type="float" office:value="59.2083333333333" calcext:value-type="float">
            <text:p>59.2083333333333</text:p>
          </table:table-cell>
          <table:table-cell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69.8166666666667" calcext:value-type="float">
            <text:p>69.8166666666667</text:p>
          </table:table-cell>
          <table:table-cell office:value-type="float" office:value="99.3208333333333" calcext:value-type="float">
            <text:p>99.3208333333333</text:p>
          </table:table-cell>
        </table:table-row>
        <table:table-row table:style-name="ro1">
          <table:table-cell office:value-type="float" office:value="83.8333333333333" calcext:value-type="float">
            <text:p>83.8333333333333</text:p>
          </table:table-cell>
          <table:table-cell office:value-type="float" office:value="99.4091666666667" calcext:value-type="float">
            <text:p>99.4091666666667</text:p>
          </table:table-cell>
        </table:table-row>
        <table:table-row table:style-name="ro1">
          <table:table-cell office:value-type="float" office:value="95.3333333333333" calcext:value-type="float">
            <text:p>95.3333333333333</text:p>
          </table:table-cell>
          <table:table-cell office:value-type="float" office:value="99.4891666666667" calcext:value-type="float">
            <text:p>99.4891666666667</text:p>
          </table:table-cell>
        </table:table-row>
        <table:table-row table:style-name="ro1">
          <table:table-cell office:value-type="float" office:value="95.8333333333333" calcext:value-type="float">
            <text:p>95.8333333333333</text:p>
          </table:table-cell>
          <table:table-cell office:value-type="float" office:value="99.5308333333333" calcext:value-type="float">
            <text:p>99.5308333333333</text:p>
          </table:table-cell>
        </table:table-row>
        <table:table-row table:style-name="ro1">
          <table:table-cell office:value-type="float" office:value="96.3333333333333" calcext:value-type="float">
            <text:p>96.3333333333333</text:p>
          </table:table-cell>
          <table:table-cell office:value-type="float" office:value="99.5625" calcext:value-type="float">
            <text:p>99.5625</text:p>
          </table:table-cell>
        </table:table-row>
        <table:table-row table:style-name="ro1">
          <table:table-cell office:value-type="float" office:value="96.8333333333333" calcext:value-type="float">
            <text:p>96.8333333333333</text:p>
          </table:table-cell>
          <table:table-cell office:value-type="float" office:value="99.5858333333333" calcext:value-type="float">
            <text:p>99.5858333333333</text:p>
          </table:table-cell>
        </table:table-row>
        <table:table-row table:style-name="ro1">
          <table:table-cell office:value-type="float" office:value="97.3333333333333" calcext:value-type="float">
            <text:p>97.3333333333333</text:p>
          </table:table-cell>
          <table:table-cell office:value-type="float" office:value="99.615" calcext:value-type="float">
            <text:p>99.615</text:p>
          </table:table-cell>
        </table:table-row>
        <table:table-row table:style-name="ro1">
          <table:table-cell office:value-type="float" office:value="97.8333333333333" calcext:value-type="float">
            <text:p>97.8333333333333</text:p>
          </table:table-cell>
          <table:table-cell office:value-type="float" office:value="99.6458333333333" calcext:value-type="float">
            <text:p>99.6458333333333</text:p>
          </table:table-cell>
        </table:table-row>
        <table:table-row table:style-name="ro1">
          <table:table-cell office:value-type="float" office:value="98.3333333333333" calcext:value-type="float">
            <text:p>98.3333333333333</text:p>
          </table:table-cell>
          <table:table-cell office:value-type="float" office:value="99.6691666666667" calcext:value-type="float">
            <text:p>99.6691666666667</text:p>
          </table:table-cell>
        </table:table-row>
        <table:table-row table:style-name="ro1">
          <table:table-cell office:value-type="float" office:value="98.9166666666667" calcext:value-type="float">
            <text:p>98.9166666666667</text:p>
          </table:table-cell>
          <table:table-cell office:value-type="float" office:value="99.6858333333333" calcext:value-type="float">
            <text:p>99.6858333333333</text:p>
          </table:table-cell>
        </table:table-row>
        <table:table-row table:style-name="ro1">
          <table:table-cell office:value-type="float" office:value="99.4166666666667" calcext:value-type="float">
            <text:p>99.4166666666667</text:p>
          </table:table-cell>
          <table:table-cell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99.9166666666667" calcext:value-type="float">
            <text:p>99.9166666666667</text:p>
          </table:table-cell>
          <table:table-cell office:value-type="float" office:value="99.715" calcext:value-type="float">
            <text:p>99.715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99.7241666666667" calcext:value-type="float">
            <text:p>99.7241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.7341666666667" calcext:value-type="float">
            <text:p>99.7341666666667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102.083333333333" calcext:value-type="float">
            <text:p>102.083333333333</text:p>
          </table:table-cell>
          <table:table-cell office:value-type="float" office:value="99.7508333333333" calcext:value-type="float">
            <text:p>99.7508333333333</text:p>
          </table:table-cell>
        </table:table-row>
        <table:table-row table:style-name="ro1">
          <table:table-cell office:value-type="float" office:value="102.666666666667" calcext:value-type="float">
            <text:p>102.666666666667</text:p>
          </table:table-cell>
          <table:table-cell office:value-type="float" office:value="99.7583333333333" calcext:value-type="float">
            <text:p>99.7583333333333</text:p>
          </table:table-cell>
        </table:table-row>
        <table:table-row table:style-name="ro1">
          <table:table-cell office:value-type="float" office:value="103.25" calcext:value-type="float">
            <text:p>103.25</text:p>
          </table:table-cell>
          <table:table-cell office:value-type="float" office:value="99.7641666666667" calcext:value-type="float">
            <text:p>99.7641666666667</text:p>
          </table:table-cell>
        </table:table-row>
        <table:table-row table:style-name="ro1">
          <table:table-cell office:value-type="float" office:value="103.833333333333" calcext:value-type="float">
            <text:p>103.833333333333</text:p>
          </table:table-cell>
          <table:table-cell office:value-type="float" office:value="99.7708333333333" calcext:value-type="float">
            <text:p>99.7708333333333</text:p>
          </table:table-cell>
        </table:table-row>
        <table:table-row table:style-name="ro1">
          <table:table-cell office:value-type="float" office:value="104.666666666667" calcext:value-type="float">
            <text:p>104.666666666667</text:p>
          </table:table-cell>
          <table:table-cell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105.666666666667" calcext:value-type="float">
            <text:p>105.666666666667</text:p>
          </table:table-cell>
          <table:table-cell office:value-type="float" office:value="99.7875" calcext:value-type="float">
            <text:p>99.7875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99.7925" calcext:value-type="float">
            <text:p>99.7925</text:p>
          </table:table-cell>
        </table:table-row>
        <table:table-row table:style-name="ro1">
          <table:table-cell office:value-type="float" office:value="106.75" calcext:value-type="float">
            <text:p>106.75</text:p>
          </table:table-cell>
          <table:table-cell office:value-type="float" office:value="99.7975" calcext:value-type="float">
            <text:p>99.7975</text:p>
          </table:table-cell>
        </table:table-row>
        <table:table-row table:style-name="ro1">
          <table:table-cell office:value-type="float" office:value="107.666666666667" calcext:value-type="float">
            <text:p>107.666666666667</text:p>
          </table:table-cell>
          <table:table-cell office:value-type="float" office:value="99.8041666666667" calcext:value-type="float">
            <text:p>99.8041666666667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99.8158333333333" calcext:value-type="float">
            <text:p>99.8158333333333</text:p>
          </table:table-cell>
        </table:table-row>
        <table:table-row table:style-name="ro1">
          <table:table-cell office:value-type="float" office:value="109.416666666667" calcext:value-type="float">
            <text:p>109.416666666667</text:p>
          </table:table-cell>
          <table:table-cell office:value-type="float" office:value="99.8225" calcext:value-type="float">
            <text:p>99.8225</text:p>
          </table:table-cell>
        </table:table-row>
        <table:table-row table:style-name="ro1">
          <table:table-cell office:value-type="float" office:value="110.666666666667" calcext:value-type="float">
            <text:p>110.666666666667</text:p>
          </table:table-cell>
          <table:table-cell office:value-type="float" office:value="99.8275" calcext:value-type="float">
            <text:p>99.8275</text:p>
          </table:table-cell>
        </table:table-row>
        <table:table-row table:style-name="ro1">
          <table:table-cell office:value-type="float" office:value="111.166666666667" calcext:value-type="float">
            <text:p>111.166666666667</text:p>
          </table:table-cell>
          <table:table-cell office:value-type="float" office:value="99.8358333333333" calcext:value-type="float">
            <text:p>99.8358333333333</text:p>
          </table:table-cell>
        </table:table-row>
        <table:table-row table:style-name="ro1">
          <table:table-cell office:value-type="float" office:value="111.916666666667" calcext:value-type="float">
            <text:p>111.916666666667</text:p>
          </table:table-cell>
          <table:table-cell office:value-type="float" office:value="99.8408333333333" calcext:value-type="float">
            <text:p>99.8408333333333</text:p>
          </table:table-cell>
        </table:table-row>
        <table:table-row table:style-name="ro1">
          <table:table-cell office:value-type="float" office:value="112.583333333333" calcext:value-type="float">
            <text:p>112.583333333333</text:p>
          </table:table-cell>
          <table:table-cell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113.916666666667" calcext:value-type="float">
            <text:p>113.916666666667</text:p>
          </table:table-cell>
          <table:table-cell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.8741666666667" calcext:value-type="float">
            <text:p>99.8741666666667</text:p>
          </table:table-cell>
        </table:table-row>
        <table:table-row table:style-name="ro1">
          <table:table-cell office:value-type="float" office:value="117.583333333333" calcext:value-type="float">
            <text:p>117.583333333333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18.583333333333" calcext:value-type="float">
            <text:p>118.583333333333</text:p>
          </table:table-cell>
          <table:table-cell office:value-type="float" office:value="99.8875" calcext:value-type="float">
            <text:p>99.8875</text:p>
          </table:table-cell>
        </table:table-row>
        <table:table-row table:style-name="ro1">
          <table:table-cell office:value-type="float" office:value="119.833333333333" calcext:value-type="float">
            <text:p>119.833333333333</text:p>
          </table:table-cell>
          <table:table-cell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120.833333333333" calcext:value-type="float">
            <text:p>120.833333333333</text:p>
          </table:table-cell>
          <table:table-cell office:value-type="float" office:value="99.8983333333333" calcext:value-type="float">
            <text:p>99.8983333333333</text:p>
          </table:table-cell>
        </table:table-row>
        <table:table-row table:style-name="ro1">
          <table:table-cell office:value-type="float" office:value="124.666666666667" calcext:value-type="float">
            <text:p>124.666666666667</text:p>
          </table:table-cell>
          <table:table-cell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134.25" calcext:value-type="float">
            <text:p>134.25</text:p>
          </table:table-cell>
          <table:table-cell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143.166666666667" calcext:value-type="float">
            <text:p>143.166666666667</text:p>
          </table:table-cell>
          <table:table-cell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144.166666666667" calcext:value-type="float">
            <text:p>144.166666666667</text:p>
          </table:table-cell>
          <table:table-cell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.9291666666667" calcext:value-type="float">
            <text:p>99.9291666666667</text:p>
          </table:table-cell>
        </table:table-row>
        <table:table-row table:style-name="ro1">
          <table:table-cell office:value-type="float" office:value="145.833333333333" calcext:value-type="float">
            <text:p>145.833333333333</text:p>
          </table:table-cell>
          <table:table-cell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50.333333333333" calcext:value-type="float">
            <text:p>150.333333333333</text:p>
          </table:table-cell>
          <table:table-cell office:value-type="float" office:value="99.9458333333333" calcext:value-type="float">
            <text:p>99.9458333333333</text:p>
          </table:table-cell>
        </table:table-row>
        <table:table-row table:style-name="ro1">
          <table:table-cell office:value-type="float" office:value="153.25" calcext:value-type="float">
            <text:p>153.25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55.833333333333" calcext:value-type="float">
            <text:p>155.833333333333</text:p>
          </table:table-cell>
          <table:table-cell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159.583333333333" calcext:value-type="float">
            <text:p>159.583333333333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165.25" calcext:value-type="float">
            <text:p>165.25</text:p>
          </table:table-cell>
          <table:table-cell office:value-type="float" office:value="99.9658333333333" calcext:value-type="float">
            <text:p>99.9658333333333</text:p>
          </table:table-cell>
        </table:table-row>
        <table:table-row table:style-name="ro1">
          <table:table-cell office:value-type="float" office:value="170.666666666667" calcext:value-type="float">
            <text:p>170.666666666667</text:p>
          </table:table-cell>
          <table:table-cell office:value-type="float" office:value="99.9691666666667" calcext:value-type="float">
            <text:p>99.9691666666667</text:p>
          </table:table-cell>
        </table:table-row>
        <table:table-row table:style-name="ro1">
          <table:table-cell office:value-type="float" office:value="174.833333333333" calcext:value-type="float">
            <text:p>174.833333333333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97.333333333333" calcext:value-type="float">
            <text:p>197.333333333333</text:p>
          </table:table-cell>
          <table:table-cell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205.666666666667" calcext:value-type="float">
            <text:p>205.66666666666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10.666666666667" calcext:value-type="float">
            <text:p>210.666666666667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28.166666666667" calcext:value-type="float">
            <text:p>228.16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43.166666666667" calcext:value-type="float">
            <text:p>243.1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55.666666666667" calcext:value-type="float">
            <text:p>255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208333333333333" calcext:value-type="float">
            <text:p>0.02083333333333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168333333333333" calcext:value-type="float">
            <text:p>0.168333333333333</text:p>
          </table:table-cell>
        </table:table-row>
        <table:table-row table:style-name="ro1">
          <table:table-cell office:value-type="float" office:value="1.42166666666667" calcext:value-type="float">
            <text:p>1.42166666666667</text:p>
          </table:table-cell>
          <table:table-cell office:value-type="float" office:value="0.748333333333333" calcext:value-type="float">
            <text:p>0.748333333333333</text:p>
          </table:table-cell>
        </table:table-row>
        <table:table-row table:style-name="ro1">
          <table:table-cell office:value-type="float" office:value="1.5075" calcext:value-type="float">
            <text:p>1.5075</text:p>
          </table:table-cell>
          <table:table-cell office:value-type="float" office:value="2.09666666666667" calcext:value-type="float">
            <text:p>2.09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50666666666667" calcext:value-type="float">
            <text:p>4.506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.215" calcext:value-type="float">
            <text:p>8.2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.0775" calcext:value-type="float">
            <text:p>13.077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.9241666666667" calcext:value-type="float">
            <text:p>18.924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1925" calcext:value-type="float">
            <text:p>25.192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1.6325" calcext:value-type="float">
            <text:p>31.63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.775" calcext:value-type="float">
            <text:p>37.77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3.3983333333333" calcext:value-type="float">
            <text:p>43.39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8.4125" calcext:value-type="float">
            <text:p>48.41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2.7816666666667" calcext:value-type="float">
            <text:p>52.78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6.5675" calcext:value-type="float">
            <text:p>56.56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.4033333333333" calcext:value-type="float">
            <text:p>62.40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4.6375" calcext:value-type="float">
            <text:p>64.6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5116666666667" calcext:value-type="float">
            <text:p>66.51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8.0566666666667" calcext:value-type="float">
            <text:p>68.05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9.3508333333333" calcext:value-type="float">
            <text:p>69.3508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0.535" calcext:value-type="float">
            <text:p>70.53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1.52" calcext:value-type="float">
            <text:p>71.5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2.3858333333333" calcext:value-type="float">
            <text:p>72.3858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3.1841666666667" calcext:value-type="float">
            <text:p>73.1841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3.8725" calcext:value-type="float">
            <text:p>73.872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4.4741666666667" calcext:value-type="float">
            <text:p>74.4741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5.075" calcext:value-type="float">
            <text:p>75.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63" calcext:value-type="float">
            <text:p>75.6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6.1683333333333" calcext:value-type="float">
            <text:p>76.16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7.2391666666667" calcext:value-type="float">
            <text:p>77.2391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7.7675" calcext:value-type="float">
            <text:p>77.76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8.3091666666667" calcext:value-type="float">
            <text:p>78.3091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8.8875" calcext:value-type="float">
            <text:p>78.88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9.4708333333333" calcext:value-type="float">
            <text:p>79.4708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0.1133333333333" calcext:value-type="float">
            <text:p>80.11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0.7591666666667" calcext:value-type="float">
            <text:p>80.759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4541666666667" calcext:value-type="float">
            <text:p>81.4541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2.1558333333333" calcext:value-type="float">
            <text:p>82.1558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2.8441666666667" calcext:value-type="float">
            <text:p>82.8441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.5816666666667" calcext:value-type="float">
            <text:p>83.58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4.2866666666667" calcext:value-type="float">
            <text:p>84.28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4.9716666666667" calcext:value-type="float">
            <text:p>84.97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5.64" calcext:value-type="float">
            <text:p>85.6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6.3108333333333" calcext:value-type="float">
            <text:p>86.3108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6.9558333333333" calcext:value-type="float">
            <text:p>86.9558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7.5266666666667" calcext:value-type="float">
            <text:p>87.52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1083333333333" calcext:value-type="float">
            <text:p>88.10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8.6458333333333" calcext:value-type="float">
            <text:p>88.6458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9.1808333333333" calcext:value-type="float">
            <text:p>89.1808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9.715" calcext:value-type="float">
            <text:p>89.7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0.2075" calcext:value-type="float">
            <text:p>90.20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0.7166666666667" calcext:value-type="float">
            <text:p>90.71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1.2041666666667" calcext:value-type="float">
            <text:p>91.2041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1.665" calcext:value-type="float">
            <text:p>91.66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2.0733333333333" calcext:value-type="float">
            <text:p>92.07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2.5033333333333" calcext:value-type="float">
            <text:p>92.50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92" calcext:value-type="float">
            <text:p>92.9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3.3141666666667" calcext:value-type="float">
            <text:p>93.3141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6958333333333" calcext:value-type="float">
            <text:p>93.6958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4.0558333333333" calcext:value-type="float">
            <text:p>94.0558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7275" calcext:value-type="float">
            <text:p>94.727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5.0266666666667" calcext:value-type="float">
            <text:p>95.02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3275" calcext:value-type="float">
            <text:p>95.327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6108333333333" calcext:value-type="float">
            <text:p>95.6108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8725" calcext:value-type="float">
            <text:p>95.8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0916666666667" calcext:value-type="float">
            <text:p>96.09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32" calcext:value-type="float">
            <text:p>96.3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5291666666667" calcext:value-type="float">
            <text:p>96.5291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71" calcext:value-type="float">
            <text:p>96.7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9183333333333" calcext:value-type="float">
            <text:p>96.91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0775" calcext:value-type="float">
            <text:p>97.077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2358333333333" calcext:value-type="float">
            <text:p>97.2358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3883333333333" calcext:value-type="float">
            <text:p>97.38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5233333333333" calcext:value-type="float">
            <text:p>97.52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6425" calcext:value-type="float">
            <text:p>97.64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7608333333333" calcext:value-type="float">
            <text:p>97.7608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855" calcext:value-type="float">
            <text:p>97.85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96" calcext:value-type="float">
            <text:p>97.9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0575" calcext:value-type="float">
            <text:p>98.057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2266666666667" calcext:value-type="float">
            <text:p>98.22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3658333333333" calcext:value-type="float">
            <text:p>98.3658333333333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98.5525" calcext:value-type="float">
            <text:p>98.552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98.7808333333333" calcext:value-type="float">
            <text:p>98.780833333333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98.8675" calcext:value-type="float">
            <text:p>98.8675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12.9833333333333" calcext:value-type="float">
            <text:p>12.9833333333333</text:p>
          </table:table-cell>
          <table:table-cell office:value-type="float" office:value="98.985" calcext:value-type="float">
            <text:p>98.985</text:p>
          </table:table-cell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99.0933333333333" calcext:value-type="float">
            <text:p>99.0933333333333</text:p>
          </table:table-cell>
        </table:table-row>
        <table:table-row table:style-name="ro1">
          <table:table-cell office:value-type="float" office:value="14.3083333333333" calcext:value-type="float">
            <text:p>14.3083333333333</text:p>
          </table:table-cell>
          <table:table-cell office:value-type="float" office:value="99.2108333333333" calcext:value-type="float">
            <text:p>99.2108333333333</text:p>
          </table:table-cell>
        </table:table-row>
        <table:table-row table:style-name="ro1">
          <table:table-cell office:value-type="float" office:value="15.1583333333333" calcext:value-type="float">
            <text:p>15.1583333333333</text:p>
          </table:table-cell>
          <table:table-cell office:value-type="float" office:value="99.3066666666666" calcext:value-type="float">
            <text:p>99.3066666666666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99.3933333333333" calcext:value-type="float">
            <text:p>99.3933333333333</text:p>
          </table:table-cell>
        </table:table-row>
        <table:table-row table:style-name="ro1">
          <table:table-cell office:value-type="float" office:value="17.0833333333333" calcext:value-type="float">
            <text:p>17.0833333333333</text:p>
          </table:table-cell>
          <table:table-cell office:value-type="float" office:value="99.4716666666667" calcext:value-type="float">
            <text:p>99.4716666666667</text:p>
          </table:table-cell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99.5233333333333" calcext:value-type="float">
            <text:p>99.523333333333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99.5683333333333" calcext:value-type="float">
            <text:p>99.5683333333333</text:p>
          </table:table-cell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383333333333" calcext:value-type="float">
            <text:p>99.6383333333333</text:p>
          </table:table-cell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99.6708333333334" calcext:value-type="float">
            <text:p>99.6708333333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941666666667" calcext:value-type="float">
            <text:p>99.6941666666667</text:p>
          </table:table-cell>
        </table:table-row>
        <table:table-row table:style-name="ro1">
          <table:table-cell office:value-type="float" office:value="46.8333333333333" calcext:value-type="float">
            <text:p>46.8333333333333</text:p>
          </table:table-cell>
          <table:table-cell office:value-type="float" office:value="99.7108333333333" calcext:value-type="float">
            <text:p>99.710833333333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99.7275" calcext:value-type="float">
            <text:p>99.7275</text:p>
          </table:table-cell>
        </table:table-row>
        <table:table-row table:style-name="ro1">
          <table:table-cell office:value-type="float" office:value="64.5833333333333" calcext:value-type="float">
            <text:p>64.5833333333333</text:p>
          </table:table-cell>
          <table:table-cell office:value-type="float" office:value="99.7408333333333" calcext:value-type="float">
            <text:p>99.7408333333333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99.7566666666667" calcext:value-type="float">
            <text:p>99.7566666666667</text:p>
          </table:table-cell>
        </table:table-row>
        <table:table-row table:style-name="ro1">
          <table:table-cell office:value-type="float" office:value="67.0833333333333" calcext:value-type="float">
            <text:p>67.0833333333333</text:p>
          </table:table-cell>
          <table:table-cell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67.6666666666667" calcext:value-type="float">
            <text:p>67.6666666666667</text:p>
          </table:table-cell>
          <table:table-cell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99.7883333333333" calcext:value-type="float">
            <text:p>99.7883333333333</text:p>
          </table:table-cell>
        </table:table-row>
        <table:table-row table:style-name="ro1">
          <table:table-cell office:value-type="float" office:value="69.8333333333333" calcext:value-type="float">
            <text:p>69.833333333333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70.75" calcext:value-type="float">
            <text:p>70.75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75.6666666666667" calcext:value-type="float">
            <text:p>75.6666666666667</text:p>
          </table:table-cell>
          <table:table-cell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79.6666666666667" calcext:value-type="float">
            <text:p>79.6666666666667</text:p>
          </table:table-cell>
          <table:table-cell office:value-type="float" office:value="99.8258333333333" calcext:value-type="float">
            <text:p>99.8258333333333</text:p>
          </table:table-cell>
        </table:table-row>
        <table:table-row table:style-name="ro1">
          <table:table-cell office:value-type="float" office:value="80.1666666666667" calcext:value-type="float">
            <text:p>80.1666666666667</text:p>
          </table:table-cell>
          <table:table-cell office:value-type="float" office:value="99.8308333333334" calcext:value-type="float">
            <text:p>99.8308333333334</text:p>
          </table:table-cell>
        </table:table-row>
        <table:table-row table:style-name="ro1">
          <table:table-cell office:value-type="float" office:value="81.0833333333333" calcext:value-type="float">
            <text:p>81.0833333333333</text:p>
          </table:table-cell>
          <table:table-cell office:value-type="float" office:value="99.8391666666667" calcext:value-type="float">
            <text:p>99.8391666666667</text:p>
          </table:table-cell>
        </table:table-row>
        <table:table-row table:style-name="ro1">
          <table:table-cell office:value-type="float" office:value="81.9166666666667" calcext:value-type="float">
            <text:p>81.9166666666667</text:p>
          </table:table-cell>
          <table:table-cell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84.4166666666667" calcext:value-type="float">
            <text:p>84.4166666666667</text:p>
          </table:table-cell>
          <table:table-cell office:value-type="float" office:value="99.8583333333334" calcext:value-type="float">
            <text:p>99.8583333333334</text:p>
          </table:table-cell>
        </table:table-row>
        <table:table-row table:style-name="ro1">
          <table:table-cell office:value-type="float" office:value="85.1666666666667" calcext:value-type="float">
            <text:p>85.1666666666667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86.0833333333333" calcext:value-type="float">
            <text:p>86.0833333333333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88.5833333333333" calcext:value-type="float">
            <text:p>88.5833333333333</text:p>
          </table:table-cell>
          <table:table-cell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89.6666666666667" calcext:value-type="float">
            <text:p>89.6666666666667</text:p>
          </table:table-cell>
          <table:table-cell office:value-type="float" office:value="99.8908333333334" calcext:value-type="float">
            <text:p>99.8908333333334</text:p>
          </table:table-cell>
        </table:table-row>
        <table:table-row table:style-name="ro1">
          <table:table-cell office:value-type="float" office:value="90.6666666666667" calcext:value-type="float">
            <text:p>90.6666666666667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92.0833333333333" calcext:value-type="float">
            <text:p>92.0833333333333</text:p>
          </table:table-cell>
          <table:table-cell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93.4166666666667" calcext:value-type="float">
            <text:p>93.4166666666667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94.8333333333333" calcext:value-type="float">
            <text:p>94.8333333333333</text:p>
          </table:table-cell>
          <table:table-cell office:value-type="float" office:value="99.9141666666667" calcext:value-type="float">
            <text:p>99.9141666666667</text:p>
          </table:table-cell>
        </table:table-row>
        <table:table-row table:style-name="ro1">
          <table:table-cell office:value-type="float" office:value="96.3333333333333" calcext:value-type="float">
            <text:p>96.3333333333333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97.4166666666667" calcext:value-type="float">
            <text:p>97.4166666666667</text:p>
          </table:table-cell>
          <table:table-cell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98.6666666666667" calcext:value-type="float">
            <text:p>98.6666666666667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100.833333333333" calcext:value-type="float">
            <text:p>100.833333333333</text:p>
          </table:table-cell>
          <table:table-cell office:value-type="float" office:value="99.9358333333333" calcext:value-type="float">
            <text:p>99.9358333333333</text:p>
          </table:table-cell>
        </table:table-row>
        <table:table-row table:style-name="ro1">
          <table:table-cell office:value-type="float" office:value="102.583333333333" calcext:value-type="float">
            <text:p>102.583333333333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106.583333333333" calcext:value-type="float">
            <text:p>106.583333333333</text:p>
          </table:table-cell>
          <table:table-cell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110.083333333333" calcext:value-type="float">
            <text:p>110.083333333333</text:p>
          </table:table-cell>
          <table:table-cell office:value-type="float" office:value="99.9525" calcext:value-type="float">
            <text:p>99.9525</text:p>
          </table:table-cell>
        </table:table-row>
        <table:table-row table:style-name="ro1">
          <table:table-cell office:value-type="float" office:value="120.583333333333" calcext:value-type="float">
            <text:p>120.583333333333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130.833333333333" calcext:value-type="float">
            <text:p>130.833333333333</text:p>
          </table:table-cell>
          <table:table-cell office:value-type="float" office:value="99.9641666666667" calcext:value-type="float">
            <text:p>99.9641666666667</text:p>
          </table:table-cell>
        </table:table-row>
        <table:table-row table:style-name="ro1">
          <table:table-cell office:value-type="float" office:value="138.666666666667" calcext:value-type="float">
            <text:p>138.666666666667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44.666666666667" calcext:value-type="float">
            <text:p>144.666666666667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50.083333333333" calcext:value-type="float">
            <text:p>150.083333333333</text:p>
          </table:table-cell>
          <table:table-cell office:value-type="float" office:value="99.9775" calcext:value-type="float">
            <text:p>99.9775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82.083333333333" calcext:value-type="float">
            <text:p>182.083333333333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83.583333333333" calcext:value-type="float">
            <text:p>183.583333333333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93.75" calcext:value-type="float">
            <text:p>193.75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99.666666666667" calcext:value-type="float">
            <text:p>199.666666666667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07.166666666667" calcext:value-type="float">
            <text:p>207.1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17.166666666667" calcext:value-type="float">
            <text:p>217.16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53.833333333333" calcext:value-type="float">
            <text:p>253.8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68.833333333333" calcext:value-type="float">
            <text:p>268.8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0.990833333333333" calcext:value-type="float">
            <text:p>0.9908333333333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0575" calcext:value-type="float">
            <text:p>1.0575</text:p>
          </table:table-cell>
          <table:table-cell office:value-type="float" office:value="0.138333333333333" calcext:value-type="float">
            <text:p>0.138333333333333</text:p>
          </table:table-cell>
        </table:table-row>
        <table:table-row table:style-name="ro1">
          <table:table-cell office:value-type="float" office:value="1.11416666666667" calcext:value-type="float">
            <text:p>1.11416666666667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.17333333333333" calcext:value-type="float">
            <text:p>1.17333333333333</text:p>
          </table:table-cell>
          <table:table-cell office:value-type="float" office:value="1.52416666666667" calcext:value-type="float">
            <text:p>1.52416666666667</text:p>
          </table:table-cell>
        </table:table-row>
        <table:table-row table:style-name="ro1">
          <table:table-cell office:value-type="float" office:value="1.22916666666667" calcext:value-type="float">
            <text:p>1.22916666666667</text:p>
          </table:table-cell>
          <table:table-cell office:value-type="float" office:value="3.28166666666667" calcext:value-type="float">
            <text:p>3.28166666666667</text:p>
          </table:table-cell>
        </table:table-row>
        <table:table-row table:style-name="ro1">
          <table:table-cell office:value-type="float" office:value="1.28583333333333" calcext:value-type="float">
            <text:p>1.28583333333333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float" office:value="1.3425" calcext:value-type="float">
            <text:p>1.3425</text:p>
          </table:table-cell>
          <table:table-cell office:value-type="float" office:value="8.84666666666667" calcext:value-type="float">
            <text:p>8.84666666666667</text:p>
          </table:table-cell>
        </table:table-row>
        <table:table-row table:style-name="ro1">
          <table:table-cell office:value-type="float" office:value="1.3975" calcext:value-type="float">
            <text:p>1.3975</text:p>
          </table:table-cell>
          <table:table-cell office:value-type="float" office:value="12.3525" calcext:value-type="float">
            <text:p>12.3525</text:p>
          </table:table-cell>
        </table:table-row>
        <table:table-row table:style-name="ro1">
          <table:table-cell office:value-type="float" office:value="1.4525" calcext:value-type="float">
            <text:p>1.4525</text:p>
          </table:table-cell>
          <table:table-cell office:value-type="float" office:value="16.0425" calcext:value-type="float">
            <text:p>16.0425</text:p>
          </table:table-cell>
        </table:table-row>
        <table:table-row table:style-name="ro1">
          <table:table-cell office:value-type="float" office:value="1.5075" calcext:value-type="float">
            <text:p>1.5075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22.915" calcext:value-type="float">
            <text:p>22.915</text:p>
          </table:table-cell>
        </table:table-row>
        <table:table-row table:style-name="ro1">
          <table:table-cell office:value-type="float" office:value="1.6175" calcext:value-type="float">
            <text:p>1.6175</text:p>
          </table:table-cell>
          <table:table-cell office:value-type="float" office:value="25.9025" calcext:value-type="float">
            <text:p>25.9025</text:p>
          </table:table-cell>
        </table:table-row>
        <table:table-row table:style-name="ro1">
          <table:table-cell office:value-type="float" office:value="1.6725" calcext:value-type="float">
            <text:p>1.6725</text:p>
          </table:table-cell>
          <table:table-cell office:value-type="float" office:value="28.5241666666667" calcext:value-type="float">
            <text:p>28.5241666666667</text:p>
          </table:table-cell>
        </table:table-row>
        <table:table-row table:style-name="ro1">
          <table:table-cell office:value-type="float" office:value="1.7425" calcext:value-type="float">
            <text:p>1.7425</text:p>
          </table:table-cell>
          <table:table-cell office:value-type="float" office:value="31.125" calcext:value-type="float">
            <text:p>31.125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office:value-type="float" office:value="33.6291666666667" calcext:value-type="float">
            <text:p>33.629166666666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6.2666666666667" calcext:value-type="float">
            <text:p>36.2666666666667</text:p>
          </table:table-cell>
        </table:table-row>
        <table:table-row table:style-name="ro1">
          <table:table-cell office:value-type="float" office:value="1.9825" calcext:value-type="float">
            <text:p>1.9825</text:p>
          </table:table-cell>
          <table:table-cell office:value-type="float" office:value="39.1833333333333" calcext:value-type="float">
            <text:p>39.1833333333333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42.3333333333333" calcext:value-type="float">
            <text:p>42.3333333333333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5.8016666666667" calcext:value-type="float">
            <text:p>45.8016666666667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9.2916666666667" calcext:value-type="float">
            <text:p>49.2916666666667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52.7258333333333" calcext:value-type="float">
            <text:p>52.7258333333333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55.8491666666667" calcext:value-type="float">
            <text:p>55.8491666666667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58.7466666666667" calcext:value-type="float">
            <text:p>58.7466666666667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61.3608333333333" calcext:value-type="float">
            <text:p>61.3608333333333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63.4133333333333" calcext:value-type="float">
            <text:p>63.413333333333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65.3266666666667" calcext:value-type="float">
            <text:p>65.3266666666667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66.9783333333333" calcext:value-type="float">
            <text:p>66.9783333333333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68.3475" calcext:value-type="float">
            <text:p>68.3475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69.5183333333334" calcext:value-type="float">
            <text:p>69.5183333333334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70.5633333333334" calcext:value-type="float">
            <text:p>70.5633333333334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71.5025" calcext:value-type="float">
            <text:p>71.5025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72.4341666666667" calcext:value-type="float">
            <text:p>72.4341666666667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73.305" calcext:value-type="float">
            <text:p>73.305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74.13" calcext:value-type="float">
            <text:p>74.13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74.9375" calcext:value-type="float">
            <text:p>74.9375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75.7133333333333" calcext:value-type="float">
            <text:p>75.7133333333333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76.5116666666667" calcext:value-type="float">
            <text:p>76.5116666666667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77.2508333333334" calcext:value-type="float">
            <text:p>77.2508333333334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77.9941666666667" calcext:value-type="float">
            <text:p>77.9941666666667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78.7566666666667" calcext:value-type="float">
            <text:p>78.7566666666667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79.5075" calcext:value-type="float">
            <text:p>79.5075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80.2166666666667" calcext:value-type="float">
            <text:p>80.2166666666667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80.9325" calcext:value-type="float">
            <text:p>80.9325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81.6175" calcext:value-type="float">
            <text:p>81.6175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82.2375" calcext:value-type="float">
            <text:p>82.2375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2.8216666666667" calcext:value-type="float">
            <text:p>82.8216666666667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83.42" calcext:value-type="float">
            <text:p>83.42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83.99" calcext:value-type="float">
            <text:p>83.99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84.5133333333333" calcext:value-type="float">
            <text:p>84.5133333333333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85.0458333333333" calcext:value-type="float">
            <text:p>85.0458333333333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5.56" calcext:value-type="float">
            <text:p>85.56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86.0616666666667" calcext:value-type="float">
            <text:p>86.061666666666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86.5308333333333" calcext:value-type="float">
            <text:p>86.5308333333333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87.0058333333333" calcext:value-type="float">
            <text:p>87.0058333333333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87.4675" calcext:value-type="float">
            <text:p>87.4675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87.9308333333333" calcext:value-type="float">
            <text:p>87.9308333333333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88.3733333333333" calcext:value-type="float">
            <text:p>88.3733333333333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88.82" calcext:value-type="float">
            <text:p>88.82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89.7308333333334" calcext:value-type="float">
            <text:p>89.7308333333334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90.1641666666667" calcext:value-type="float">
            <text:p>90.1641666666667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90.5566666666667" calcext:value-type="float">
            <text:p>90.5566666666667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91.0091666666667" calcext:value-type="float">
            <text:p>91.0091666666667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1.4516666666667" calcext:value-type="float">
            <text:p>91.4516666666667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91.8608333333333" calcext:value-type="float">
            <text:p>91.8608333333333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92.2725" calcext:value-type="float">
            <text:p>92.2725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92.66" calcext:value-type="float">
            <text:p>92.66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3.0758333333333" calcext:value-type="float">
            <text:p>93.0758333333333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93.4358333333333" calcext:value-type="float">
            <text:p>93.4358333333333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93.8008333333334" calcext:value-type="float">
            <text:p>93.8008333333334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94.1691666666667" calcext:value-type="float">
            <text:p>94.1691666666667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94.4975" calcext:value-type="float">
            <text:p>94.4975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94.825" calcext:value-type="float">
            <text:p>94.825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95.1483333333333" calcext:value-type="float">
            <text:p>95.1483333333333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95.4383333333333" calcext:value-type="float">
            <text:p>95.438333333333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95.7541666666667" calcext:value-type="float">
            <text:p>95.7541666666667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95.9975" calcext:value-type="float">
            <text:p>95.997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96.2325" calcext:value-type="float">
            <text:p>96.2325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96.4725" calcext:value-type="float">
            <text:p>96.4725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96.7033333333334" calcext:value-type="float">
            <text:p>96.7033333333334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96.8983333333333" calcext:value-type="float">
            <text:p>96.8983333333333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97.0675" calcext:value-type="float">
            <text:p>97.0675</text:p>
          </table:table-cell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97.2358333333333" calcext:value-type="float">
            <text:p>97.2358333333333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97.3883333333333" calcext:value-type="float">
            <text:p>97.3883333333333</text:p>
          </table:table-cell>
        </table:table-row>
        <table:table-row table:style-name="ro1">
          <table:table-cell office:value-type="float" office:value="8.78333333333334" calcext:value-type="float">
            <text:p>8.78333333333334</text:p>
          </table:table-cell>
          <table:table-cell office:value-type="float" office:value="97.5333333333333" calcext:value-type="float">
            <text:p>97.5333333333333</text:p>
          </table:table-cell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97.6883333333333" calcext:value-type="float">
            <text:p>97.6883333333333</text:p>
          </table:table-cell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97.8075" calcext:value-type="float">
            <text:p>97.8075</text:p>
          </table:table-cell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97.925" calcext:value-type="float">
            <text:p>97.925</text:p>
          </table:table-cell>
        </table:table-row>
        <table:table-row table:style-name="ro1">
          <table:table-cell office:value-type="float" office:value="9.25833333333333" calcext:value-type="float">
            <text:p>9.25833333333333</text:p>
          </table:table-cell>
          <table:table-cell office:value-type="float" office:value="98.0666666666667" calcext:value-type="float">
            <text:p>98.0666666666667</text:p>
          </table:table-cell>
        </table:table-row>
        <table:table-row table:style-name="ro1">
          <table:table-cell office:value-type="float" office:value="9.65833333333333" calcext:value-type="float">
            <text:p>9.65833333333333</text:p>
          </table:table-cell>
          <table:table-cell office:value-type="float" office:value="98.2375" calcext:value-type="float">
            <text:p>98.2375</text:p>
          </table:table-cell>
        </table:table-row>
        <table:table-row table:style-name="ro1">
          <table:table-cell office:value-type="float" office:value="10.2083333333333" calcext:value-type="float">
            <text:p>10.2083333333333</text:p>
          </table:table-cell>
          <table:table-cell office:value-type="float" office:value="98.3958333333333" calcext:value-type="float">
            <text:p>98.3958333333333</text:p>
          </table:table-cell>
        </table:table-row>
        <table:table-row table:style-name="ro1">
          <table:table-cell office:value-type="float" office:value="10.7583333333333" calcext:value-type="float">
            <text:p>10.7583333333333</text:p>
          </table:table-cell>
          <table:table-cell office:value-type="float" office:value="98.5191666666667" calcext:value-type="float">
            <text:p>98.5191666666667</text:p>
          </table:table-cell>
        </table:table-row>
        <table:table-row table:style-name="ro1">
          <table:table-cell office:value-type="float" office:value="11.3083333333333" calcext:value-type="float">
            <text:p>11.3083333333333</text:p>
          </table:table-cell>
          <table:table-cell office:value-type="float" office:value="98.6116666666667" calcext:value-type="float">
            <text:p>98.6116666666667</text:p>
          </table:table-cell>
        </table:table-row>
        <table:table-row table:style-name="ro1">
          <table:table-cell office:value-type="float" office:value="11.8583333333333" calcext:value-type="float">
            <text:p>11.8583333333333</text:p>
          </table:table-cell>
          <table:table-cell office:value-type="float" office:value="98.6925" calcext:value-type="float">
            <text:p>98.6925</text:p>
          </table:table-cell>
        </table:table-row>
        <table:table-row table:style-name="ro1">
          <table:table-cell office:value-type="float" office:value="12.4083333333333" calcext:value-type="float">
            <text:p>12.4083333333333</text:p>
          </table:table-cell>
          <table:table-cell office:value-type="float" office:value="98.7625" calcext:value-type="float">
            <text:p>98.7625</text:p>
          </table:table-cell>
        </table:table-row>
        <table:table-row table:style-name="ro1">
          <table:table-cell office:value-type="float" office:value="12.9583333333333" calcext:value-type="float">
            <text:p>12.9583333333333</text:p>
          </table:table-cell>
          <table:table-cell office:value-type="float" office:value="98.8366666666667" calcext:value-type="float">
            <text:p>98.8366666666667</text:p>
          </table:table-cell>
        </table:table-row>
        <table:table-row table:style-name="ro1">
          <table:table-cell office:value-type="float" office:value="13.5083333333333" calcext:value-type="float">
            <text:p>13.5083333333333</text:p>
          </table:table-cell>
          <table:table-cell office:value-type="float" office:value="98.8925" calcext:value-type="float">
            <text:p>98.8925</text:p>
          </table:table-cell>
        </table:table-row>
        <table:table-row table:style-name="ro1">
          <table:table-cell office:value-type="float" office:value="14.1416666666667" calcext:value-type="float">
            <text:p>14.1416666666667</text:p>
          </table:table-cell>
          <table:table-cell office:value-type="float" office:value="98.9458333333333" calcext:value-type="float">
            <text:p>98.9458333333333</text:p>
          </table:table-cell>
        </table:table-row>
        <table:table-row table:style-name="ro1">
          <table:table-cell office:value-type="float" office:value="14.6916666666667" calcext:value-type="float">
            <text:p>14.6916666666667</text:p>
          </table:table-cell>
          <table:table-cell office:value-type="float" office:value="98.9991666666667" calcext:value-type="float">
            <text:p>98.9991666666667</text:p>
          </table:table-cell>
        </table:table-row>
        <table:table-row table:style-name="ro1">
          <table:table-cell office:value-type="float" office:value="15.575" calcext:value-type="float">
            <text:p>15.575</text:p>
          </table:table-cell>
          <table:table-cell office:value-type="float" office:value="99.0508333333333" calcext:value-type="float">
            <text:p>99.0508333333333</text:p>
          </table:table-cell>
        </table:table-row>
        <table:table-row table:style-name="ro1">
          <table:table-cell office:value-type="float" office:value="16.7916666666667" calcext:value-type="float">
            <text:p>16.7916666666667</text:p>
          </table:table-cell>
          <table:table-cell office:value-type="float" office:value="99.0866666666667" calcext:value-type="float">
            <text:p>99.0866666666667</text:p>
          </table:table-cell>
        </table:table-row>
        <table:table-row table:style-name="ro1">
          <table:table-cell office:value-type="float" office:value="28.5083333333333" calcext:value-type="float">
            <text:p>28.5083333333333</text:p>
          </table:table-cell>
          <table:table-cell office:value-type="float" office:value="99.1325" calcext:value-type="float">
            <text:p>99.1325</text:p>
          </table:table-cell>
        </table:table-row>
        <table:table-row table:style-name="ro1">
          <table:table-cell office:value-type="float" office:value="30.8083333333333" calcext:value-type="float">
            <text:p>30.8083333333333</text:p>
          </table:table-cell>
          <table:table-cell office:value-type="float" office:value="99.1908333333333" calcext:value-type="float">
            <text:p>99.1908333333333</text:p>
          </table:table-cell>
        </table:table-row>
        <table:table-row table:style-name="ro1">
          <table:table-cell office:value-type="float" office:value="31.3416666666667" calcext:value-type="float">
            <text:p>31.3416666666667</text:p>
          </table:table-cell>
          <table:table-cell office:value-type="float" office:value="99.255" calcext:value-type="float">
            <text:p>99.255</text:p>
          </table:table-cell>
        </table:table-row>
        <table:table-row table:style-name="ro1">
          <table:table-cell office:value-type="float" office:value="40.4583333333333" calcext:value-type="float">
            <text:p>40.4583333333333</text:p>
          </table:table-cell>
          <table:table-cell office:value-type="float" office:value="99.315" calcext:value-type="float">
            <text:p>99.315</text:p>
          </table:table-cell>
        </table:table-row>
        <table:table-row table:style-name="ro1">
          <table:table-cell office:value-type="float" office:value="41.3166666666667" calcext:value-type="float">
            <text:p>41.3166666666667</text:p>
          </table:table-cell>
          <table:table-cell office:value-type="float" office:value="99.4025" calcext:value-type="float">
            <text:p>99.4025</text:p>
          </table:table-cell>
        </table:table-row>
        <table:table-row table:style-name="ro1">
          <table:table-cell office:value-type="float" office:value="43.2416666666667" calcext:value-type="float">
            <text:p>43.2416666666667</text:p>
          </table:table-cell>
          <table:table-cell office:value-type="float" office:value="99.4825" calcext:value-type="float">
            <text:p>99.4825</text:p>
          </table:table-cell>
        </table:table-row>
        <table:table-row table:style-name="ro1">
          <table:table-cell office:value-type="float" office:value="45.0833333333333" calcext:value-type="float">
            <text:p>45.0833333333333</text:p>
          </table:table-cell>
          <table:table-cell office:value-type="float" office:value="99.5458333333334" calcext:value-type="float">
            <text:p>99.54583333333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058333333333" calcext:value-type="float">
            <text:p>99.6058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6441666666667" calcext:value-type="float">
            <text:p>99.6441666666667</text:p>
          </table:table-cell>
        </table:table-row>
        <table:table-row table:style-name="ro1">
          <table:table-cell office:value-type="float" office:value="48.8333333333333" calcext:value-type="float">
            <text:p>48.8333333333333</text:p>
          </table:table-cell>
          <table:table-cell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49.4166666666667" calcext:value-type="float">
            <text:p>49.4166666666667</text:p>
          </table:table-cell>
          <table:table-cell office:value-type="float" office:value="99.6933333333333" calcext:value-type="float">
            <text:p>99.69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51.4166666666667" calcext:value-type="float">
            <text:p>51.4166666666667</text:p>
          </table:table-cell>
          <table:table-cell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99.7416666666667" calcext:value-type="float">
            <text:p>99.7416666666667</text:p>
          </table:table-cell>
        </table:table-row>
        <table:table-row table:style-name="ro1">
          <table:table-cell office:value-type="float" office:value="53.1666666666667" calcext:value-type="float">
            <text:p>53.1666666666667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58.0833333333333" calcext:value-type="float">
            <text:p>58.0833333333333</text:p>
          </table:table-cell>
          <table:table-cell office:value-type="float" office:value="99.7725" calcext:value-type="float">
            <text:p>99.7725</text:p>
          </table:table-cell>
        </table:table-row>
        <table:table-row table:style-name="ro1">
          <table:table-cell office:value-type="float" office:value="58.5833333333333" calcext:value-type="float">
            <text:p>58.5833333333333</text:p>
          </table:table-cell>
          <table:table-cell office:value-type="float" office:value="99.785" calcext:value-type="float">
            <text:p>99.785</text:p>
          </table:table-cell>
        </table:table-row>
        <table:table-row table:style-name="ro1">
          <table:table-cell office:value-type="float" office:value="59.1666666666667" calcext:value-type="float">
            <text:p>59.1666666666667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59.8333333333333" calcext:value-type="float">
            <text:p>59.8333333333333</text:p>
          </table:table-cell>
          <table:table-cell office:value-type="float" office:value="99.7975" calcext:value-type="float">
            <text:p>99.7975</text:p>
          </table:table-cell>
        </table:table-row>
        <table:table-row table:style-name="ro1">
          <table:table-cell office:value-type="float" office:value="60.5833333333333" calcext:value-type="float">
            <text:p>60.5833333333333</text:p>
          </table:table-cell>
          <table:table-cell office:value-type="float" office:value="99.8041666666667" calcext:value-type="float">
            <text:p>99.8041666666667</text:p>
          </table:table-cell>
        </table:table-row>
        <table:table-row table:style-name="ro1">
          <table:table-cell office:value-type="float" office:value="61.1666666666667" calcext:value-type="float">
            <text:p>61.1666666666667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99.8191666666667" calcext:value-type="float">
            <text:p>99.8191666666667</text:p>
          </table:table-cell>
        </table:table-row>
        <table:table-row table:style-name="ro1">
          <table:table-cell office:value-type="float" office:value="63.1666666666667" calcext:value-type="float">
            <text:p>63.1666666666667</text:p>
          </table:table-cell>
          <table:table-cell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64.1666666666667" calcext:value-type="float">
            <text:p>64.1666666666667</text:p>
          </table:table-cell>
          <table:table-cell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375" calcext:value-type="float">
            <text:p>99.8375</text:p>
          </table:table-cell>
        </table:table-row>
        <table:table-row table:style-name="ro1">
          <table:table-cell office:value-type="float" office:value="65.6666666666667" calcext:value-type="float">
            <text:p>65.6666666666667</text:p>
          </table:table-cell>
          <table:table-cell office:value-type="float" office:value="99.8441666666667" calcext:value-type="float">
            <text:p>99.8441666666667</text:p>
          </table:table-cell>
        </table:table-row>
        <table:table-row table:style-name="ro1">
          <table:table-cell office:value-type="float" office:value="66.6666666666667" calcext:value-type="float">
            <text:p>66.6666666666667</text:p>
          </table:table-cell>
          <table:table-cell office:value-type="float" office:value="99.8525" calcext:value-type="float">
            <text:p>99.8525</text:p>
          </table:table-cell>
        </table:table-row>
        <table:table-row table:style-name="ro1">
          <table:table-cell office:value-type="float" office:value="67.5833333333333" calcext:value-type="float">
            <text:p>67.5833333333333</text:p>
          </table:table-cell>
          <table:table-cell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69.25" calcext:value-type="float">
            <text:p>69.25</text:p>
          </table:table-cell>
          <table:table-cell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70.4166666666667" calcext:value-type="float">
            <text:p>70.4166666666667</text:p>
          </table:table-cell>
          <table:table-cell office:value-type="float" office:value="99.8675" calcext:value-type="float">
            <text:p>99.8675</text:p>
          </table:table-cell>
        </table:table-row>
        <table:table-row table:style-name="ro1">
          <table:table-cell office:value-type="float" office:value="71.0833333333333" calcext:value-type="float">
            <text:p>71.0833333333333</text:p>
          </table:table-cell>
          <table:table-cell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72.0833333333333" calcext:value-type="float">
            <text:p>72.0833333333333</text:p>
          </table:table-cell>
          <table:table-cell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73.4166666666667" calcext:value-type="float">
            <text:p>73.4166666666667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4.3333333333333" calcext:value-type="float">
            <text:p>74.3333333333333</text:p>
          </table:table-cell>
          <table:table-cell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78.0833333333333" calcext:value-type="float">
            <text:p>78.0833333333333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79.6666666666667" calcext:value-type="float">
            <text:p>79.6666666666667</text:p>
          </table:table-cell>
          <table:table-cell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99.9225" calcext:value-type="float">
            <text:p>99.9225</text:p>
          </table:table-cell>
        </table:table-row>
        <table:table-row table:style-name="ro1">
          <table:table-cell office:value-type="float" office:value="81.5833333333334" calcext:value-type="float">
            <text:p>81.5833333333334</text:p>
          </table:table-cell>
          <table:table-cell office:value-type="float" office:value="99.9291666666667" calcext:value-type="float">
            <text:p>99.9291666666667</text:p>
          </table:table-cell>
        </table:table-row>
        <table:table-row table:style-name="ro1">
          <table:table-cell office:value-type="float" office:value="83.75" calcext:value-type="float">
            <text:p>83.75</text:p>
          </table:table-cell>
          <table:table-cell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85.5833333333333" calcext:value-type="float">
            <text:p>85.5833333333333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87.4166666666667" calcext:value-type="float">
            <text:p>87.4166666666667</text:p>
          </table:table-cell>
          <table:table-cell office:value-type="float" office:value="99.9458333333333" calcext:value-type="float">
            <text:p>99.9458333333333</text:p>
          </table:table-cell>
        </table:table-row>
        <table:table-row table:style-name="ro1">
          <table:table-cell office:value-type="float" office:value="94.0833333333334" calcext:value-type="float">
            <text:p>94.0833333333334</text:p>
          </table:table-cell>
          <table:table-cell office:value-type="float" office:value="99.9533333333334" calcext:value-type="float">
            <text:p>99.9533333333334</text:p>
          </table:table-cell>
        </table:table-row>
        <table:table-row table:style-name="ro1">
          <table:table-cell office:value-type="float" office:value="100.166666666667" calcext:value-type="float">
            <text:p>100.166666666667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109.666666666667" calcext:value-type="float">
            <text:p>109.666666666667</text:p>
          </table:table-cell>
          <table:table-cell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11.833333333333" calcext:value-type="float">
            <text:p>111.833333333333</text:p>
          </table:table-cell>
          <table:table-cell office:value-type="float" office:value="99.9708333333333" calcext:value-type="float">
            <text:p>99.9708333333333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27.583333333333" calcext:value-type="float">
            <text:p>127.583333333333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58.083333333333" calcext:value-type="float">
            <text:p>158.083333333333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63.166666666667" calcext:value-type="float">
            <text:p>163.166666666667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86.916666666667" calcext:value-type="float">
            <text:p>186.916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88.166666666667" calcext:value-type="float">
            <text:p>188.166666666667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89.833333333333" calcext:value-type="float">
            <text:p>189.833333333333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2.333333333333" calcext:value-type="float">
            <text:p>192.3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30.666666666667" calcext:value-type="float">
            <text:p>230.66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19:27.59202262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27:01.316536568</dc:date>
    <meta:editing-duration>PT57M15S</meta:editing-duration>
    <meta:editing-cycles>35</meta:editing-cycles>
    <meta:generator>LibreOffice/5.3.1.2$Linux_X86_64 LibreOffice_project/30m0$Build-2</meta:generator>
    <meta:document-statistic meta:table-count="1" meta:cell-count="2661" meta:object-count="0"/>
  </office:meta>
</office:document-meta>
</file>